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size="22pt" style:font-size-asian="22pt" style:font-size-complex="22pt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1">
      <style:text-properties fo:color="#000000" fo:font-size="10pt" style:font-size-asian="10pt" style:font-size-complex="10pt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3">
      <style:text-properties fo:color="#006100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C6EFCE" fo:border="1pt solid #000000"/>
    </style:style>
    <style:style style:parent-style-name="Default" style:data-style-name="" style:family="table-cell" style:name="ce14">
      <style:text-properties fo:color="#006100" fo:font-size="11pt" style:font-size-asian="11pt" style:font-size-complex="11pt" fo:font-style="normal" fo:font-weight="bold"/>
      <style:paragraph-properties style:writing-mode="page"/>
      <style:table-cell-properties fo:background-color="#C6EFCE" fo:border="1pt solid #00000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-right="1pt solid #000000"/>
    </style:style>
    <style:style style:parent-style-name="Default" style:data-style-name="" style:family="table-cell" style:name="ce16">
      <style:text-properties fo:color="#0061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6EFCE" fo:border-top="1pt solid #000000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-left="1pt solid #000000"/>
    </style:style>
    <style:style style:parent-style-name="Default" style:data-style-name="NF10001" style:family="table-cell" style:name="ce18">
      <style:text-properties fo:color="#000000" fo:font-size="10pt" style:font-size-asian="10pt" style:font-size-complex="10pt" fo:font-style="normal" fo:font-weight="bold"/>
      <style:paragraph-properties fo:text-align="start" style:writing-mode="page"/>
      <style:table-cell-properties style:text-align-source="fix" fo:background-color="#92D050" fo:border-top="1pt solid #000000" fo:border-left="1pt solid #000000" fo:border-right="1pt solid #000000"/>
    </style:style>
    <style:style style:parent-style-name="Default" style:data-style-name="" style:family="table-cell" style:name="ce19">
      <style:text-properties fo:color="#006100" fo:font-size="11pt" style:font-size-asian="11pt" style:font-size-complex="11pt" fo:font-style="normal" fo:font-weight="normal"/>
      <style:paragraph-properties style:writing-mode="page"/>
      <style:table-cell-properties fo:background-color="#C6EFCE" fo:border="1pt solid #000000"/>
    </style:style>
    <style:style style:parent-style-name="Default" style:data-style-name="" style:family="table-cell" style:name="ce20">
      <style:text-properties fo:color="#006100" fo:font-size="14pt" style:font-size-asian="14pt" style:font-size-complex="14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top="1pt solid #000000" fo:border-left="1pt solid #000000" fo:border-right="1pt solid #000000"/>
    </style:style>
    <style:style style:parent-style-name="Default" style:data-style-name="" style:family="table-cell" style:name="ce21">
      <style:text-properties fo:color="#0061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6EFCE" fo:border="1pt solid #000000"/>
    </style:style>
    <style:style style:parent-style-name="Default" style:data-style-name="" style:family="table-cell" style:name="ce22">
      <style:text-properties fo:color="#006100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C6EFCE" fo:border-left="1pt solid #000000" fo:border-right="1pt solid #000000"/>
    </style:style>
    <style:style style:parent-style-name="Default" style:data-style-name="" style:family="table-cell" style:name="ce23">
      <style:text-properties fo:color="#006100" fo:font-size="14pt" style:font-size-asian="14pt" style:font-size-complex="14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left="1pt solid #000000" fo:border-right="1pt solid #000000"/>
    </style:style>
    <style:style style:parent-style-name="Default" style:data-style-name="" style:family="table-cell" style:name="ce24">
      <style:text-properties fo:color="#9C0006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C7CE" fo:border="1pt solid #000000"/>
    </style:style>
    <style:style style:parent-style-name="Default" style:data-style-name="" style:family="table-cell" style:name="ce25">
      <style:text-properties fo:color="#006100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C6EFCE" fo:border-bottom="1pt solid #000000" fo:border-left="1pt solid #000000" fo:border-right="1pt solid #000000"/>
    </style:style>
    <style:style style:parent-style-name="Default" style:data-style-name="" style:family="table-cell" style:name="ce26">
      <style:text-properties fo:color="#006100" fo:font-size="14pt" style:font-size-asian="14pt" style:font-size-complex="14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bottom="1pt solid #000000" fo:border-left="1pt solid #000000" fo:border-right="1pt solid #000000"/>
    </style:style>
    <style:style style:parent-style-name="Default" style:data-style-name="" style:family="table-cell" style:name="ce27">
      <style:text-properties fo:color="#0061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top="1pt solid #000000" fo:border-left="1pt solid #000000" fo:border-right="1pt solid #000000"/>
    </style:style>
    <style:style style:parent-style-name="Default" style:data-style-name="" style:family="table-cell" style:name="ce28">
      <style:text-properties fo:color="#0061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ackground-color="#C6EFCE" fo:border-left="1pt solid #000000" fo:border-right="1pt solid #000000"/>
    </style:style>
    <style:style style:parent-style-name="Default" style:data-style-name="" style:family="table-cell" style:name="ce29">
      <style:text-properties fo:color="#0061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left="1pt solid #000000" fo:border-right="1pt solid #000000"/>
    </style:style>
    <style:style style:parent-style-name="Default" style:data-style-name="" style:family="table-cell" style:name="ce30">
      <style:text-properties fo:color="#0061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ackground-color="#C6EFCE" fo:border-bottom="1pt solid #000000" fo:border-left="1pt solid #000000" fo:border-right="1pt solid #000000"/>
    </style:style>
    <style:style style:parent-style-name="Default" style:data-style-name="" style:family="table-cell" style:name="ce31">
      <style:text-properties fo:color="#0061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-bottom="1pt solid #000000" fo:border-left="1pt solid #000000" fo:border-right="1pt solid #000000"/>
    </style:style>
    <style:style style:parent-style-name="Default" style:data-style-name="" style:family="table-cell" style:name="ce32">
      <style:text-properties fo:color="#3F3F7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C99" fo:border="1pt solid #7F7F7F"/>
    </style:style>
    <style:style style:parent-style-name="Default" style:data-style-name="NF10001" style:family="table-cell" style:name="ce33">
      <style:text-properties fo:color="#3F3F7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C99" fo:border="1pt solid #7F7F7F"/>
    </style:style>
    <style:style style:parent-style-name="Default" style:data-style-name="" style:family="table-cell" style:name="ce34">
      <style:text-properties fo:color="#3F3F76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FCC99" fo:border="1pt solid #7F7F7F"/>
    </style:style>
    <style:style style:parent-style-name="Default" style:data-style-name="" style:family="table-cell" style:name="ce35">
      <style:text-properties fo:color="#3F3F76" fo:font-size="11pt" style:font-size-asian="11pt" style:font-size-complex="11pt" fo:font-style="normal" fo:font-weight="normal"/>
      <style:paragraph-properties style:writing-mode="page"/>
      <style:table-cell-properties fo:background-color="#FFCC99" fo:border="1pt solid #7F7F7F"/>
    </style:style>
    <style:style style:parent-style-name="Default" style:data-style-name="" style:family="table-cell" style:name="ce36">
      <style:text-properties fo:color="#006100" fo:font-size="11pt" style:font-size-asian="11pt" style:font-size-complex="11pt" fo:font-style="normal" fo:font-weight="normal"/>
      <style:paragraph-properties style:writing-mode="page"/>
      <style:table-cell-properties fo:background-color="#C6EFCE" fo:border-top="1pt solid #000000" fo:border-bottom="1pt solid #000000" fo:border-left="1pt solid #000000"/>
    </style:style>
    <style:style style:parent-style-name="Default" style:data-style-name="" style:family="table-cell" style:name="ce37">
      <style:text-properties fo:color="#006100" fo:font-size="10pt" style:font-size-asian="10pt" style:font-size-complex="10pt" fo:font-style="normal" fo:font-weight="normal"/>
      <style:paragraph-properties style:writing-mode="page"/>
      <style:table-cell-properties fo:background-color="#C6EFCE" fo:border="1pt solid #000000"/>
    </style:style>
    <style:style style:parent-style-name="Default" style:data-style-name="" style:family="table-cell" style:name="ce38">
      <style:text-properties fo:color="#000000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DE9D9" fo:border="1pt solid #7F7F7F"/>
    </style:style>
    <style:style style:parent-style-name="Default" style:data-style-name="" style:family="table-cell" style:name="ce39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DE9D9" fo:border="1pt solid #7F7F7F"/>
    </style:style>
    <style:style style:parent-style-name="Default" style:data-style-name="" style:family="table-cell" style:name="ce40">
      <style:text-properties fo:color="#0061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6EFCE" fo:border="1pt solid #000000"/>
    </style:style>
    <style:style style:parent-style-name="Default" style:data-style-name="" style:family="table-cell" style:name="ce41">
      <style:text-properties fo:color="#9C0006" fo:font-size="11pt" style:font-size-asian="11pt" style:font-size-complex="11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FFC7CE" fo:border-top="1pt solid #000000" fo:border-left="1pt solid #000000" fo:border-right="1pt solid #000000"/>
    </style:style>
    <style:style style:parent-style-name="Default" style:data-style-name="" style:family="table-cell" style:name="ce42">
      <style:text-properties fo:color="#000000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DE9D9" fo:border="1pt solid #7F7F7F"/>
    </style:style>
    <style:style style:parent-style-name="Default" style:data-style-name="NF10003" style:family="table-cell" style:name="ce43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DE9D9" fo:border="1pt solid #7F7F7F"/>
    </style:style>
    <style:style style:parent-style-name="Default" style:data-style-name="" style:family="table-cell" style:name="ce44">
      <style:text-properties fo:color="#9C0006" fo:font-size="11pt" style:font-size-asian="11pt" style:font-size-complex="11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FFC7CE" fo:border-bottom="1pt solid #000000" fo:border-left="1pt solid #000000" fo:border-right="1pt solid #000000"/>
    </style:style>
    <style:style style:parent-style-name="Default" style:data-style-name="" style:family="table-cell" style:name="ce45">
      <style:text-properties fo:color="#006100" fo:font-size="11pt" style:font-size-asian="11pt" style:font-size-complex="11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top="1pt solid #000000" fo:border-left="1pt solid #000000" fo:border-right="1pt solid #000000"/>
    </style:style>
    <style:style style:parent-style-name="Default" style:data-style-name="" style:family="table-cell" style:name="ce46">
      <style:text-properties fo:color="#006100" fo:font-size="11pt" style:font-size-asian="11pt" style:font-size-complex="11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bottom="1pt solid #000000" fo:border-left="1pt solid #000000" fo:border-right="1pt solid #000000"/>
    </style:style>
    <style:style style:parent-style-name="Default" style:data-style-name="" style:family="table-cell" style:name="ce47">
      <style:text-properties fo:color="#9C0006" fo:font-size="11pt" style:font-size-asian="11pt" style:font-size-complex="11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FFC7CE" fo:border="1pt solid #000000"/>
    </style:style>
    <style:style style:parent-style-name="Default" style:data-style-name="" style:family="table-cell" style:name="ce48">
      <style:text-properties fo:color="#3F3F76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FFCC99" fo:border-top="1pt solid #000000" fo:border-bottom="1pt solid #7F7F7F" fo:border-left="1pt solid #000000" fo:border-right="1pt solid #7F7F7F"/>
    </style:style>
    <style:style style:parent-style-name="Default" style:data-style-name="" style:family="table-cell" style:name="ce49">
      <style:text-properties fo:color="#3F3F76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FFCC99" fo:border-top="1pt solid #000000" fo:border-bottom="1pt solid #7F7F7F" fo:border-left="1pt solid #7F7F7F" fo:border-right="1pt solid #7F7F7F"/>
    </style:style>
    <style:style style:parent-style-name="Default" style:data-style-name="" style:family="table-cell" style:name="ce50">
      <style:text-properties fo:color="#3F3F76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#FFCC99" fo:border-top="1pt solid #000000" fo:border-bottom="1pt solid #7F7F7F" fo:border-left="1pt solid #7F7F7F" fo:border-right="1pt solid #00000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2">
      <style:text-properties fo:color="#9C0006" fo:font-size="11pt" style:font-size-asian="11pt" style:font-size-complex="11pt" fo:font-style="normal" fo:font-weight="bold"/>
      <style:paragraph-properties style:writing-mode="page"/>
      <style:table-cell-properties fo:background-color="#FFC7CE" fo:border="1pt solid #000000"/>
    </style:style>
    <style:style style:parent-style-name="Default" style:data-style-name="NF10001" style:family="table-cell" style:name="ce53">
      <style:text-properties fo:color="#3F3F7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C99" fo:border-top="1pt solid #7F7F7F" fo:border-bottom="1pt solid #7F7F7F" fo:border-left="1pt solid #000000" fo:border-right="1pt solid #7F7F7F"/>
    </style:style>
    <style:style style:parent-style-name="Default" style:data-style-name="" style:family="table-cell" style:name="ce54">
      <style:text-properties fo:color="#3F3F76" fo:font-size="11pt" style:font-size-asian="11pt" style:font-size-complex="11pt" fo:font-style="normal" fo:font-weight="normal"/>
      <style:paragraph-properties style:writing-mode="page"/>
      <style:table-cell-properties fo:background-color="#FFCC99" fo:border-top="1pt solid #7F7F7F" fo:border-bottom="1pt solid #7F7F7F" fo:border-left="1pt solid #7F7F7F" fo:border-right="1pt solid #000000"/>
    </style:style>
    <style:style style:parent-style-name="Default" style:data-style-name="NF10001" style:family="table-cell" style:name="ce55">
      <style:text-properties fo:color="#9C000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7CE" fo:border="1pt solid #000000"/>
    </style:style>
    <style:style style:parent-style-name="Default" style:data-style-name="" style:family="table-cell" style:name="ce56">
      <style:text-properties fo:color="#9C0006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FC7CE" fo:border="1pt solid #000000"/>
    </style:style>
    <style:style style:parent-style-name="Default" style:data-style-name="" style:family="table-cell" style:name="ce57">
      <style:text-properties fo:color="#9C0006" fo:font-size="11pt" style:font-size-asian="11pt" style:font-size-complex="11pt" fo:font-style="normal" fo:font-weight="normal"/>
      <style:paragraph-properties style:writing-mode="page"/>
      <style:table-cell-properties fo:background-color="#FFC7CE" fo:border="1pt solid #000000"/>
    </style:style>
    <style:style style:parent-style-name="Default" style:data-style-name="" style:family="table-cell" style:name="ce58">
      <style:text-properties fo:color="#3F3F7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C99" fo:border-top="1pt solid #7F7F7F" fo:border-bottom="1pt solid #7F7F7F" fo:border-left="1pt solid #000000" fo:border-right="1pt solid #7F7F7F"/>
    </style:style>
    <style:style style:parent-style-name="Default" style:data-style-name="" style:family="table-cell" style:name="ce59">
      <style:text-properties fo:color="#9C000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7CE" fo:border="1pt solid #000000"/>
    </style:style>
    <style:style style:parent-style-name="Default" style:data-style-name="" style:family="table-cell" style:name="ce60">
      <style:text-properties fo:color="#3F3F76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#FFCC99" fo:border-top="1pt solid #7F7F7F" fo:border-bottom="1pt solid #000000" fo:border-left="1pt solid #000000" fo:border-right="1pt solid #7F7F7F"/>
    </style:style>
    <style:style style:parent-style-name="Default" style:data-style-name="" style:family="table-cell" style:name="ce61">
      <style:text-properties fo:color="#3F3F76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FCC99" fo:border-top="1pt solid #7F7F7F" fo:border-bottom="1pt solid #000000" fo:border-left="1pt solid #7F7F7F" fo:border-right="1pt solid #7F7F7F"/>
    </style:style>
    <style:style style:parent-style-name="Default" style:data-style-name="" style:family="table-cell" style:name="ce62">
      <style:text-properties fo:color="#3F3F76" fo:font-size="11pt" style:font-size-asian="11pt" style:font-size-complex="11pt" fo:font-style="normal" fo:font-weight="normal"/>
      <style:paragraph-properties style:writing-mode="page"/>
      <style:table-cell-properties fo:background-color="#FFCC99" fo:border-top="1pt solid #7F7F7F" fo:border-bottom="1pt solid #000000" fo:border-left="1pt solid #7F7F7F" fo:border-right="1pt solid #000000"/>
    </style:style>
    <style:style style:parent-style-name="Default" style:data-style-name="" style:family="table-cell" style:name="ce63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F2DBDB" fo:border-bottom="1pt solid #7F7F7F" fo:border-left="1pt solid #000000" fo:border-right="1pt solid #7F7F7F"/>
    </style:style>
    <style:style style:parent-style-name="Default" style:data-style-name="" style:family="table-cell" style:name="ce64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F2DBDB" fo:border-bottom="1pt solid #7F7F7F" fo:border-left="1pt solid #7F7F7F" fo:border-right="1pt solid #000000"/>
    </style:style>
    <style:style style:parent-style-name="Default" style:data-style-name="" style:family="table-cell" style:name="ce6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F2DBDB" fo:border-top="1pt solid #7F7F7F" fo:border-bottom="1pt solid #000000" fo:border-left="1pt solid #000000" fo:border-right="1pt solid #7F7F7F"/>
    </style:style>
    <style:style style:parent-style-name="Default" style:data-style-name="" style:family="table-cell" style:name="ce66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F2DBDB" fo:border-top="1pt solid #7F7F7F" fo:border-bottom="1pt solid #000000" fo:border-left="1pt solid #7F7F7F" fo:border-right="1pt solid #000000"/>
    </style:style>
    <style:style style:parent-style-name="Default" style:data-style-name="" style:family="table-cell" style:name="ce6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3" style:family="table-cell" style:name="ce68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F2DBDB" fo:border-top="1pt solid #7F7F7F" fo:border-bottom="1pt solid #000000" fo:border-left="1pt solid #7F7F7F" fo:border-right="1pt solid #000000"/>
    </style:style>
    <style:style style:parent-style-name="Good" style:data-style-name="" style:family="table-cell" style:name="ce69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1pt solid #000000" fo:border-bottom="none" fo:border-left="1pt solid #000000" fo:border-right="none"/>
    </style:style>
    <style:style style:parent-style-name="Good" style:data-style-name="" style:family="table-cell" style:name="ce70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1pt solid #000000" fo:border-bottom="none" fo:border-left="none" fo:border-right="none"/>
    </style:style>
    <style:style style:parent-style-name="Good" style:data-style-name="" style:family="table-cell" style:name="ce71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1pt solid #000000" fo:border-bottom="none" fo:border-left="none" fo:border-right="1pt solid #000000"/>
    </style:style>
    <style:style style:parent-style-name="Good" style:data-style-name="" style:family="table-cell" style:name="ce7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none" fo:border-bottom="1pt solid #000000" fo:border-left="1pt solid #000000" fo:border-right="none"/>
    </style:style>
    <style:style style:parent-style-name="Good" style:data-style-name="" style:family="table-cell" style:name="ce73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none" fo:border-bottom="1pt solid #000000" fo:border-left="none" fo:border-right="none"/>
    </style:style>
    <style:style style:parent-style-name="Good" style:data-style-name="" style:family="table-cell" style:name="ce74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D6B1" fo:border-top="none" fo:border-bottom="1pt solid #000000" fo:border-left="none" fo:border-right="1pt solid #000000"/>
    </style:style>
    <style:style style:parent-style-name="Good" style:data-style-name="" style:family="table-cell" style:name="ce75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="1pt solid #000000"/>
    </style:style>
    <style:style style:parent-style-name="Good" style:data-style-name="" style:family="table-cell" style:name="ce76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-top="1pt solid #000000" fo:border-bottom="1pt solid #000000" fo:border-left="none" fo:border-right="none"/>
    </style:style>
    <style:style style:parent-style-name="Good" style:data-style-name="" style:family="table-cell" style:name="ce77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C6EFCE" fo:border="1pt solid #000000"/>
    </style:style>
    <style:style style:parent-style-name="Good" style:data-style-name="" style:family="table-cell" style:name="ce78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-top="1pt solid #000000" fo:border-bottom="1pt solid #000000" fo:border-left="1pt solid #000000" fo:border-right="none"/>
    </style:style>
    <style:style style:parent-style-name="Good" style:data-style-name="" style:family="table-cell" style:name="ce79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-top="1pt solid #000000" fo:border-bottom="1pt solid #000000" fo:border-left="none" fo:border-right="1pt solid #000000"/>
    </style:style>
    <style:style style:parent-style-name="Good" style:data-style-name="" style:family="table-cell" style:name="ce80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C6EFCE" fo:border-top="1pt solid #000000" fo:border-bottom="none" fo:border-left="1pt solid #000000" fo:border-right="1pt solid #000000"/>
    </style:style>
    <style:style style:parent-style-name="Good" style:data-style-name="" style:family="table-cell" style:name="ce81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C6EFCE" fo:border-top="1pt solid #000000" fo:border-bottom="none" fo:border-left="1pt solid #000000" fo:border-right="1pt solid #000000"/>
    </style:style>
    <style:style style:parent-style-name="Good" style:data-style-name="NF10003" style:family="table-cell" style:name="ce8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vertical-align="middle" style:writing-mode="page"/>
      <style:table-cell-properties style:vertical-align="middle" style:text-align-source="fix" fo:background-color="#C6EFCE" fo:border-top="1pt solid #000000" fo:border-bottom="none" fo:border-left="1pt solid #000000" fo:border-right="none"/>
    </style:style>
    <style:style style:parent-style-name="Good" style:data-style-name="" style:family="table-cell" style:name="ce83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vertical-align="middle" style:writing-mode="page"/>
      <style:table-cell-properties style:vertical-align="middle" style:text-align-source="fix" fo:background-color="#C6EFCE" fo:border-top="1pt solid #000000" fo:border-bottom="none" fo:border-left="none" fo:border-right="1pt solid #000000"/>
    </style:style>
    <style:style style:parent-style-name="Good" style:data-style-name="" style:family="table-cell" style:name="ce84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C6EFCE" fo:border-top="none" fo:border-bottom="1pt solid #000000" fo:border-left="1pt solid #000000" fo:border-right="1pt solid #000000"/>
    </style:style>
    <style:style style:parent-style-name="Good" style:data-style-name="" style:family="table-cell" style:name="ce85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C6EFCE" fo:border-top="none" fo:border-bottom="1pt solid #000000" fo:border-left="1pt solid #000000" fo:border-right="1pt solid #000000"/>
    </style:style>
    <style:style style:parent-style-name="Good" style:data-style-name="" style:family="table-cell" style:name="ce86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vertical-align="middle" style:writing-mode="page"/>
      <style:table-cell-properties style:vertical-align="middle" style:text-align-source="fix" fo:background-color="#C6EFCE" fo:border-top="none" fo:border-bottom="1pt solid #000000" fo:border-left="1pt solid #000000" fo:border-right="none"/>
    </style:style>
    <style:style style:parent-style-name="Good" style:data-style-name="" style:family="table-cell" style:name="ce87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vertical-align="middle" style:writing-mode="page"/>
      <style:table-cell-properties style:vertical-align="middle" style:text-align-source="fix" fo:background-color="#C6EFCE" fo:border-top="none" fo:border-bottom="1pt solid #000000" fo:border-left="none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058cm" style:use-optimal-column-width="false" fo:break-before="auto"/>
    </style:style>
    <style:style style:family="table-column" style:name="co3">
      <style:table-column-properties style:column-width="3.387cm" style:use-optimal-column-width="false" fo:break-before="auto"/>
    </style:style>
    <style:style style:family="table-column" style:name="co4">
      <style:table-column-properties style:column-width="2.54cm" style:use-optimal-column-width="false" fo:break-before="auto"/>
    </style:style>
    <style:style style:family="table-column" style:name="co5">
      <style:table-column-properties style:column-width="3.837cm" style:use-optimal-column-width="false" fo:break-before="auto"/>
    </style:style>
    <style:style style:family="table-column" style:name="co6">
      <style:table-column-properties style:column-width="3.228cm" style:use-optimal-column-width="false" fo:break-before="auto"/>
    </style:style>
    <style:style style:family="table-column" style:name="co7">
      <style:table-column-properties style:column-width="2.196cm" style:use-optimal-column-width="false" fo:break-before="auto"/>
    </style:style>
    <style:style style:family="table-column" style:name="co8">
      <style:table-column-properties style:column-width="4.525cm" style:use-optimal-column-width="false" fo:break-before="auto"/>
    </style:style>
    <style:style style:family="table-column" style:name="co9">
      <style:table-column-properties style:column-width="3.149cm" style:use-optimal-column-width="false" fo:break-before="auto"/>
    </style:style>
    <style:style style:family="table-column" style:name="co10">
      <style:table-column-properties style:column-width="2.646cm" style:use-optimal-column-width="false" fo:break-before="auto"/>
    </style:style>
    <style:style style:family="table-column" style:name="co11">
      <style:table-column-properties style:column-width="1.085cm" style:use-optimal-column-width="false" fo:break-before="auto"/>
    </style:style>
    <style:style style:family="table-column" style:name="co12">
      <style:table-column-properties style:column-width="4.154cm" style:use-optimal-column-width="false" fo:break-before="auto"/>
    </style:style>
    <style:style style:family="table-column" style:name="co13">
      <style:table-column-properties style:column-width="2.434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3.5pt" style:use-optimal-row-height="false" fo:break-before="auto"/>
    </style:style>
    <style:style style:family="text" style:name="T1">
      <style:text-properties fo:color="#000000" fo:font-family="Calibri" fo:font-size="22pt" fo:font-style="normal" style:text-underline-type="none" fo:font-weight="bold"/>
    </style:style>
    <style:style style:family="table-row" style:name="ro3">
      <style:table-row-properties style:row-height="13.5pt" style:use-optimal-row-height="false" fo:break-before="auto"/>
    </style:style>
    <style:style style:family="table-row" style:name="ro4">
      <style:table-row-properties style:row-height="13.5pt" style:use-optimal-row-height="false" fo:break-before="auto"/>
    </style:style>
    <style:style style:family="table-row" style:name="ro5">
      <style:table-row-properties style:row-height="13.5pt" style:use-optimal-row-height="false" fo:break-before="auto"/>
    </style:style>
    <style:style style:family="text" style:name="T2">
      <style:text-properties fo:color="#006100" fo:font-family="Calibri" fo:font-size="11pt" fo:font-style="normal" style:text-underline-type="none" fo:font-weight="bold"/>
    </style:style>
    <style:style style:family="text" style:name="T3">
      <style:text-properties fo:color="#006100" fo:font-family="Calibri" fo:font-size="11pt" fo:font-style="normal" style:text-underline-type="none" fo:font-weight="bold"/>
    </style:style>
    <style:style style:family="text" style:name="T4">
      <style:text-properties fo:color="#006100" fo:font-family="Calibri" fo:font-size="11pt" fo:font-style="normal" style:text-underline-type="none" fo:font-weight="bold"/>
    </style:style>
    <style:style style:family="text" style:name="T5">
      <style:text-properties fo:color="#006100" fo:font-family="Calibri" fo:font-size="11pt" fo:font-style="normal" style:text-underline-type="none" fo:font-weight="bold"/>
    </style:style>
    <style:style style:family="text" style:name="T6">
      <style:text-properties fo:color="#006100" fo:font-family="Calibri" fo:font-size="11pt" fo:font-style="normal" style:text-underline-type="none" fo:font-weight="normal"/>
    </style:style>
    <style:style style:family="text" style:name="T7">
      <style:text-properties fo:color="#006100" fo:font-family="Calibri" fo:font-size="11pt" fo:font-style="normal" style:text-underline-type="none" fo:font-weight="normal"/>
    </style:style>
    <style:style style:family="table-row" style:name="ro6">
      <style:table-row-properties style:row-height="13.5pt" style:use-optimal-row-height="false" fo:break-before="auto"/>
    </style:style>
    <style:style style:family="table-row" style:name="ro7">
      <style:table-row-properties style:row-height="13.5pt" style:use-optimal-row-height="false" fo:break-before="auto"/>
    </style:style>
    <style:style style:family="table-row" style:name="ro8">
      <style:table-row-properties style:row-height="13.5pt" style:use-optimal-row-height="false" fo:break-before="auto"/>
    </style:style>
    <style:style style:family="table-row" style:name="ro9">
      <style:table-row-properties style:row-height="13.5pt" style:use-optimal-row-height="false" fo:break-before="auto"/>
    </style:style>
    <style:style style:family="text" style:name="T8">
      <style:text-properties fo:color="#9C0006" fo:font-family="Calibri" fo:font-size="11pt" fo:font-style="normal" style:text-underline-type="none" fo:font-weight="normal"/>
    </style:style>
    <style:style style:family="text" style:name="T9">
      <style:text-properties fo:color="#006100" fo:font-family="Calibri" fo:font-size="11pt" fo:font-style="normal" style:text-underline-type="none" fo:font-weight="normal"/>
    </style:style>
    <style:style style:family="table-row" style:name="ro10">
      <style:table-row-properties style:row-height="13.5pt" style:use-optimal-row-height="false" fo:break-before="auto"/>
    </style:style>
    <style:style style:family="table-row" style:name="ro11">
      <style:table-row-properties style:row-height="13.5pt" style:use-optimal-row-height="false" fo:break-before="auto"/>
    </style:style>
    <style:style style:family="table-row" style:name="ro12">
      <style:table-row-properties style:row-height="13.5pt" style:use-optimal-row-height="false" fo:break-before="auto"/>
    </style:style>
    <style:style style:family="text" style:name="T10">
      <style:text-properties fo:color="#9C0006" fo:font-family="Calibri" fo:font-size="11pt" fo:font-style="normal" style:text-underline-type="none" fo:font-weight="normal"/>
    </style:style>
    <style:style style:family="text" style:name="T11">
      <style:text-properties fo:color="#006100" fo:font-family="Calibri" fo:font-size="11pt" fo:font-style="normal" style:text-underline-type="none" fo:font-weight="normal"/>
    </style:style>
    <style:style style:family="table-row" style:name="ro13">
      <style:table-row-properties style:row-height="13.5pt" style:use-optimal-row-height="false" fo:break-before="auto"/>
    </style:style>
    <style:style style:family="text" style:name="T12">
      <style:text-properties fo:color="#006100" fo:font-family="Calibri" fo:font-size="11pt" fo:font-style="normal" style:text-underline-type="none" fo:font-weight="normal"/>
    </style:style>
    <style:style style:family="table-row" style:name="ro14">
      <style:table-row-properties style:row-height="13.5pt" style:use-optimal-row-height="false" fo:break-before="auto"/>
    </style:style>
    <style:style style:family="table-row" style:name="ro15">
      <style:table-row-properties style:row-height="13.5pt" style:use-optimal-row-height="false" fo:break-before="auto"/>
    </style:style>
    <style:style style:family="text" style:name="T13">
      <style:text-properties fo:color="#3F3F76" fo:font-family="Calibri" fo:font-size="11pt" fo:font-style="normal" style:text-underline-type="none" fo:font-weight="normal"/>
    </style:style>
    <style:style style:family="text" style:name="T14">
      <style:text-properties fo:color="#3F3F76" fo:font-family="Calibri" fo:font-size="11pt" fo:font-style="normal" style:text-underline-type="none" fo:font-weight="normal"/>
    </style:style>
    <style:style style:family="text" style:name="T15">
      <style:text-properties fo:color="#3F3F76" fo:font-family="Calibri" fo:font-size="11pt" fo:font-style="normal" style:text-underline-type="none" fo:font-weight="normal"/>
    </style:style>
    <style:style style:family="table-row" style:name="ro16">
      <style:table-row-properties style:row-height="13.5pt" style:use-optimal-row-height="false" fo:break-before="auto"/>
    </style:style>
    <style:style style:family="text" style:name="T16">
      <style:text-properties fo:color="#3F3F76" fo:font-family="Calibri" fo:font-size="11pt" fo:font-style="normal" style:text-underline-type="none" fo:font-weight="normal"/>
    </style:style>
    <style:style style:family="table-row" style:name="ro17">
      <style:table-row-properties style:row-height="13.5pt" style:use-optimal-row-height="false" fo:break-before="auto"/>
    </style:style>
    <style:style style:family="text" style:name="T17">
      <style:text-properties fo:color="#3F3F76" fo:font-family="Calibri" fo:font-size="11pt" fo:font-style="normal" style:text-underline-type="none" fo:font-weight="normal"/>
    </style:style>
    <style:style style:family="table-row" style:name="ro18">
      <style:table-row-properties style:row-height="13.5pt" style:use-optimal-row-height="false" fo:break-before="auto"/>
    </style:style>
    <style:style style:family="table-row" style:name="ro19">
      <style:table-row-properties style:row-height="13.5pt" style:use-optimal-row-height="false" fo:break-before="auto"/>
    </style:style>
    <style:style style:family="table-row" style:name="ro20">
      <style:table-row-properties style:row-height="13.5pt" style:use-optimal-row-height="false" fo:break-before="auto"/>
    </style:style>
    <style:style style:family="table-row" style:name="ro21">
      <style:table-row-properties style:row-height="13.5pt" style:use-optimal-row-height="false" fo:break-before="auto"/>
    </style:style>
    <style:style style:family="table-row" style:name="ro22">
      <style:table-row-properties style:row-height="13.5pt" style:use-optimal-row-height="false" fo:break-before="auto"/>
    </style:style>
    <style:style style:family="table-row" style:name="ro23">
      <style:table-row-properties style:row-height="13.5pt" style:use-optimal-row-height="false" fo:break-before="auto"/>
    </style:style>
    <style:style style:family="table-row" style:name="ro24">
      <style:table-row-properties style:row-height="13.5pt" style:use-optimal-row-height="false" fo:break-before="auto"/>
    </style:style>
    <style:style style:family="table-row" style:name="ro25">
      <style:table-row-properties style:row-height="13.5pt" style:use-optimal-row-height="false" fo:break-before="auto"/>
    </style:style>
    <style:style style:family="table-row" style:name="ro26">
      <style:table-row-properties style:row-height="13.5pt" style:use-optimal-row-height="false" fo:break-before="auto"/>
    </style:style>
    <style:style style:family="table-row" style:name="ro27">
      <style:table-row-properties style:row-height="13.5pt" style:use-optimal-row-height="false" fo:break-before="auto"/>
    </style:style>
    <style:style style:family="table-row" style:name="ro28">
      <style:table-row-properties style:row-height="13.5pt" style:use-optimal-row-height="false" fo:break-before="auto"/>
    </style:style>
    <style:style style:family="table-row" style:name="ro29">
      <style:table-row-properties style:row-height="13.5pt" style:use-optimal-row-height="false" fo:break-before="auto"/>
    </style:style>
    <style:style style:family="table-row" style:name="ro30">
      <style:table-row-properties style:row-height="13.5pt" style:use-optimal-row-height="false" fo:break-before="auto"/>
    </style:style>
    <style:style style:family="table-row" style:name="ro31">
      <style:table-row-properties style:row-height="13.5pt" style:use-optimal-row-height="false" fo:break-before="auto"/>
    </style:style>
    <style:style style:family="table-row" style:name="ro32">
      <style:table-row-properties style:row-height="13.5pt" style:use-optimal-row-height="false" fo:break-before="auto"/>
    </style:style>
    <style:style style:family="table-row" style:name="ro33">
      <style:table-row-properties style:row-height="13.5pt" style:use-optimal-row-height="false" fo:break-before="auto"/>
    </style:style>
    <style:style style:family="table-row" style:name="ro34">
      <style:table-row-properties style:row-height="13.5pt" style:use-optimal-row-height="false" fo:break-before="auto"/>
    </style:style>
    <style:style style:family="table-row" style:name="ro35">
      <style:table-row-properties style:row-height="13.5pt" style:use-optimal-row-height="false" fo:break-before="auto"/>
    </style:style>
    <style:style style:family="table-row" style:name="ro36">
      <style:table-row-properties style:row-height="13.5pt" style:use-optimal-row-height="false" fo:break-before="auto"/>
    </style:style>
    <style:style style:family="table-row" style:name="ro37">
      <style:table-row-properties style:row-height="13.5pt" style:use-optimal-row-height="false" fo:break-before="auto"/>
    </style:style>
    <style:style style:family="table-row" style:name="ro38">
      <style:table-row-properties style:row-height="13.5pt" style:use-optimal-row-height="false" fo:break-before="auto"/>
    </style:style>
    <style:style style:family="table-row" style:name="ro39">
      <style:table-row-properties style:row-height="13.5pt" style:use-optimal-row-height="false" fo:break-before="auto"/>
    </style:style>
    <style:style style:family="table-row" style:name="ro40">
      <style:table-row-properties style:row-height="13.5pt" style:use-optimal-row-height="false" fo:break-before="auto"/>
    </style:style>
    <style:style style:family="table-row" style:name="ro41">
      <style:table-row-properties style:row-height="13.5pt" style:use-optimal-row-height="false" fo:break-before="auto"/>
    </style:style>
    <style:style style:family="table-row" style:name="ro42">
      <style:table-row-properties style:row-height="13.5pt" style:use-optimal-row-height="false" fo:break-before="auto"/>
    </style:style>
    <style:style style:family="table-row" style:name="ro43">
      <style:table-row-properties style:row-height="13.5pt" style:use-optimal-row-height="false" fo:break-before="auto"/>
    </style:style>
    <style:style style:family="table-row" style:name="ro44">
      <style:table-row-properties style:row-height="13.5pt" style:use-optimal-row-height="false" fo:break-before="auto"/>
    </style:style>
    <style:style style:family="table-row" style:name="ro45">
      <style:table-row-properties style:row-height="13.5pt" style:use-optimal-row-height="false" fo:break-before="auto"/>
    </style:style>
    <style:style style:family="table-row" style:name="ro46">
      <style:table-row-properties style:row-height="13.5pt" style:use-optimal-row-height="false" fo:break-before="auto"/>
    </style:style>
    <style:style style:family="table-row" style:name="ro47">
      <style:table-row-properties style:row-height="13.5pt" style:use-optimal-row-height="false" fo:break-before="auto"/>
    </style:style>
    <style:style style:family="table-row" style:name="ro48">
      <style:table-row-properties style:row-height="13.5pt" style:use-optimal-row-height="false" fo:break-before="auto"/>
    </style:style>
    <style:style style:family="table-row" style:name="ro49">
      <style:table-row-properties style:row-height="13.5pt" style:use-optimal-row-height="false" fo:break-before="auto"/>
    </style:style>
    <style:style style:family="table-row" style:name="ro50">
      <style:table-row-properties style:row-height="13.5pt" style:use-optimal-row-height="false" fo:break-before="auto"/>
    </style:style>
    <style:style style:family="table-row" style:name="ro51">
      <style:table-row-properties style:row-height="13.5pt" style:use-optimal-row-height="false" fo:break-before="auto"/>
    </style:style>
    <style:style style:family="table-row" style:name="ro52">
      <style:table-row-properties style:row-height="13.5pt" style:use-optimal-row-height="false" fo:break-before="auto"/>
    </style:style>
    <style:style style:family="table-row" style:name="ro53">
      <style:table-row-properties style:row-height="13.5pt" style:use-optimal-row-height="false" fo:break-before="auto"/>
    </style:style>
    <style:style style:family="table-row" style:name="ro54">
      <style:table-row-properties style:row-height="13.5pt" style:use-optimal-row-height="false" fo:break-before="auto"/>
    </style:style>
    <style:style style:family="table-row" style:name="ro55">
      <style:table-row-properties style:row-height="13.5pt" style:use-optimal-row-height="false" fo:break-before="auto"/>
    </style:style>
    <style:style style:family="table-row" style:name="ro56">
      <style:table-row-properties style:row-height="13.5pt" style:use-optimal-row-height="false" fo:break-before="auto"/>
    </style:style>
    <style:style style:family="table-row" style:name="ro57">
      <style:table-row-properties style:row-height="13.5pt" style:use-optimal-row-height="false" fo:break-before="auto"/>
    </style:style>
    <style:style style:family="table-row" style:name="ro58">
      <style:table-row-properties style:row-height="13.5pt" style:use-optimal-row-height="false" fo:break-before="auto"/>
    </style:style>
    <style:style style:family="table-row" style:name="ro59">
      <style:table-row-properties style:row-height="13.5pt" style:use-optimal-row-height="false" fo:break-before="auto"/>
    </style:style>
    <style:style style:family="table-row" style:name="ro60">
      <style:table-row-properties style:row-height="13.5pt" style:use-optimal-row-height="false" fo:break-before="auto"/>
    </style:style>
    <style:style style:family="table-row" style:name="ro61">
      <style:table-row-properties style:row-height="13.5pt" style:use-optimal-row-height="false" fo:break-before="auto"/>
    </style:style>
    <style:style style:family="table-row" style:name="ro62">
      <style:table-row-properties style:row-height="13.5pt" style:use-optimal-row-height="false" fo:break-before="auto"/>
    </style:style>
    <style:style style:family="table-row" style:name="ro63">
      <style:table-row-properties style:row-height="13.5pt" style:use-optimal-row-height="false" fo:break-before="auto"/>
    </style:style>
    <style:style style:family="table-row" style:name="ro64">
      <style:table-row-properties style:row-height="13.5pt" style:use-optimal-row-height="false" fo:break-before="auto"/>
    </style:style>
    <style:style style:family="table-row" style:name="ro65">
      <style:table-row-properties style:row-height="13.5pt" style:use-optimal-row-height="false" fo:break-before="auto"/>
    </style:style>
    <style:style style:family="table-row" style:name="ro66">
      <style:table-row-properties style:row-height="14.25pt" style:use-optimal-row-height="false" fo:break-before="auto"/>
    </style:style>
    <style:style style:family="text" style:name="T18">
      <style:text-properties fo:color="#0061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9">
      <style:text-properties fo:color="#0061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20">
      <style:text-properties fo:color="#006100" fo:font-family="Calibri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ext" style:name="T21">
      <style:text-properties fo:color="#0061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22">
      <style:text-properties fo:color="#0061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23">
      <style:text-properties fo:color="#0061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ext" style:name="T24">
      <style:text-properties fo:color="#006100"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25">
      <style:text-properties fo:color="#006100" fo:font-family="Calibri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able-row" style:name="ro81">
      <style:table-row-properties style:row-height="14.25pt" style:use-optimal-row-height="false" fo:break-before="auto"/>
    </style:style>
    <style:style style:family="text" style:name="T26">
      <style:text-properties fo:color="#006100" fo:font-family="Calibri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5pt" style:use-optimal-row-height="false" fo:break-before="auto"/>
    </style:style>
    <style:style style:family="table-row" style:name="ro84">
      <style:table-row-properties style:row-height="14.25pt" style:use-optimal-row-height="false" fo:break-before="auto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ext" style:name="T27">
      <style:text-properties fo:color="#006100" fo:font-family="Calibri" fo:font-size="11pt" fo:font-style="normal" style:text-underline-type="none" fo:font-weight="normal"/>
    </style:style>
    <style:style style:family="table-row" style:name="ro87">
      <style:table-row-properties style:row-height="14.25pt" style:use-optimal-row-height="false" fo:break-before="auto"/>
    </style:style>
    <style:style style:family="table-row" style:name="ro88">
      <style:table-row-properties style:row-height="14.25pt" style:use-optimal-row-height="false" fo:break-before="auto"/>
    </style:style>
    <style:style style:family="table-row" style:name="ro89">
      <style:table-row-properties style:row-height="14.25pt" style:use-optimal-row-height="false" fo:break-before="auto"/>
    </style:style>
    <style:style style:family="table-row" style:name="ro90">
      <style:table-row-properties style:row-height="14.25pt" style:use-optimal-row-height="false" fo:break-before="auto"/>
    </style:style>
    <style:style style:family="table-row" style:name="ro91">
      <style:table-row-properties style:row-height="14.25pt" style:use-optimal-row-height="false" fo:break-before="auto"/>
    </style:style>
    <style:style style:family="text" style:name="T28">
      <style:text-properties fo:color="#006100" fo:font-family="Calibri" fo:font-size="11pt" fo:font-style="normal" style:text-underline-type="none" fo:font-weight="normal"/>
    </style:style>
    <style:style style:family="table-row" style:name="ro92">
      <style:table-row-properties style:row-height="14.25pt" style:use-optimal-row-height="false" fo:break-before="auto"/>
    </style:style>
    <style:style style:family="text" style:name="T29">
      <style:text-properties fo:color="#006100" fo:font-family="Calibri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30">
      <style:text-properties fo:color="#006100" fo:font-family="Calibri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able-row" style:name="ro95">
      <style:table-row-properties style:row-height="14.25pt" style:use-optimal-row-height="false" fo:break-before="auto"/>
    </style:style>
    <style:style style:family="table-row" style:name="ro96">
      <style:table-row-properties style:row-height="14.25pt" style:use-optimal-row-height="false" fo:break-before="auto"/>
    </style:style>
    <style:style style:family="text" style:name="T31">
      <style:text-properties fo:color="#006100" fo:font-family="Calibri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32">
      <style:text-properties fo:color="#006100" fo:font-family="Calibri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able-row" style:name="ro99">
      <style:table-row-properties style:row-height="14.25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5pt" style:use-optimal-row-height="false" fo:break-before="auto"/>
    </style:style>
    <style:style style:family="text" style:name="T33">
      <style:text-properties fo:color="#006100" fo:font-family="Calibri" fo:font-size="11pt" fo:font-style="normal" style:text-underline-type="none" fo:font-weight="normal"/>
    </style:style>
    <style:style style:family="table-row" style:name="ro102">
      <style:table-row-properties style:row-height="14.25pt" style:use-optimal-row-height="false" fo:break-before="auto"/>
    </style:style>
    <style:style style:family="text" style:name="T34">
      <style:text-properties fo:color="#006100" fo:font-family="Calibri" fo:font-size="11pt" fo:font-style="normal" style:text-underline-type="none" fo:font-weight="normal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ext" style:name="T35">
      <style:text-properties fo:color="#006100" fo:font-family="Calibri" fo:font-size="11pt" fo:font-style="normal" style:text-underline-type="none" fo:font-weight="normal"/>
    </style:style>
    <style:style style:family="table-row" style:name="ro107">
      <style:table-row-properties style:row-height="14.25pt" style:use-optimal-row-height="false" fo:break-before="auto"/>
    </style:style>
    <style:style style:family="text" style:name="T36">
      <style:text-properties fo:color="#006100" fo:font-family="Calibri" fo:font-size="11pt" fo:font-style="normal" style:text-underline-type="none" fo:font-weight="normal"/>
    </style:style>
    <style:style style:family="table-row" style:name="ro108">
      <style:table-row-properties style:row-height="14.25pt" style:use-optimal-row-height="false" fo:break-before="auto"/>
    </style:style>
    <style:style style:family="table-row" style:name="ro109">
      <style:table-row-properties style:row-height="14.25pt" style:use-optimal-row-height="false" fo:break-before="auto"/>
    </style:style>
    <style:style style:family="table-row" style:name="ro110">
      <style:table-row-properties style:row-height="14.25pt" style:use-optimal-row-height="false" fo:break-before="auto"/>
    </style:style>
    <style:style style:family="table-row" style:name="ro111">
      <style:table-row-properties style:row-height="14.25pt" style:use-optimal-row-height="false" fo:break-before="auto"/>
    </style:style>
    <style:style style:family="text" style:name="T37">
      <style:text-properties fo:color="#006100" fo:font-family="Calibri" fo:font-size="11pt" fo:font-style="normal" style:text-underline-type="none" fo:font-weight="normal"/>
    </style:style>
    <style:style style:family="table-row" style:name="ro112">
      <style:table-row-properties style:row-height="14.25pt" style:use-optimal-row-height="false" fo:break-before="auto"/>
    </style:style>
    <style:style style:family="text" style:name="T38">
      <style:text-properties fo:color="#006100" fo:font-family="Calibri" fo:font-size="11pt" fo:font-style="normal" style:text-underline-type="none" fo:font-weight="normal"/>
    </style:style>
    <style:style style:family="table-row" style:name="ro113">
      <style:table-row-properties style:row-height="14.25pt" style:use-optimal-row-height="false" fo:break-before="auto"/>
    </style:style>
    <style:style style:family="text" style:name="T39">
      <style:text-properties fo:color="#006100" fo:font-family="Calibri" fo:font-size="11pt" fo:font-style="normal" style:text-underline-type="none" fo:font-weight="normal"/>
    </style:style>
    <style:style style:family="table-row" style:name="ro114">
      <style:table-row-properties style:row-height="14.25pt" style:use-optimal-row-height="false" fo:break-before="auto"/>
    </style:style>
    <style:style style:family="text" style:name="T40">
      <style:text-properties fo:color="#006100" fo:font-family="Calibri" fo:font-size="11pt" fo:font-style="normal" style:text-underline-type="none" fo:font-weight="normal"/>
    </style:style>
    <style:style style:family="table-row" style:name="ro115">
      <style:table-row-properties style:row-height="14.25pt" style:use-optimal-row-height="false" fo:break-before="auto"/>
    </style:style>
    <style:style style:family="text" style:name="T41">
      <style:text-properties fo:color="#006100" fo:font-family="Calibri" fo:font-size="11pt" fo:font-style="normal" style:text-underline-type="none" fo:font-weight="normal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able-row" style:name="ro121">
      <style:table-row-properties style:row-height="14.25pt" style:use-optimal-row-height="false" fo:break-before="auto"/>
    </style:style>
    <style:style style:family="text" style:name="T42">
      <style:text-properties fo:color="#006100" fo:font-family="Calibri" fo:font-size="11pt" fo:font-style="normal" style:text-underline-type="none" fo:font-weight="normal"/>
    </style:style>
    <style:style style:family="table-row" style:name="ro122">
      <style:table-row-properties style:row-height="14.25pt" style:use-optimal-row-height="false" fo:break-before="auto"/>
    </style:style>
    <style:style style:family="text" style:name="T43">
      <style:text-properties fo:color="#006100" fo:font-family="Calibri" fo:font-size="11pt" fo:font-style="normal" style:text-underline-type="none" fo:font-weight="normal"/>
    </style:style>
    <style:style style:family="table-row" style:name="ro123">
      <style:table-row-properties style:row-height="14.25pt" style:use-optimal-row-height="false" fo:break-before="auto"/>
    </style:style>
    <style:style style:family="table-row" style:name="ro124">
      <style:table-row-properties style:row-height="14.25pt" style:use-optimal-row-height="false" fo:break-before="auto"/>
    </style:style>
    <style:style style:family="table-row" style:name="ro125">
      <style:table-row-properties style:row-height="14.25pt" style:use-optimal-row-height="false" fo:break-before="auto"/>
    </style:style>
    <style:style style:family="table-row" style:name="ro126">
      <style:table-row-properties style:row-height="14.25pt" style:use-optimal-row-height="false" fo:break-before="auto"/>
    </style:style>
    <style:style style:family="text" style:name="T44">
      <style:text-properties fo:color="#006100"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ext" style:name="T45">
      <style:text-properties fo:color="#006100" fo:font-family="Calibri" fo:font-size="11pt" fo:font-style="normal" style:text-underline-type="none" fo:font-weight="normal"/>
    </style:style>
    <style:style style:family="table-row" style:name="ro128">
      <style:table-row-properties style:row-height="14.25pt" style:use-optimal-row-height="false" fo:break-before="auto"/>
    </style:style>
    <style:style style:family="text" style:name="T46">
      <style:text-properties fo:color="#006100" fo:font-family="Calibri" fo:font-size="11pt" fo:font-style="normal" style:text-underline-type="none" fo:font-weight="normal"/>
    </style:style>
    <style:style style:family="table-row" style:name="ro129">
      <style:table-row-properties style:row-height="14.25pt" style:use-optimal-row-height="false" fo:break-before="auto"/>
    </style:style>
    <style:style style:family="text" style:name="T47">
      <style:text-properties fo:color="#006100" fo:font-family="Calibri" fo:font-size="11pt" fo:font-style="normal" style:text-underline-type="none" fo:font-weight="normal"/>
    </style:style>
    <style:style style:family="table-row" style:name="ro130">
      <style:table-row-properties style:row-height="13.5pt" style:use-optimal-row-height="false" fo:break-before="auto"/>
    </style:style>
    <style:style style:family="text" style:name="T48">
      <style:text-properties fo:color="#006100" fo:font-family="Calibri" fo:font-size="11pt" fo:font-style="normal" style:text-underline-type="none" fo:font-weight="normal"/>
    </style:style>
    <style:style style:family="table-row" style:name="ro131">
      <style:table-row-properties style:row-height="13.5pt" style:use-optimal-row-height="false" fo:break-before="auto"/>
    </style:style>
    <style:style style:family="text" style:name="T49">
      <style:text-properties fo:color="#006100" fo:font-family="Calibri" fo:font-size="11pt" fo:font-style="normal" style:text-underline-type="none" fo:font-weight="normal"/>
    </style:style>
    <style:style style:family="table-row" style:name="ro132">
      <style:table-row-properties style:row-height="13.5pt" style:use-optimal-row-height="false" fo:break-before="auto"/>
    </style:style>
    <style:style style:family="text" style:name="T50">
      <style:text-properties fo:color="#006100" fo:font-family="Calibri" fo:font-size="11pt" fo:font-style="normal" style:text-underline-type="none" fo:font-weight="normal"/>
    </style:style>
    <style:style style:family="table-row" style:name="ro133">
      <style:table-row-properties style:row-height="13.5pt" style:use-optimal-row-height="false" fo:break-before="auto"/>
    </style:style>
    <style:style style:family="text" style:name="T51">
      <style:text-properties fo:color="#006100" fo:font-family="Calibri" fo:font-size="11pt" fo:font-style="normal" style:text-underline-type="none" fo:font-weight="normal"/>
    </style:style>
    <style:style style:family="table-row" style:name="ro134">
      <style:table-row-properties style:row-height="13.5pt" style:use-optimal-row-height="false" fo:break-before="auto"/>
    </style:style>
    <style:style style:family="text" style:name="T52">
      <style:text-properties fo:color="#006100" fo:font-family="Calibri" fo:font-size="11pt" fo:font-style="normal" style:text-underline-type="none" fo:font-weight="normal"/>
    </style:style>
    <style:style style:family="table-row" style:name="ro135">
      <style:table-row-properties style:row-height="13.5pt" style:use-optimal-row-height="false" fo:break-before="auto"/>
    </style:style>
    <style:style style:family="text" style:name="T53">
      <style:text-properties fo:color="#006100" fo:font-family="Calibri" fo:font-size="11pt" fo:font-style="normal" style:text-underline-type="none" fo:font-weight="normal"/>
    </style:style>
    <style:style style:family="table-row" style:name="ro136">
      <style:table-row-properties style:row-height="13.5pt" style:use-optimal-row-height="false" fo:break-before="auto"/>
    </style:style>
    <style:style style:family="text" style:name="T54">
      <style:text-properties fo:color="#006100" fo:font-family="Calibri" fo:font-size="11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able-row" style:name="ro138">
      <style:table-row-properties style:row-height="13.5pt" style:use-optimal-row-height="false" fo:break-before="auto"/>
    </style:style>
    <style:style style:family="table-row" style:name="ro139">
      <style:table-row-properties style:row-height="13.5pt" style:use-optimal-row-height="false" fo:break-before="auto"/>
    </style:style>
    <style:style style:family="table-row" style:name="ro140">
      <style:table-row-properties style:row-height="13.5pt" style:use-optimal-row-height="false" fo:break-before="auto"/>
    </style:style>
    <style:style style:family="table-row" style:name="ro141">
      <style:table-row-properties style:row-height="13.5pt" style:use-optimal-row-height="false" fo:break-before="auto"/>
    </style:style>
    <style:style style:family="text" style:name="T55">
      <style:text-properties fo:color="#006100" fo:font-family="Calibri" fo:font-size="11pt" fo:font-style="normal" style:text-underline-type="none" fo:font-weight="normal"/>
    </style:style>
    <style:style style:family="table-row" style:name="ro142">
      <style:table-row-properties style:row-height="13.5pt" style:use-optimal-row-height="false" fo:break-before="auto"/>
    </style:style>
    <style:style style:family="text" style:name="T56">
      <style:text-properties fo:color="#006100" fo:font-family="Calibri" fo:font-size="11pt" fo:font-style="normal" style:text-underline-type="none" fo:font-weight="normal"/>
    </style:style>
    <style:style style:family="table-row" style:name="ro143">
      <style:table-row-properties style:row-height="13.5pt" style:use-optimal-row-height="false" fo:break-before="auto"/>
    </style:style>
    <style:style style:family="table-row" style:name="ro144">
      <style:table-row-properties style:row-height="13.5pt" style:use-optimal-row-height="false" fo:break-before="auto"/>
    </style:style>
    <style:style style:family="table-row" style:name="ro145">
      <style:table-row-properties style:row-height="13.5pt" style:use-optimal-row-height="false" fo:break-before="auto"/>
    </style:style>
    <style:style style:family="table-row" style:name="ro146">
      <style:table-row-properties style:row-height="13.5pt" style:use-optimal-row-height="false" fo:break-before="auto"/>
    </style:style>
    <style:style style:family="text" style:name="T57">
      <style:text-properties fo:color="#006100" fo:font-family="Calibri" fo:font-size="11pt" fo:font-style="normal" style:text-underline-type="none" fo:font-weight="normal"/>
    </style:style>
    <style:style style:family="table-row" style:name="ro147">
      <style:table-row-properties style:row-height="13.5pt" style:use-optimal-row-height="false" fo:break-before="auto"/>
    </style:style>
    <style:style style:family="text" style:name="T58">
      <style:text-properties fo:color="#006100" fo:font-family="Calibri" fo:font-size="11pt" fo:font-style="normal" style:text-underline-type="none" fo:font-weight="normal"/>
    </style:style>
    <style:style style:family="table-row" style:name="ro148">
      <style:table-row-properties style:row-height="13.5pt" style:use-optimal-row-height="false" fo:break-before="auto"/>
    </style:style>
    <style:style style:family="table-row" style:name="ro149">
      <style:table-row-properties style:row-height="13.5pt" style:use-optimal-row-height="false" fo:break-before="auto"/>
    </style:style>
    <style:style style:family="table-row" style:name="ro150">
      <style:table-row-properties style:row-height="13.5pt" style:use-optimal-row-height="false" fo:break-before="auto"/>
    </style:style>
    <style:style style:family="table-row" style:name="ro151">
      <style:table-row-properties style:row-height="13.5pt" style:use-optimal-row-height="false" fo:break-before="auto"/>
    </style:style>
    <style:style style:family="text" style:name="T59">
      <style:text-properties fo:color="#006100" fo:font-family="Calibri" fo:font-size="11pt" fo:font-style="normal" style:text-underline-type="none" fo:font-weight="normal"/>
    </style:style>
    <style:style style:family="table-row" style:name="ro152">
      <style:table-row-properties style:row-height="13.5pt" style:use-optimal-row-height="false" fo:break-before="auto"/>
    </style:style>
    <style:style style:family="text" style:name="T60">
      <style:text-properties fo:color="#006100" fo:font-family="Calibri" fo:font-size="11pt" fo:font-style="normal" style:text-underline-type="none" fo:font-weight="normal"/>
    </style:style>
    <style:style style:family="table-row" style:name="ro153">
      <style:table-row-properties style:row-height="13.5pt" style:use-optimal-row-height="false" fo:break-before="auto"/>
    </style:style>
    <style:style style:family="table-row" style:name="ro154">
      <style:table-row-properties style:row-height="13.5pt" style:use-optimal-row-height="false" fo:break-before="auto"/>
    </style:style>
    <style:style style:family="table-row" style:name="ro155">
      <style:table-row-properties style:row-height="13.5pt" style:use-optimal-row-height="false" fo:break-before="auto"/>
    </style:style>
    <style:style style:family="table-row" style:name="ro156">
      <style:table-row-properties style:row-height="13.5pt" style:use-optimal-row-height="false" fo:break-before="auto"/>
    </style:style>
    <style:style style:family="table-row" style:name="ro157">
      <style:table-row-properties style:row-height="13.5pt" style:use-optimal-row-height="false" fo:break-before="auto"/>
    </style:style>
    <style:style style:family="table-row" style:name="ro158">
      <style:table-row-properties style:row-height="13.5pt" style:use-optimal-row-height="false" fo:break-before="auto"/>
    </style:style>
    <style:style style:family="table-row" style:name="ro159">
      <style:table-row-properties style:row-height="13.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6">
      <style:table-column-properties style:column-width="1.667cm" fo:break-before="auto"/>
    </style:style>
    <style:style style:family="table-row" style:name="ro160">
      <style:table-row-properties style:row-height="0.4763cm" fo:break-before="auto"/>
    </style:style>
    <style:style style:family="table-column" style:name="co17">
      <style:table-column-properties style:column-width="1.058cm" style:use-optimal-column-width="false" fo:break-before="auto"/>
    </style:style>
    <style:style style:family="table-column" style:name="co18">
      <style:table-column-properties style:column-width="3.387cm" style:use-optimal-column-width="false" fo:break-before="auto"/>
    </style:style>
    <style:style style:family="table-column" style:name="co19">
      <style:table-column-properties style:column-width="2.54cm" style:use-optimal-column-width="false" fo:break-before="auto"/>
    </style:style>
    <style:style style:family="table-column" style:name="co20">
      <style:table-column-properties style:column-width="3.837cm" style:use-optimal-column-width="false" fo:break-before="auto"/>
    </style:style>
    <style:style style:family="table-column" style:name="co21">
      <style:table-column-properties style:column-width="3.228cm" style:use-optimal-column-width="false" fo:break-before="auto"/>
    </style:style>
    <style:style style:family="table-column" style:name="co22">
      <style:table-column-properties style:column-width="2.196cm" style:use-optimal-column-width="false" fo:break-before="auto"/>
    </style:style>
    <style:style style:family="table-column" style:name="co23">
      <style:table-column-properties style:column-width="4.948cm" style:use-optimal-column-width="false" fo:break-before="auto"/>
    </style:style>
    <style:style style:family="table-column" style:name="co24">
      <style:table-column-properties style:column-width="2.09cm" style:use-optimal-column-width="false" fo:break-before="auto"/>
    </style:style>
    <style:style style:family="table-column" style:name="co25">
      <style:table-column-properties style:column-width="2.646cm" style:use-optimal-column-width="false" fo:break-before="auto"/>
    </style:style>
    <style:style style:family="table-column" style:name="co26">
      <style:table-column-properties style:column-width="4.551cm" style:use-optimal-column-width="false" fo:break-before="auto"/>
    </style:style>
    <style:style style:family="table-column" style:name="co27">
      <style:table-column-properties style:column-width="3.599cm" style:use-optimal-column-width="false" fo:break-before="auto"/>
    </style:style>
    <style:style style:family="table-column" style:name="co28">
      <style:table-column-properties style:column-width="1.879cm" style:use-optimal-column-width="false" fo:break-before="auto"/>
    </style:style>
    <style:style style:family="table-column" style:name="co29">
      <style:table-column-properties style:column-width="2.778cm" style:use-optimal-column-width="false" fo:break-before="auto"/>
    </style:style>
    <style:style style:family="table-column" style:name="co30">
      <style:table-column-properties style:column-width="3.175cm" style:use-optimal-column-width="false" fo:break-before="auto"/>
    </style:style>
    <style:style style:family="table-column" style:name="co31">
      <style:table-column-properties style:column-width="2.249cm" style:use-optimal-column-width="false" fo:break-before="auto"/>
    </style:style>
    <style:style style:family="table-column" style:name="co32">
      <style:table-column-properties style:column-width="2.143cm" style:use-optimal-column-width="false" fo:break-before="auto"/>
    </style:style>
    <style:style style:family="table-column" style:name="co33">
      <style:table-column-properties style:column-width="1.508cm" style:use-optimal-column-width="false" fo:break-before="auto"/>
    </style:style>
    <style:style style:family="table-column" style:name="co34">
      <style:table-column-properties style:column-width="1.508cm" fo:break-before="auto"/>
    </style:style>
    <style:style style:family="table-row" style:name="ro161">
      <style:table-row-properties style:row-height="13.5pt" style:use-optimal-row-height="false" fo:break-before="auto"/>
    </style:style>
    <style:style style:family="text" style:name="T61">
      <style:text-properties fo:color="#000000" fo:font-family="Calibri" fo:font-size="22pt" fo:font-style="normal" style:text-underline-type="none" fo:font-weight="bold"/>
    </style:style>
    <style:style style:family="table-row" style:name="ro162">
      <style:table-row-properties style:row-height="13.5pt" style:use-optimal-row-height="false" fo:break-before="auto"/>
    </style:style>
    <style:style style:family="table-row" style:name="ro163">
      <style:table-row-properties style:row-height="13.5pt" style:use-optimal-row-height="false" fo:break-before="auto"/>
    </style:style>
    <style:style style:family="table-row" style:name="ro164">
      <style:table-row-properties style:row-height="14.25pt" style:use-optimal-row-height="false" fo:break-before="auto"/>
    </style:style>
    <style:style style:family="text" style:name="T62">
      <style:text-properties fo:color="#006100" fo:font-family="Calibri" fo:font-size="11pt" fo:font-style="normal" style:text-underline-type="none" fo:font-weight="bold"/>
    </style:style>
    <style:style style:family="text" style:name="T63">
      <style:text-properties fo:color="#006100" fo:font-family="Calibri" fo:font-size="11pt" fo:font-style="normal" style:text-underline-type="none" fo:font-weight="bold"/>
    </style:style>
    <style:style style:family="text" style:name="T64">
      <style:text-properties fo:color="#006100" fo:font-family="Calibri" fo:font-size="11pt" fo:font-style="normal" style:text-underline-type="none" fo:font-weight="bold"/>
    </style:style>
    <style:style style:family="text" style:name="T65">
      <style:text-properties fo:color="#006100" fo:font-family="Calibri" fo:font-size="11pt" fo:font-style="normal" style:text-underline-type="none" fo:font-weight="bold"/>
    </style:style>
    <style:style style:family="text" style:name="T66">
      <style:text-properties fo:color="#006100" fo:font-family="Calibri" fo:font-size="11pt" fo:font-style="normal" style:text-underline-type="none" fo:font-weight="bold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6100" fo:font-family="Calibri" fo:font-size="11pt" fo:font-style="normal" style:text-underline-type="none" fo:font-weight="bold"/>
    </style:style>
    <style:style style:family="table-row" style:name="ro165">
      <style:table-row-properties style:row-height="14.25pt" style:use-optimal-row-height="false" fo:break-before="auto"/>
    </style:style>
    <style:style style:family="text" style:name="T70">
      <style:text-properties fo:color="#006100" fo:font-family="Calibri" fo:font-size="11pt" fo:font-style="normal" style:text-underline-type="none" fo:font-weight="normal"/>
    </style:style>
    <style:style style:family="table-row" style:name="ro166">
      <style:table-row-properties style:row-height="14.25pt" style:use-optimal-row-height="false" fo:break-before="auto"/>
    </style:style>
    <style:style style:family="text" style:name="T71">
      <style:text-properties fo:color="#006100" fo:font-family="Calibri" fo:font-size="11pt" fo:font-style="normal" style:text-underline-type="none" fo:font-weight="normal"/>
    </style:style>
    <style:style style:family="text" style:name="T72">
      <style:text-properties fo:color="#9C0006" fo:font-family="Calibri" fo:font-size="11pt" fo:font-style="normal" style:text-underline-type="none" fo:font-weight="bold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167">
      <style:table-row-properties style:row-height="14.25pt" style:use-optimal-row-height="false" fo:break-before="auto"/>
    </style:style>
    <style:style style:family="table-row" style:name="ro168">
      <style:table-row-properties style:row-height="14.25pt" style:use-optimal-row-height="false" fo:break-before="auto"/>
    </style:style>
    <style:style style:family="text" style:name="T74">
      <style:text-properties fo:color="#9C0006" fo:font-family="Calibri" fo:font-size="11pt" fo:font-style="normal" style:text-underline-type="none" fo:font-weight="bold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6100" fo:font-family="Calibri" fo:font-size="11pt" fo:font-style="normal" style:text-underline-type="none" fo:font-weight="bold"/>
    </style:style>
    <style:style style:family="table-row" style:name="ro169">
      <style:table-row-properties style:row-height="14.25pt" style:use-optimal-row-height="false" fo:break-before="auto"/>
    </style:style>
    <style:style style:family="table-row" style:name="ro170">
      <style:table-row-properties style:row-height="14.25pt" style:use-optimal-row-height="false" fo:break-before="auto"/>
    </style:style>
    <style:style style:family="text" style:name="T77">
      <style:text-properties fo:color="#006100" fo:font-family="Calibri" fo:font-size="11pt" fo:font-style="normal" style:text-underline-type="none" fo:font-weight="normal"/>
    </style:style>
    <style:style style:family="text" style:name="T78">
      <style:text-properties fo:color="#9C0006" fo:font-family="Calibri" fo:font-size="11pt" fo:font-style="normal" style:text-underline-type="none" fo:font-weight="bold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6100" fo:font-family="Calibri" fo:font-size="11pt" fo:font-style="normal" style:text-underline-type="none" fo:font-weight="bold"/>
    </style:style>
    <style:style style:family="table-row" style:name="ro171">
      <style:table-row-properties style:row-height="14.25pt" style:use-optimal-row-height="false" fo:break-before="auto"/>
    </style:style>
    <style:style style:family="text" style:name="T81">
      <style:text-properties fo:color="#006100" fo:font-family="Calibri" fo:font-size="11pt" fo:font-style="normal" style:text-underline-type="none" fo:font-weight="normal"/>
    </style:style>
    <style:style style:family="text" style:name="T82">
      <style:text-properties fo:color="#9C0006" fo:font-family="Calibri" fo:font-size="11pt" fo:font-style="normal" style:text-underline-type="none" fo:font-weight="bold"/>
    </style:style>
    <style:style style:family="table-row" style:name="ro172">
      <style:table-row-properties style:row-height="14.25pt" style:use-optimal-row-height="false" fo:break-before="auto"/>
    </style:style>
    <style:style style:family="text" style:name="T83">
      <style:text-properties fo:color="#006100" fo:font-family="Calibri" fo:font-size="11pt" fo:font-style="normal" style:text-underline-type="none" fo:font-weight="normal"/>
    </style:style>
    <style:style style:family="text" style:name="T84">
      <style:text-properties fo:color="#006100" fo:font-family="Calibri" fo:font-size="11pt" fo:font-style="normal" style:text-underline-type="none" fo:font-weight="bold"/>
    </style:style>
    <style:style style:family="table-row" style:name="ro173">
      <style:table-row-properties style:row-height="14.25pt" style:use-optimal-row-height="false" fo:break-before="auto"/>
    </style:style>
    <style:style style:family="table-row" style:name="ro174">
      <style:table-row-properties style:row-height="14.25pt" style:use-optimal-row-height="false" fo:break-before="auto"/>
    </style:style>
    <style:style style:family="text" style:name="T85">
      <style:text-properties fo:color="#3F3F76" fo:font-family="Calibri" fo:font-size="11pt" fo:font-style="normal" style:text-underline-type="none" fo:font-weight="bold"/>
    </style:style>
    <style:style style:family="text" style:name="T86">
      <style:text-properties fo:color="#3F3F76" fo:font-family="Calibri" fo:font-size="11pt" fo:font-style="normal" style:text-underline-type="none" fo:font-weight="bold"/>
    </style:style>
    <style:style style:family="text" style:name="T87">
      <style:text-properties fo:color="#3F3F76" fo:font-family="Calibri" fo:font-size="11pt" fo:font-style="normal" style:text-underline-type="none" fo:font-weight="bold"/>
    </style:style>
    <style:style style:family="text" style:name="T88">
      <style:text-properties fo:color="#9C0006" fo:font-family="Calibri" fo:font-size="11pt" fo:font-style="normal" style:text-underline-type="none" fo:font-weight="bold"/>
    </style:style>
    <style:style style:family="text" style:name="T89">
      <style:text-properties fo:color="#9C0006" fo:font-family="Calibri" fo:font-size="11pt" fo:font-style="normal" style:text-underline-type="none" fo:font-weight="bold"/>
    </style:style>
    <style:style style:family="text" style:name="T90">
      <style:text-properties fo:color="#9C0006" fo:font-family="Calibri" fo:font-size="11pt" fo:font-style="normal" style:text-underline-type="none" fo:font-weight="bold"/>
    </style:style>
    <style:style style:family="table-row" style:name="ro175">
      <style:table-row-properties style:row-height="14.25pt" style:use-optimal-row-height="false" fo:break-before="auto"/>
    </style:style>
    <style:style style:family="text" style:name="T91">
      <style:text-properties fo:color="#006100" fo:font-family="Calibri" fo:font-size="11pt" fo:font-style="normal" style:text-underline-type="none" fo:font-weight="normal"/>
    </style:style>
    <style:style style:family="text" style:name="T92">
      <style:text-properties fo:color="#3F3F76" fo:font-family="Calibri" fo:font-size="11pt" fo:font-style="normal" style:text-underline-type="none" fo:font-weight="normal"/>
    </style:style>
    <style:style style:family="text" style:name="T93">
      <style:text-properties fo:color="#9C0006" fo:font-family="Calibri" fo:font-size="11pt" fo:font-style="normal" style:text-underline-type="none" fo:font-weight="normal"/>
    </style:style>
    <style:style style:family="table-row" style:name="ro176">
      <style:table-row-properties style:row-height="14.25pt" style:use-optimal-row-height="false" fo:break-before="auto"/>
    </style:style>
    <style:style style:family="text" style:name="T94">
      <style:text-properties fo:color="#006100" fo:font-family="Calibri" fo:font-size="11pt" fo:font-style="normal" style:text-underline-type="none" fo:font-weight="normal"/>
    </style:style>
    <style:style style:family="text" style:name="T95">
      <style:text-properties fo:color="#3F3F76" fo:font-family="Calibri" fo:font-size="11pt" fo:font-style="normal" style:text-underline-type="none" fo:font-weight="normal"/>
    </style:style>
    <style:style style:family="text" style:name="T96">
      <style:text-properties fo:color="#9C0006" fo:font-family="Calibri" fo:font-size="11pt" fo:font-style="normal" style:text-underline-type="none" fo:font-weight="normal"/>
    </style:style>
    <style:style style:family="table-row" style:name="ro177">
      <style:table-row-properties style:row-height="14.25pt" style:use-optimal-row-height="false" fo:break-before="auto"/>
    </style:style>
    <style:style style:family="text" style:name="T97">
      <style:text-properties fo:color="#006100" fo:font-family="Calibri" fo:font-size="11pt" fo:font-style="normal" style:text-underline-type="none" fo:font-weight="normal"/>
    </style:style>
    <style:style style:family="text" style:name="T98">
      <style:text-properties fo:color="#3F3F76" fo:font-family="Calibri" fo:font-size="11pt" fo:font-style="normal" style:text-underline-type="none" fo:font-weight="normal"/>
    </style:style>
    <style:style style:family="text" style:name="T99">
      <style:text-properties fo:color="#9C0006" fo:font-family="Calibri" fo:font-size="11pt" fo:font-style="normal" style:text-underline-type="none" fo:font-weight="normal"/>
    </style:style>
    <style:style style:family="table-row" style:name="ro178">
      <style:table-row-properties style:row-height="14.25pt" style:use-optimal-row-height="false" fo:break-before="auto"/>
    </style:style>
    <style:style style:family="text" style:name="T100">
      <style:text-properties fo:color="#006100" fo:font-family="Calibri" fo:font-size="11pt" fo:font-style="normal" style:text-underline-type="none" fo:font-weight="normal"/>
    </style:style>
    <style:style style:family="text" style:name="T101">
      <style:text-properties fo:color="#3F3F76" fo:font-family="Calibri" fo:font-size="11pt" fo:font-style="normal" style:text-underline-type="none" fo:font-weight="normal"/>
    </style:style>
    <style:style style:family="text" style:name="T102">
      <style:text-properties fo:color="#9C0006" fo:font-family="Calibri" fo:font-size="11pt" fo:font-style="normal" style:text-underline-type="none" fo:font-weight="normal"/>
    </style:style>
    <style:style style:family="table-row" style:name="ro179">
      <style:table-row-properties style:row-height="14.25pt" style:use-optimal-row-height="false" fo:break-before="auto"/>
    </style:style>
    <style:style style:family="text" style:name="T103">
      <style:text-properties fo:color="#006100" fo:font-family="Calibri" fo:font-size="11pt" fo:font-style="normal" style:text-underline-type="none" fo:font-weight="normal"/>
    </style:style>
    <style:style style:family="text" style:name="T104">
      <style:text-properties fo:color="#9C0006" fo:font-family="Calibri" fo:font-size="11pt" fo:font-style="normal" style:text-underline-type="none" fo:font-weight="normal"/>
    </style:style>
    <style:style style:family="table-row" style:name="ro180">
      <style:table-row-properties style:row-height="14.25pt" style:use-optimal-row-height="false" fo:break-before="auto"/>
    </style:style>
    <style:style style:family="text" style:name="T105">
      <style:text-properties fo:color="#006100" fo:font-family="Calibri" fo:font-size="11pt" fo:font-style="normal" style:text-underline-type="none" fo:font-weight="normal"/>
    </style:style>
    <style:style style:family="table-row" style:name="ro181">
      <style:table-row-properties style:row-height="14.25pt" style:use-optimal-row-height="false" fo:break-before="auto"/>
    </style:style>
    <style:style style:family="text" style:name="T106">
      <style:text-properties fo:color="#006100" fo:font-family="Calibri" fo:font-size="11pt" fo:font-style="normal" style:text-underline-type="none" fo:font-weight="normal"/>
    </style:style>
    <style:style style:family="table-row" style:name="ro182">
      <style:table-row-properties style:row-height="14.25pt" style:use-optimal-row-height="false" fo:break-before="auto"/>
    </style:style>
    <style:style style:family="table-row" style:name="ro183">
      <style:table-row-properties style:row-height="14.25pt" style:use-optimal-row-height="false" fo:break-before="auto"/>
    </style:style>
    <style:style style:family="table-row" style:name="ro184">
      <style:table-row-properties style:row-height="14.25pt" style:use-optimal-row-height="false" fo:break-before="auto"/>
    </style:style>
    <style:style style:family="table-row" style:name="ro185">
      <style:table-row-properties style:row-height="14.25pt" style:use-optimal-row-height="false" fo:break-before="auto"/>
    </style:style>
    <style:style style:family="text" style:name="T107">
      <style:text-properties fo:color="#006100" fo:font-family="Calibri" fo:font-size="11pt" fo:font-style="normal" style:text-underline-type="none" fo:font-weight="normal"/>
    </style:style>
    <style:style style:family="table-row" style:name="ro186">
      <style:table-row-properties style:row-height="14.25pt" style:use-optimal-row-height="false" fo:break-before="auto"/>
    </style:style>
    <style:style style:family="text" style:name="T108">
      <style:text-properties fo:color="#006100" fo:font-family="Calibri" fo:font-size="11pt" fo:font-style="normal" style:text-underline-type="none" fo:font-weight="normal"/>
    </style:style>
    <style:style style:family="table-row" style:name="ro187">
      <style:table-row-properties style:row-height="14.25pt" style:use-optimal-row-height="false" fo:break-before="auto"/>
    </style:style>
    <style:style style:family="text" style:name="T109">
      <style:text-properties fo:color="#006100" fo:font-family="Calibri" fo:font-size="11pt" fo:font-style="normal" style:text-underline-type="none" fo:font-weight="normal"/>
    </style:style>
    <style:style style:family="table-row" style:name="ro188">
      <style:table-row-properties style:row-height="14.25pt" style:use-optimal-row-height="false" fo:break-before="auto"/>
    </style:style>
    <style:style style:family="table-row" style:name="ro189">
      <style:table-row-properties style:row-height="14.25pt" style:use-optimal-row-height="false" fo:break-before="auto"/>
    </style:style>
    <style:style style:family="table-row" style:name="ro190">
      <style:table-row-properties style:row-height="14.25pt" style:use-optimal-row-height="false" fo:break-before="auto"/>
    </style:style>
    <style:style style:family="text" style:name="T110">
      <style:text-properties fo:color="#006100" fo:font-family="Calibri" fo:font-size="11pt" fo:font-style="normal" style:text-underline-type="none" fo:font-weight="normal"/>
    </style:style>
    <style:style style:family="table-row" style:name="ro191">
      <style:table-row-properties style:row-height="14.25pt" style:use-optimal-row-height="false" fo:break-before="auto"/>
    </style:style>
    <style:style style:family="text" style:name="T111">
      <style:text-properties fo:color="#006100" fo:font-family="Calibri" fo:font-size="11pt" fo:font-style="normal" style:text-underline-type="none" fo:font-weight="normal"/>
    </style:style>
    <style:style style:family="table-row" style:name="ro192">
      <style:table-row-properties style:row-height="14.25pt" style:use-optimal-row-height="false" fo:break-before="auto"/>
    </style:style>
    <style:style style:family="text" style:name="T112">
      <style:text-properties fo:color="#006100" fo:font-family="Calibri" fo:font-size="11pt" fo:font-style="normal" style:text-underline-type="none" fo:font-weight="normal"/>
    </style:style>
    <style:style style:family="table-row" style:name="ro193">
      <style:table-row-properties style:row-height="14.25pt" style:use-optimal-row-height="false" fo:break-before="auto"/>
    </style:style>
    <style:style style:family="text" style:name="T113">
      <style:text-properties fo:color="#0061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able-row" style:name="ro194">
      <style:table-row-properties style:row-height="14.25pt" style:use-optimal-row-height="false" fo:break-before="auto"/>
    </style:style>
    <style:style style:family="text" style:name="T115">
      <style:text-properties fo:color="#0061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able-row" style:name="ro195">
      <style:table-row-properties style:row-height="14.25pt" style:use-optimal-row-height="false" fo:break-before="auto"/>
    </style:style>
    <style:style style:family="text" style:name="T117">
      <style:text-properties fo:color="#006100" fo:font-family="Calibri" fo:font-size="11pt" fo:font-style="normal" style:text-underline-type="none" fo:font-weight="normal"/>
    </style:style>
    <style:style style:family="table-row" style:name="ro196">
      <style:table-row-properties style:row-height="14.25pt" style:use-optimal-row-height="false" fo:break-before="auto"/>
    </style:style>
    <style:style style:family="text" style:name="T118">
      <style:text-properties fo:color="#006100" fo:font-family="Calibri" fo:font-size="11pt" fo:font-style="normal" style:text-underline-type="none" fo:font-weight="normal"/>
    </style:style>
    <style:style style:family="table-row" style:name="ro197">
      <style:table-row-properties style:row-height="14.25pt" style:use-optimal-row-height="false" fo:break-before="auto"/>
    </style:style>
    <style:style style:family="text" style:name="T119">
      <style:text-properties fo:color="#006100" fo:font-family="Calibri" fo:font-size="11pt" fo:font-style="normal" style:text-underline-type="none" fo:font-weight="normal"/>
    </style:style>
    <style:style style:family="table-row" style:name="ro198">
      <style:table-row-properties style:row-height="14.25pt" style:use-optimal-row-height="false" fo:break-before="auto"/>
    </style:style>
    <style:style style:family="table-row" style:name="ro199">
      <style:table-row-properties style:row-height="14.25pt" style:use-optimal-row-height="false" fo:break-before="auto"/>
    </style:style>
    <style:style style:family="table-row" style:name="ro200">
      <style:table-row-properties style:row-height="14.25pt" style:use-optimal-row-height="false" fo:break-before="auto"/>
    </style:style>
    <style:style style:family="text" style:name="T120">
      <style:text-properties fo:color="#006100" fo:font-family="Calibri" fo:font-size="11pt" fo:font-style="normal" style:text-underline-type="none" fo:font-weight="normal"/>
    </style:style>
    <style:style style:family="table-row" style:name="ro201">
      <style:table-row-properties style:row-height="14.25pt" style:use-optimal-row-height="false" fo:break-before="auto"/>
    </style:style>
    <style:style style:family="text" style:name="T121">
      <style:text-properties fo:color="#006100" fo:font-family="Calibri" fo:font-size="11pt" fo:font-style="normal" style:text-underline-type="none" fo:font-weight="normal"/>
    </style:style>
    <style:style style:family="table-row" style:name="ro202">
      <style:table-row-properties style:row-height="14.25pt" style:use-optimal-row-height="false" fo:break-before="auto"/>
    </style:style>
    <style:style style:family="text" style:name="T122">
      <style:text-properties fo:color="#006100" fo:font-family="Calibri" fo:font-size="11pt" fo:font-style="normal" style:text-underline-type="none" fo:font-weight="normal"/>
    </style:style>
    <style:style style:family="table-row" style:name="ro203">
      <style:table-row-properties style:row-height="14.25pt" style:use-optimal-row-height="false" fo:break-before="auto"/>
    </style:style>
    <style:style style:family="text" style:name="T123">
      <style:text-properties fo:color="#006100" fo:font-family="Calibri" fo:font-size="11pt" fo:font-style="normal" style:text-underline-type="none" fo:font-weight="normal"/>
    </style:style>
    <style:style style:family="table-row" style:name="ro204">
      <style:table-row-properties style:row-height="14.25pt" style:use-optimal-row-height="false" fo:break-before="auto"/>
    </style:style>
    <style:style style:family="table-row" style:name="ro205">
      <style:table-row-properties style:row-height="14.25pt" style:use-optimal-row-height="false" fo:break-before="auto"/>
    </style:style>
    <style:style style:family="text" style:name="T124">
      <style:text-properties fo:color="#006100" fo:font-family="Calibri" fo:font-size="11pt" fo:font-style="normal" style:text-underline-type="none" fo:font-weight="normal"/>
    </style:style>
    <style:style style:family="table-row" style:name="ro206">
      <style:table-row-properties style:row-height="14.25pt" style:use-optimal-row-height="false" fo:break-before="auto"/>
    </style:style>
    <style:style style:family="text" style:name="T125">
      <style:text-properties fo:color="#006100" fo:font-family="Calibri" fo:font-size="11pt" fo:font-style="normal" style:text-underline-type="none" fo:font-weight="normal"/>
    </style:style>
    <style:style style:family="table-row" style:name="ro207">
      <style:table-row-properties style:row-height="14.25pt" style:use-optimal-row-height="false" fo:break-before="auto"/>
    </style:style>
    <style:style style:family="text" style:name="T126">
      <style:text-properties fo:color="#006100" fo:font-family="Calibri" fo:font-size="11pt" fo:font-style="normal" style:text-underline-type="none" fo:font-weight="normal"/>
    </style:style>
    <style:style style:family="table-row" style:name="ro208">
      <style:table-row-properties style:row-height="14.25pt" style:use-optimal-row-height="false" fo:break-before="auto"/>
    </style:style>
    <style:style style:family="text" style:name="T127">
      <style:text-properties fo:color="#006100" fo:font-family="Calibri" fo:font-size="11pt" fo:font-style="normal" style:text-underline-type="none" fo:font-weight="normal"/>
    </style:style>
    <style:style style:family="table-row" style:name="ro209">
      <style:table-row-properties style:row-height="14.25pt" style:use-optimal-row-height="false" fo:break-before="auto"/>
    </style:style>
    <style:style style:family="table-row" style:name="ro210">
      <style:table-row-properties style:row-height="14.25pt" style:use-optimal-row-height="false" fo:break-before="auto"/>
    </style:style>
    <style:style style:family="text" style:name="T128">
      <style:text-properties fo:color="#006100" fo:font-family="Calibri" fo:font-size="11pt" fo:font-style="normal" style:text-underline-type="none" fo:font-weight="normal"/>
    </style:style>
    <style:style style:family="table-row" style:name="ro211">
      <style:table-row-properties style:row-height="14.25pt" style:use-optimal-row-height="false" fo:break-before="auto"/>
    </style:style>
    <style:style style:family="text" style:name="T129">
      <style:text-properties fo:color="#006100" fo:font-family="Calibri" fo:font-size="11pt" fo:font-style="normal" style:text-underline-type="none" fo:font-weight="normal"/>
    </style:style>
    <style:style style:family="table-row" style:name="ro212">
      <style:table-row-properties style:row-height="14.25pt" style:use-optimal-row-height="false" fo:break-before="auto"/>
    </style:style>
    <style:style style:family="text" style:name="T130">
      <style:text-properties fo:color="#006100" fo:font-family="Calibri" fo:font-size="11pt" fo:font-style="normal" style:text-underline-type="none" fo:font-weight="normal"/>
    </style:style>
    <style:style style:family="table-row" style:name="ro213">
      <style:table-row-properties style:row-height="14.25pt" style:use-optimal-row-height="false" fo:break-before="auto"/>
    </style:style>
    <style:style style:family="text" style:name="T131">
      <style:text-properties fo:color="#006100" fo:font-family="Calibri" fo:font-size="11pt" fo:font-style="normal" style:text-underline-type="none" fo:font-weight="normal"/>
    </style:style>
    <style:style style:family="table-row" style:name="ro214">
      <style:table-row-properties style:row-height="14.25pt" style:use-optimal-row-height="false" fo:break-before="auto"/>
    </style:style>
    <style:style style:family="text" style:name="T132">
      <style:text-properties fo:color="#006100" fo:font-family="Calibri" fo:font-size="11pt" fo:font-style="normal" style:text-underline-type="none" fo:font-weight="normal"/>
    </style:style>
    <style:style style:family="table-row" style:name="ro215">
      <style:table-row-properties style:row-height="14.25pt" style:use-optimal-row-height="false" fo:break-before="auto"/>
    </style:style>
    <style:style style:family="text" style:name="T133">
      <style:text-properties fo:color="#006100" fo:font-family="Calibri" fo:font-size="11pt" fo:font-style="normal" style:text-underline-type="none" fo:font-weight="normal"/>
    </style:style>
    <style:style style:family="table-row" style:name="ro216">
      <style:table-row-properties style:row-height="14.25pt" style:use-optimal-row-height="false" fo:break-before="auto"/>
    </style:style>
    <style:style style:family="text" style:name="T134">
      <style:text-properties fo:color="#006100" fo:font-family="Calibri" fo:font-size="11pt" fo:font-style="normal" style:text-underline-type="none" fo:font-weight="normal"/>
    </style:style>
    <style:style style:family="table-row" style:name="ro217">
      <style:table-row-properties style:row-height="14.25pt" style:use-optimal-row-height="false" fo:break-before="auto"/>
    </style:style>
    <style:style style:family="text" style:name="T135">
      <style:text-properties fo:color="#006100" fo:font-family="Calibri" fo:font-size="11pt" fo:font-style="normal" style:text-underline-type="none" fo:font-weight="normal"/>
    </style:style>
    <style:style style:family="table-row" style:name="ro218">
      <style:table-row-properties style:row-height="14.25pt" style:use-optimal-row-height="false" fo:break-before="auto"/>
    </style:style>
    <style:style style:family="text" style:name="T136">
      <style:text-properties fo:color="#006100" fo:font-family="Calibri" fo:font-size="11pt" fo:font-style="normal" style:text-underline-type="none" fo:font-weight="normal"/>
    </style:style>
    <style:style style:family="table-row" style:name="ro219">
      <style:table-row-properties style:row-height="14.25pt" style:use-optimal-row-height="false" fo:break-before="auto"/>
    </style:style>
    <style:style style:family="text" style:name="T137">
      <style:text-properties fo:color="#006100" fo:font-family="Calibri" fo:font-size="11pt" fo:font-style="normal" style:text-underline-type="none" fo:font-weight="normal"/>
    </style:style>
    <style:style style:family="table-row" style:name="ro220">
      <style:table-row-properties style:row-height="14.25pt" style:use-optimal-row-height="false" fo:break-before="auto"/>
    </style:style>
    <style:style style:family="text" style:name="T138">
      <style:text-properties fo:color="#006100" fo:font-family="Calibri" fo:font-size="11pt" fo:font-style="normal" style:text-underline-type="none" fo:font-weight="normal"/>
    </style:style>
    <style:style style:family="table-row" style:name="ro221">
      <style:table-row-properties style:row-height="14.25pt" style:use-optimal-row-height="false" fo:break-before="auto"/>
    </style:style>
    <style:style style:family="text" style:name="T139">
      <style:text-properties fo:color="#006100" fo:font-family="Calibri" fo:font-size="11pt" fo:font-style="normal" style:text-underline-type="none" fo:font-weight="normal"/>
    </style:style>
    <style:style style:family="table-row" style:name="ro222">
      <style:table-row-properties style:row-height="14.25pt" style:use-optimal-row-height="false" fo:break-before="auto"/>
    </style:style>
    <style:style style:family="table-row" style:name="ro223">
      <style:table-row-properties style:row-height="14.25pt" style:use-optimal-row-height="false" fo:break-before="auto"/>
    </style:style>
    <style:style style:family="table-row" style:name="ro224">
      <style:table-row-properties style:row-height="14.25pt" style:use-optimal-row-height="false" fo:break-before="auto"/>
    </style:style>
    <style:style style:family="table-row" style:name="ro225">
      <style:table-row-properties style:row-height="13.5pt" style:use-optimal-row-height="false" fo:break-before="auto"/>
    </style:style>
    <style:style style:family="text" style:name="T140">
      <style:text-properties fo:color="#006100" fo:font-family="Calibri" fo:font-size="11pt" fo:font-style="normal" style:text-underline-type="none" fo:font-weight="normal"/>
    </style:style>
    <style:style style:family="table-row" style:name="ro226">
      <style:table-row-properties style:row-height="13.5pt" style:use-optimal-row-height="false" fo:break-before="auto"/>
    </style:style>
    <style:style style:family="text" style:name="T141">
      <style:text-properties fo:color="#006100" fo:font-family="Calibri" fo:font-size="11pt" fo:font-style="normal" style:text-underline-type="none" fo:font-weight="normal"/>
    </style:style>
    <style:style style:family="table-row" style:name="ro227">
      <style:table-row-properties style:row-height="13.5pt" style:use-optimal-row-height="false" fo:break-before="auto"/>
    </style:style>
    <style:style style:family="table-row" style:name="ro228">
      <style:table-row-properties style:row-height="13.5pt" style:use-optimal-row-height="false" fo:break-before="auto"/>
    </style:style>
    <style:style style:family="table-row" style:name="ro229">
      <style:table-row-properties style:row-height="13.5pt" style:use-optimal-row-height="false" fo:break-before="auto"/>
    </style:style>
    <style:style style:family="table-row" style:name="ro230">
      <style:table-row-properties style:row-height="13.5pt" style:use-optimal-row-height="false" fo:break-before="auto"/>
    </style:style>
    <style:style style:family="text" style:name="T142">
      <style:text-properties fo:color="#006100" fo:font-family="Calibri" fo:font-size="11pt" fo:font-style="normal" style:text-underline-type="none" fo:font-weight="normal"/>
    </style:style>
    <style:style style:family="table-row" style:name="ro231">
      <style:table-row-properties style:row-height="13.5pt" style:use-optimal-row-height="false" fo:break-before="auto"/>
    </style:style>
    <style:style style:family="text" style:name="T143">
      <style:text-properties fo:color="#006100" fo:font-family="Calibri" fo:font-size="11pt" fo:font-style="normal" style:text-underline-type="none" fo:font-weight="normal"/>
    </style:style>
    <style:style style:family="table-row" style:name="ro232">
      <style:table-row-properties style:row-height="13.5pt" style:use-optimal-row-height="false" fo:break-before="auto"/>
    </style:style>
    <style:style style:family="text" style:name="T144">
      <style:text-properties fo:color="#006100" fo:font-family="Calibri" fo:font-size="11pt" fo:font-style="normal" style:text-underline-type="none" fo:font-weight="normal"/>
    </style:style>
    <style:style style:family="table-row" style:name="ro233">
      <style:table-row-properties style:row-height="13.5pt" style:use-optimal-row-height="false" fo:break-before="auto"/>
    </style:style>
    <style:style style:family="text" style:name="T145">
      <style:text-properties fo:color="#006100" fo:font-family="Calibri" fo:font-size="11pt" fo:font-style="normal" style:text-underline-type="none" fo:font-weight="normal"/>
    </style:style>
    <style:style style:family="table-row" style:name="ro234">
      <style:table-row-properties style:row-height="13.5pt" style:use-optimal-row-height="false" fo:break-before="auto"/>
    </style:style>
    <style:style style:family="table-row" style:name="ro235">
      <style:table-row-properties style:row-height="13.5pt" style:use-optimal-row-height="false" fo:break-before="auto"/>
    </style:style>
    <style:style style:family="text" style:name="T146">
      <style:text-properties fo:color="#006100" fo:font-family="Calibri" fo:font-size="11pt" fo:font-style="normal" style:text-underline-type="none" fo:font-weight="normal"/>
    </style:style>
    <style:style style:family="table-row" style:name="ro236">
      <style:table-row-properties style:row-height="13.5pt" style:use-optimal-row-height="false" fo:break-before="auto"/>
    </style:style>
    <style:style style:family="text" style:name="T147">
      <style:text-properties fo:color="#006100" fo:font-family="Calibri" fo:font-size="11pt" fo:font-style="normal" style:text-underline-type="none" fo:font-weight="normal"/>
    </style:style>
    <style:style style:family="table-row" style:name="ro237">
      <style:table-row-properties style:row-height="13.5pt" style:use-optimal-row-height="false" fo:break-before="auto"/>
    </style:style>
    <style:style style:family="text" style:name="T148">
      <style:text-properties fo:color="#006100" fo:font-family="Calibri" fo:font-size="11pt" fo:font-style="normal" style:text-underline-type="none" fo:font-weight="normal"/>
    </style:style>
    <style:style style:family="table-row" style:name="ro238">
      <style:table-row-properties style:row-height="13.5pt" style:use-optimal-row-height="false" fo:break-before="auto"/>
    </style:style>
    <style:style style:family="table-row" style:name="ro239">
      <style:table-row-properties style:row-height="13.5pt" style:use-optimal-row-height="false" fo:break-before="auto"/>
    </style:style>
    <style:style style:family="table-row" style:name="ro240">
      <style:table-row-properties style:row-height="13.5pt" style:use-optimal-row-height="false" fo:break-before="auto"/>
    </style:style>
    <style:style style:family="text" style:name="T149">
      <style:text-properties fo:color="#006100" fo:font-family="Calibri" fo:font-size="11pt" fo:font-style="normal" style:text-underline-type="none" fo:font-weight="normal"/>
    </style:style>
    <style:style style:family="table-row" style:name="ro241">
      <style:table-row-properties style:row-height="13.5pt" style:use-optimal-row-height="false" fo:break-before="auto"/>
    </style:style>
    <style:style style:family="text" style:name="T150">
      <style:text-properties fo:color="#006100" fo:font-family="Calibri" fo:font-size="11pt" fo:font-style="normal" style:text-underline-type="none" fo:font-weight="normal"/>
    </style:style>
    <style:style style:family="table-row" style:name="ro242">
      <style:table-row-properties style:row-height="13.5pt" style:use-optimal-row-height="false" fo:break-before="auto"/>
    </style:style>
    <style:style style:family="text" style:name="T151">
      <style:text-properties fo:color="#006100" fo:font-family="Calibri" fo:font-size="11pt" fo:font-style="normal" style:text-underline-type="none" fo:font-weight="normal"/>
    </style:style>
    <style:style style:family="table-row" style:name="ro243">
      <style:table-row-properties style:row-height="13.5pt" style:use-optimal-row-height="false" fo:break-before="auto"/>
    </style:style>
    <style:style style:family="text" style:name="T152">
      <style:text-properties fo:color="#006100" fo:font-family="Calibri" fo:font-size="11pt" fo:font-style="normal" style:text-underline-type="none" fo:font-weight="normal"/>
    </style:style>
    <style:style style:family="table-row" style:name="ro244">
      <style:table-row-properties style:row-height="13.5pt" style:use-optimal-row-height="false" fo:break-before="auto"/>
    </style:style>
    <style:style style:family="table-row" style:name="ro245">
      <style:table-row-properties style:row-height="13.5pt" style:use-optimal-row-height="false" fo:break-before="auto"/>
    </style:style>
    <style:style style:family="text" style:name="T153">
      <style:text-properties fo:color="#006100" fo:font-family="Calibri" fo:font-size="11pt" fo:font-style="normal" style:text-underline-type="none" fo:font-weight="normal"/>
    </style:style>
    <style:style style:family="table-row" style:name="ro246">
      <style:table-row-properties style:row-height="13.5pt" style:use-optimal-row-height="false" fo:break-before="auto"/>
    </style:style>
    <style:style style:family="text" style:name="T154">
      <style:text-properties fo:color="#006100" fo:font-family="Calibri" fo:font-size="11pt" fo:font-style="normal" style:text-underline-type="none" fo:font-weight="normal"/>
    </style:style>
    <style:style style:family="table-row" style:name="ro247">
      <style:table-row-properties style:row-height="13.5pt" style:use-optimal-row-height="false" fo:break-before="auto"/>
    </style:style>
    <style:style style:family="text" style:name="T155">
      <style:text-properties fo:color="#006100" fo:font-family="Calibri" fo:font-size="11pt" fo:font-style="normal" style:text-underline-type="none" fo:font-weight="normal"/>
    </style:style>
    <style:style style:family="table-row" style:name="ro248">
      <style:table-row-properties style:row-height="13.5pt" style:use-optimal-row-height="false" fo:break-before="auto"/>
    </style:style>
    <style:style style:family="table-row" style:name="ro249">
      <style:table-row-properties style:row-height="13.5pt" style:use-optimal-row-height="false" fo:break-before="auto"/>
    </style:style>
    <style:style style:family="table-row" style:name="ro250">
      <style:table-row-properties style:row-height="13.5pt" style:use-optimal-row-height="false" fo:break-before="auto"/>
    </style:style>
    <style:style style:family="text" style:name="T156">
      <style:text-properties fo:color="#006100" fo:font-family="Calibri" fo:font-size="11pt" fo:font-style="normal" style:text-underline-type="none" fo:font-weight="normal"/>
    </style:style>
    <style:style style:family="table-row" style:name="ro251">
      <style:table-row-properties style:row-height="13.5pt" style:use-optimal-row-height="false" fo:break-before="auto"/>
    </style:style>
    <style:style style:family="table-row" style:name="ro252">
      <style:table-row-properties style:row-height="13.5pt" style:use-optimal-row-height="false" fo:break-before="auto"/>
    </style:style>
    <style:style style:family="table-row" style:name="ro253">
      <style:table-row-properties style:row-height="13.5pt" style:use-optimal-row-height="false" fo:break-before="auto"/>
    </style:style>
    <style:style style:family="table-row" style:name="ro254">
      <style:table-row-properties style:row-height="13.5pt" style:use-optimal-row-height="false" fo:break-before="auto"/>
    </style:style>
    <style:style style:family="table-row" style:name="ro255">
      <style:table-row-properties style:row-height="13.5pt" style:use-optimal-row-height="false" fo:break-before="auto"/>
    </style:style>
    <style:style style:family="text" style:name="T157">
      <style:text-properties fo:color="#006100" fo:font-family="Calibri" fo:font-size="11pt" fo:font-style="normal" style:text-underline-type="none" fo:font-weight="normal"/>
    </style:style>
    <style:style style:family="table-row" style:name="ro256">
      <style:table-row-properties style:row-height="13.5pt" style:use-optimal-row-height="false" fo:break-before="auto"/>
    </style:style>
    <style:style style:family="text" style:name="T158">
      <style:text-properties fo:color="#006100" fo:font-family="Calibri" fo:font-size="11pt" fo:font-style="normal" style:text-underline-type="none" fo:font-weight="normal"/>
    </style:style>
    <style:style style:family="table-row" style:name="ro257">
      <style:table-row-properties style:row-height="13.5pt" style:use-optimal-row-height="false" fo:break-before="auto"/>
    </style:style>
    <style:style style:family="text" style:name="T159">
      <style:text-properties fo:color="#006100" fo:font-family="Calibri" fo:font-size="11pt" fo:font-style="normal" style:text-underline-type="none" fo:font-weight="normal"/>
    </style:style>
    <style:style style:family="table-row" style:name="ro258">
      <style:table-row-properties style:row-height="13.5pt" style:use-optimal-row-height="false" fo:break-before="auto"/>
    </style:style>
    <style:style style:family="text" style:name="T160">
      <style:text-properties fo:color="#006100" fo:font-family="Calibri" fo:font-size="11pt" fo:font-style="normal" style:text-underline-type="none" fo:font-weight="normal"/>
    </style:style>
    <style:style style:family="table-row" style:name="ro259">
      <style:table-row-properties style:row-height="13.5pt" style:use-optimal-row-height="false" fo:break-before="auto"/>
    </style:style>
    <style:style style:family="table-row" style:name="ro260">
      <style:table-row-properties style:row-height="13.5pt" style:use-optimal-row-height="false" fo:break-before="auto"/>
    </style:style>
    <style:style style:family="table-row" style:name="ro261">
      <style:table-row-properties style:row-height="13.5pt" style:use-optimal-row-height="false" fo:break-before="auto"/>
    </style:style>
    <style:style style:family="table-row" style:name="ro262">
      <style:table-row-properties style:row-height="13.5pt" style:use-optimal-row-height="false" fo:break-before="auto"/>
    </style:style>
    <style:style style:family="table-row" style:name="ro263">
      <style:table-row-properties style:row-height="13.5pt" style:use-optimal-row-height="false" fo:break-before="auto"/>
    </style:style>
    <style:style style:family="table-row" style:name="ro264">
      <style:table-row-properties style:row-height="13.5pt" style:use-optimal-row-height="false" fo:break-before="auto"/>
    </style:style>
    <style:style style:family="table-row" style:name="ro265">
      <style:table-row-properties style:row-height="13.5pt" style:use-optimal-row-height="false" fo:break-before="auto"/>
    </style:style>
    <style:style style:family="table-row" style:name="ro266">
      <style:table-row-properties style:row-height="13.5pt" style:use-optimal-row-height="false" fo:break-before="auto"/>
    </style:style>
    <style:style style:family="table-row" style:name="ro267">
      <style:table-row-properties style:row-height="13.5pt" style:use-optimal-row-height="false" fo:break-before="auto"/>
    </style:style>
    <style:style style:family="table-row" style:name="ro268">
      <style:table-row-properties style:row-height="13.5pt" style:use-optimal-row-height="false" fo:break-before="auto"/>
    </style:style>
    <style:style style:family="table-row" style:name="ro269">
      <style:table-row-properties style:row-height="13.5pt" style:use-optimal-row-height="false" fo:break-before="auto"/>
    </style:style>
    <style:style style:family="table-row" style:name="ro270">
      <style:table-row-properties style:row-height="13.5pt" style:use-optimal-row-height="false" fo:break-before="auto"/>
    </style:style>
    <style:style style:family="table-row" style:name="ro271">
      <style:table-row-properties style:row-height="13.5pt" style:use-optimal-row-height="false" fo:break-before="auto"/>
    </style:style>
    <style:style style:family="table-row" style:name="ro272">
      <style:table-row-properties style:row-height="13.5pt" style:use-optimal-row-height="false" fo:break-before="auto"/>
    </style:style>
    <style:style style:family="table-row" style:name="ro273">
      <style:table-row-properties style:row-height="13.5pt" style:use-optimal-row-height="false" fo:break-before="auto"/>
    </style:style>
    <style:style style:family="table-row" style:name="ro274">
      <style:table-row-properties style:row-height="13.5pt" style:use-optimal-row-height="false" fo:break-before="auto"/>
    </style:style>
    <style:style style:family="table-row" style:name="ro275">
      <style:table-row-properties style:row-height="13.5pt" style:use-optimal-row-height="false" fo:break-before="auto"/>
    </style:style>
    <style:style style:family="table-row" style:name="ro276">
      <style:table-row-properties style:row-height="13.5pt" style:use-optimal-row-height="false" fo:break-before="auto"/>
    </style:style>
    <style:style style:family="table-row" style:name="ro277">
      <style:table-row-properties style:row-height="13.5pt" style:use-optimal-row-height="false" fo:break-before="auto"/>
    </style:style>
    <style:style style:family="table-row" style:name="ro278">
      <style:table-row-properties style:row-height="13.5pt" style:use-optimal-row-height="false" fo:break-before="auto"/>
    </style:style>
    <style:style style:family="table-row" style:name="ro279">
      <style:table-row-properties style:row-height="13.5pt" style:use-optimal-row-height="false" fo:break-before="auto"/>
    </style:style>
    <style:style style:family="table-row" style:name="ro280">
      <style:table-row-properties style:row-height="13.5pt" style:use-optimal-row-height="false" fo:break-before="auto"/>
    </style:style>
    <style:style style:family="table-row" style:name="ro281">
      <style:table-row-properties style:row-height="13.5pt" style:use-optimal-row-height="false" fo:break-before="auto"/>
    </style:style>
    <style:style style:family="table-row" style:name="ro282">
      <style:table-row-properties style:row-height="13.5pt" style:use-optimal-row-height="false" fo:break-before="auto"/>
    </style:style>
    <style:style style:family="table-row" style:name="ro283">
      <style:table-row-properties style:row-height="13.5pt" style:use-optimal-row-height="false" fo:break-before="auto"/>
    </style:style>
    <style:style style:family="table-row" style:name="ro284">
      <style:table-row-properties style:row-height="13.5pt" style:use-optimal-row-height="false" fo:break-before="auto"/>
    </style:style>
    <style:style style:family="table-row" style:name="ro285">
      <style:table-row-properties style:row-height="13.5pt" style:use-optimal-row-height="false" fo:break-before="auto"/>
    </style:style>
    <style:style style:family="table-row" style:name="ro286">
      <style:table-row-properties style:row-height="13.5pt" style:use-optimal-row-height="false" fo:break-before="auto"/>
    </style:style>
    <style:style style:family="table-row" style:name="ro287">
      <style:table-row-properties style:row-height="13.5pt" style:use-optimal-row-height="false" fo:break-before="auto"/>
    </style:style>
    <style:style style:family="table-row" style:name="ro288">
      <style:table-row-properties style:row-height="13.5pt" style:use-optimal-row-height="false" fo:break-before="auto"/>
    </style:style>
    <style:style style:family="table-row" style:name="ro289">
      <style:table-row-properties style:row-height="13.5pt" style:use-optimal-row-height="false" fo:break-before="auto"/>
    </style:style>
    <style:style style:family="table-row" style:name="ro290">
      <style:table-row-properties style:row-height="13.5pt" style:use-optimal-row-height="false" fo:break-before="auto"/>
    </style:style>
    <style:style style:family="table-row" style:name="ro291">
      <style:table-row-properties style:row-height="13.5pt" style:use-optimal-row-height="false" fo:break-before="auto"/>
    </style:style>
    <style:style style:family="table-row" style:name="ro292">
      <style:table-row-properties style:row-height="13.5pt" style:use-optimal-row-height="false" fo:break-before="auto"/>
    </style:style>
    <style:style style:family="table-row" style:name="ro293">
      <style:table-row-properties style:row-height="13.5pt" style:use-optimal-row-height="false" fo:break-before="auto"/>
    </style:style>
    <style:style style:family="table-row" style:name="ro294">
      <style:table-row-properties style:row-height="13.5pt" style:use-optimal-row-height="false" fo:break-before="auto"/>
    </style:style>
    <style:style style:family="table-row" style:name="ro295">
      <style:table-row-properties style:row-height="13.5pt" style:use-optimal-row-height="false" fo:break-before="auto"/>
    </style:style>
    <style:style style:family="table-row" style:name="ro296">
      <style:table-row-properties style:row-height="13.5pt" style:use-optimal-row-height="false" fo:break-before="auto"/>
    </style:style>
    <style:style style:family="table-row" style:name="ro297">
      <style:table-row-properties style:row-height="13.5pt" style:use-optimal-row-height="false" fo:break-before="auto"/>
    </style:style>
    <style:style style:family="table-row" style:name="ro298">
      <style:table-row-properties style:row-height="13.5pt" style:use-optimal-row-height="false" fo:break-before="auto"/>
    </style:style>
    <style:style style:family="table-row" style:name="ro299">
      <style:table-row-properties style:row-height="13.5pt" style:use-optimal-row-height="false" fo:break-before="auto"/>
    </style:style>
    <style:style style:family="table-row" style:name="ro300">
      <style:table-row-properties style:row-height="13.5pt" style:use-optimal-row-height="false" fo:break-before="auto"/>
    </style:style>
    <style:style style:family="table-row" style:name="ro301">
      <style:table-row-properties style:row-height="13.5pt" style:use-optimal-row-height="false" fo:break-before="auto"/>
    </style:style>
    <style:style style:family="table-row" style:name="ro302">
      <style:table-row-properties style:row-height="13.5pt" style:use-optimal-row-height="false" fo:break-before="auto"/>
    </style:style>
    <style:style style:family="table-row" style:name="ro303">
      <style:table-row-properties style:row-height="13.5pt" style:use-optimal-row-height="false" fo:break-before="auto"/>
    </style:style>
    <style:style style:family="table-row" style:name="ro304">
      <style:table-row-properties style:row-height="13.5pt" style:use-optimal-row-height="false" fo:break-before="auto"/>
    </style:style>
    <style:style style:family="table-row" style:name="ro305">
      <style:table-row-properties style:row-height="13.5pt" style:use-optimal-row-height="false" fo:break-before="auto"/>
    </style:style>
    <style:style style:family="table-row" style:name="ro306">
      <style:table-row-properties style:row-height="13.5pt" style:use-optimal-row-height="false" fo:break-before="auto"/>
    </style:style>
    <style:style style:family="table-row" style:name="ro307">
      <style:table-row-properties style:row-height="13.5pt" style:use-optimal-row-height="false" fo:break-before="auto"/>
    </style:style>
    <style:style style:family="table-row" style:name="ro308">
      <style:table-row-properties style:row-height="13.5pt" style:use-optimal-row-height="false" fo:break-before="auto"/>
    </style:style>
    <style:style style:family="table-row" style:name="ro309">
      <style:table-row-properties style:row-height="13.5pt" style:use-optimal-row-height="false" fo:break-before="auto"/>
    </style:style>
    <style:style style:family="table-row" style:name="ro310">
      <style:table-row-properties style:row-height="13.5pt" style:use-optimal-row-height="false" fo:break-before="auto"/>
    </style:style>
    <style:style style:family="table-row" style:name="ro311">
      <style:table-row-properties style:row-height="13.5pt" style:use-optimal-row-height="false" fo:break-before="auto"/>
    </style:style>
    <style:style style:family="table-row" style:name="ro312">
      <style:table-row-properties style:row-height="13.5pt" style:use-optimal-row-height="false" fo:break-before="auto"/>
    </style:style>
    <style:style style:family="table-row" style:name="ro313">
      <style:table-row-properties style:row-height="13.5pt" style:use-optimal-row-height="false" fo:break-before="auto"/>
    </style:style>
    <style:style style:family="table-row" style:name="ro314">
      <style:table-row-properties style:row-height="13.5pt" style:use-optimal-row-height="false" fo:break-before="auto"/>
    </style:style>
    <style:style style:family="table-row" style:name="ro315">
      <style:table-row-properties style:row-height="13.5pt" style:use-optimal-row-height="false" fo:break-before="auto"/>
    </style:style>
    <style:style style:family="table-row" style:name="ro316">
      <style:table-row-properties style:row-height="13.5pt" style:use-optimal-row-height="false" fo:break-before="auto"/>
    </style:style>
    <style:style style:family="table-row" style:name="ro317">
      <style:table-row-properties style:row-height="13.5pt" style:use-optimal-row-height="false" fo:break-before="auto"/>
    </style:style>
    <style:style style:family="table-row" style:name="ro318">
      <style:table-row-properties style:row-height="13.5pt" style:use-optimal-row-height="false" fo:break-before="auto"/>
    </style:style>
    <style:style style:family="table-row" style:name="ro319">
      <style:table-row-properties style:row-height="13.5pt" style:use-optimal-row-height="false" fo:break-before="auto"/>
    </style:style>
    <style:style style:family="table-row" style:name="ro320">
      <style:table-row-properties style:row-height="13.5pt" style:use-optimal-row-height="false" fo:break-before="auto"/>
    </style:style>
    <style:style style:family="table-row" style:name="ro321">
      <style:table-row-properties style:row-height="13.5pt" style:use-optimal-row-height="false" fo:break-before="auto"/>
    </style:style>
    <style:style style:family="table-row" style:name="ro322">
      <style:table-row-properties style:row-height="13.5pt" style:use-optimal-row-height="false" fo:break-before="auto"/>
    </style:style>
    <style:style style:family="table-row" style:name="ro323">
      <style:table-row-properties style:row-height="13.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35">
      <style:table-column-properties style:column-width="1.667cm" fo:break-before="auto"/>
    </style:style>
    <style:style style:family="table-row" style:name="ro324">
      <style:table-row-properties style:row-height="0.5292cm" fo:break-before="auto"/>
    </style:style>
    <style:style style:family="table-column" style:name="co36">
      <style:table-column-properties style:column-width="1.058cm" style:use-optimal-column-width="false" fo:break-before="auto"/>
    </style:style>
    <style:style style:family="table-column" style:name="co37">
      <style:table-column-properties style:column-width="3.387cm" style:use-optimal-column-width="false" fo:break-before="auto"/>
    </style:style>
    <style:style style:family="table-column" style:name="co38">
      <style:table-column-properties style:column-width="2.54cm" style:use-optimal-column-width="false" fo:break-before="auto"/>
    </style:style>
    <style:style style:family="table-column" style:name="co39">
      <style:table-column-properties style:column-width="3.837cm" style:use-optimal-column-width="false" fo:break-before="auto"/>
    </style:style>
    <style:style style:family="table-column" style:name="co40">
      <style:table-column-properties style:column-width="3.228cm" style:use-optimal-column-width="false" fo:break-before="auto"/>
    </style:style>
    <style:style style:family="table-column" style:name="co41">
      <style:table-column-properties style:column-width="2.196cm" style:use-optimal-column-width="false" fo:break-before="auto"/>
    </style:style>
    <style:style style:family="table-column" style:name="co42">
      <style:table-column-properties style:column-width="4.816cm" style:use-optimal-column-width="false" fo:break-before="auto"/>
    </style:style>
    <style:style style:family="table-column" style:name="co43">
      <style:table-column-properties style:column-width="2.09cm" style:use-optimal-column-width="false" fo:break-before="auto"/>
    </style:style>
    <style:style style:family="table-column" style:name="co44">
      <style:table-column-properties style:column-width="2.646cm" style:use-optimal-column-width="false" fo:break-before="auto"/>
    </style:style>
    <style:style style:family="table-column" style:name="co45">
      <style:table-column-properties style:column-width="4.313cm" style:use-optimal-column-width="false" fo:break-before="auto"/>
    </style:style>
    <style:style style:family="table-column" style:name="co46">
      <style:table-column-properties style:column-width="3.308cm" style:use-optimal-column-width="false" fo:break-before="auto"/>
    </style:style>
    <style:style style:family="table-column" style:name="co47">
      <style:table-column-properties style:column-width="1.879cm" style:use-optimal-column-width="false" fo:break-before="auto"/>
    </style:style>
    <style:style style:family="table-column" style:name="co48">
      <style:table-column-properties style:column-width="2.778cm" style:use-optimal-column-width="false" fo:break-before="auto"/>
    </style:style>
    <style:style style:family="table-column" style:name="co49">
      <style:table-column-properties style:column-width="3.175cm" style:use-optimal-column-width="false" fo:break-before="auto"/>
    </style:style>
    <style:style style:family="table-column" style:name="co50">
      <style:table-column-properties style:column-width="2.249cm" style:use-optimal-column-width="false" fo:break-before="auto"/>
    </style:style>
    <style:style style:family="table-column" style:name="co51">
      <style:table-column-properties style:column-width="2.143cm" style:use-optimal-column-width="false" fo:break-before="auto"/>
    </style:style>
    <style:style style:family="table-column" style:name="co52">
      <style:table-column-properties style:column-width="1.508cm" style:use-optimal-column-width="false" fo:break-before="auto"/>
    </style:style>
    <style:style style:family="table-column" style:name="co53">
      <style:table-column-properties style:column-width="1.508cm" fo:break-before="auto"/>
    </style:style>
    <style:style style:family="table-row" style:name="ro325">
      <style:table-row-properties style:row-height="13.5pt" style:use-optimal-row-height="false" fo:break-before="auto"/>
    </style:style>
    <style:style style:family="text" style:name="T161">
      <style:text-properties fo:color="#000000" fo:font-family="Calibri" fo:font-size="22pt" fo:font-style="normal" style:text-underline-type="none" fo:font-weight="bold"/>
    </style:style>
    <style:style style:family="table-row" style:name="ro326">
      <style:table-row-properties style:row-height="13.5pt" style:use-optimal-row-height="false" fo:break-before="auto"/>
    </style:style>
    <style:style style:family="table-row" style:name="ro327">
      <style:table-row-properties style:row-height="13.5pt" style:use-optimal-row-height="false" fo:break-before="auto"/>
    </style:style>
    <style:style style:family="table-row" style:name="ro328">
      <style:table-row-properties style:row-height="14.25pt" style:use-optimal-row-height="false" fo:break-before="auto"/>
    </style:style>
    <style:style style:family="text" style:name="T162">
      <style:text-properties fo:color="#006100" fo:font-family="Calibri" fo:font-size="11pt" fo:font-style="normal" style:text-underline-type="none" fo:font-weight="bold"/>
    </style:style>
    <style:style style:family="text" style:name="T163">
      <style:text-properties fo:color="#006100" fo:font-family="Calibri" fo:font-size="11pt" fo:font-style="normal" style:text-underline-type="none" fo:font-weight="bold"/>
    </style:style>
    <style:style style:family="text" style:name="T164">
      <style:text-properties fo:color="#006100" fo:font-family="Calibri" fo:font-size="11pt" fo:font-style="normal" style:text-underline-type="none" fo:font-weight="bold"/>
    </style:style>
    <style:style style:family="text" style:name="T165">
      <style:text-properties fo:color="#006100" fo:font-family="Calibri" fo:font-size="11pt" fo:font-style="normal" style:text-underline-type="none" fo:font-weight="bold"/>
    </style:style>
    <style:style style:family="text" style:name="T166">
      <style:text-properties fo:color="#006100" fo:font-family="Calibri" fo:font-size="11pt" fo:font-style="normal" style:text-underline-type="none" fo:font-weight="bold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6100" fo:font-family="Calibri" fo:font-size="11pt" fo:font-style="normal" style:text-underline-type="none" fo:font-weight="bold"/>
    </style:style>
    <style:style style:family="table-row" style:name="ro329">
      <style:table-row-properties style:row-height="14.25pt" style:use-optimal-row-height="false" fo:break-before="auto"/>
    </style:style>
    <style:style style:family="table-row" style:name="ro330">
      <style:table-row-properties style:row-height="14.25pt" style:use-optimal-row-height="false" fo:break-before="auto"/>
    </style:style>
    <style:style style:family="text" style:name="T170">
      <style:text-properties fo:color="#9C0006" fo:font-family="Calibri" fo:font-size="11pt" fo:font-style="normal" style:text-underline-type="none" fo:font-weight="bold"/>
    </style:style>
    <style:style style:family="text" style:name="T171">
      <style:text-properties fo:color="#000000" fo:font-family="Calibri" fo:font-size="11pt" fo:font-style="normal" style:text-underline-type="none" fo:font-weight="normal"/>
    </style:style>
    <style:style style:family="table-row" style:name="ro331">
      <style:table-row-properties style:row-height="14.25pt" style:use-optimal-row-height="false" fo:break-before="auto"/>
    </style:style>
    <style:style style:family="table-row" style:name="ro332">
      <style:table-row-properties style:row-height="14.25pt" style:use-optimal-row-height="false" fo:break-before="auto"/>
    </style:style>
    <style:style style:family="text" style:name="T172">
      <style:text-properties fo:color="#9C0006" fo:font-family="Calibri" fo:font-size="11pt" fo:font-style="normal" style:text-underline-type="none" fo:font-weight="bold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6100" fo:font-family="Calibri" fo:font-size="11pt" fo:font-style="normal" style:text-underline-type="none" fo:font-weight="bold"/>
    </style:style>
    <style:style style:family="table-row" style:name="ro333">
      <style:table-row-properties style:row-height="14.25pt" style:use-optimal-row-height="false" fo:break-before="auto"/>
    </style:style>
    <style:style style:family="table-row" style:name="ro334">
      <style:table-row-properties style:row-height="14.25pt" style:use-optimal-row-height="false" fo:break-before="auto"/>
    </style:style>
    <style:style style:family="text" style:name="T175">
      <style:text-properties fo:color="#9C0006" fo:font-family="Calibri" fo:font-size="11pt" fo:font-style="normal" style:text-underline-type="none" fo:font-weight="bold"/>
    </style:style>
    <style:style style:family="text" style:name="T176">
      <style:text-properties fo:color="#000000" fo:font-family="Calibri" fo:font-size="11pt" fo:font-style="normal" style:text-underline-type="none" fo:font-weight="normal"/>
    </style:style>
    <style:style style:family="text" style:name="T177">
      <style:text-properties fo:color="#006100" fo:font-family="Calibri" fo:font-size="11pt" fo:font-style="normal" style:text-underline-type="none" fo:font-weight="bold"/>
    </style:style>
    <style:style style:family="table-row" style:name="ro335">
      <style:table-row-properties style:row-height="14.25pt" style:use-optimal-row-height="false" fo:break-before="auto"/>
    </style:style>
    <style:style style:family="text" style:name="T178">
      <style:text-properties fo:color="#9C0006" fo:font-family="Calibri" fo:font-size="11pt" fo:font-style="normal" style:text-underline-type="none" fo:font-weight="bold"/>
    </style:style>
    <style:style style:family="table-row" style:name="ro336">
      <style:table-row-properties style:row-height="14.25pt" style:use-optimal-row-height="false" fo:break-before="auto"/>
    </style:style>
    <style:style style:family="text" style:name="T179">
      <style:text-properties fo:color="#006100" fo:font-family="Calibri" fo:font-size="11pt" fo:font-style="normal" style:text-underline-type="none" fo:font-weight="bold"/>
    </style:style>
    <style:style style:family="table-row" style:name="ro337">
      <style:table-row-properties style:row-height="14.25pt" style:use-optimal-row-height="false" fo:break-before="auto"/>
    </style:style>
    <style:style style:family="table-row" style:name="ro338">
      <style:table-row-properties style:row-height="14.25pt" style:use-optimal-row-height="false" fo:break-before="auto"/>
    </style:style>
    <style:style style:family="text" style:name="T180">
      <style:text-properties fo:color="#3F3F76" fo:font-family="Calibri" fo:font-size="11pt" fo:font-style="normal" style:text-underline-type="none" fo:font-weight="bold"/>
    </style:style>
    <style:style style:family="text" style:name="T181">
      <style:text-properties fo:color="#3F3F76" fo:font-family="Calibri" fo:font-size="11pt" fo:font-style="normal" style:text-underline-type="none" fo:font-weight="bold"/>
    </style:style>
    <style:style style:family="text" style:name="T182">
      <style:text-properties fo:color="#3F3F76" fo:font-family="Calibri" fo:font-size="11pt" fo:font-style="normal" style:text-underline-type="none" fo:font-weight="bold"/>
    </style:style>
    <style:style style:family="text" style:name="T183">
      <style:text-properties fo:color="#9C0006" fo:font-family="Calibri" fo:font-size="11pt" fo:font-style="normal" style:text-underline-type="none" fo:font-weight="bold"/>
    </style:style>
    <style:style style:family="text" style:name="T184">
      <style:text-properties fo:color="#9C0006" fo:font-family="Calibri" fo:font-size="11pt" fo:font-style="normal" style:text-underline-type="none" fo:font-weight="bold"/>
    </style:style>
    <style:style style:family="text" style:name="T185">
      <style:text-properties fo:color="#9C0006" fo:font-family="Calibri" fo:font-size="11pt" fo:font-style="normal" style:text-underline-type="none" fo:font-weight="bold"/>
    </style:style>
    <style:style style:family="table-row" style:name="ro339">
      <style:table-row-properties style:row-height="14.25pt" style:use-optimal-row-height="false" fo:break-before="auto"/>
    </style:style>
    <style:style style:family="table-row" style:name="ro340">
      <style:table-row-properties style:row-height="14.25pt" style:use-optimal-row-height="false" fo:break-before="auto"/>
    </style:style>
    <style:style style:family="table-row" style:name="ro341">
      <style:table-row-properties style:row-height="14.25pt" style:use-optimal-row-height="false" fo:break-before="auto"/>
    </style:style>
    <style:style style:family="table-row" style:name="ro342">
      <style:table-row-properties style:row-height="14.25pt" style:use-optimal-row-height="false" fo:break-before="auto"/>
    </style:style>
    <style:style style:family="table-row" style:name="ro343">
      <style:table-row-properties style:row-height="14.25pt" style:use-optimal-row-height="false" fo:break-before="auto"/>
    </style:style>
    <style:style style:family="table-row" style:name="ro344">
      <style:table-row-properties style:row-height="14.25pt" style:use-optimal-row-height="false" fo:break-before="auto"/>
    </style:style>
    <style:style style:family="table-row" style:name="ro345">
      <style:table-row-properties style:row-height="14.25pt" style:use-optimal-row-height="false" fo:break-before="auto"/>
    </style:style>
    <style:style style:family="table-row" style:name="ro346">
      <style:table-row-properties style:row-height="14.25pt" style:use-optimal-row-height="false" fo:break-before="auto"/>
    </style:style>
    <style:style style:family="table-row" style:name="ro347">
      <style:table-row-properties style:row-height="14.25pt" style:use-optimal-row-height="false" fo:break-before="auto"/>
    </style:style>
    <style:style style:family="table-row" style:name="ro348">
      <style:table-row-properties style:row-height="14.25pt" style:use-optimal-row-height="false" fo:break-before="auto"/>
    </style:style>
    <style:style style:family="table-row" style:name="ro349">
      <style:table-row-properties style:row-height="14.25pt" style:use-optimal-row-height="false" fo:break-before="auto"/>
    </style:style>
    <style:style style:family="table-row" style:name="ro350">
      <style:table-row-properties style:row-height="14.25pt" style:use-optimal-row-height="false" fo:break-before="auto"/>
    </style:style>
    <style:style style:family="table-row" style:name="ro351">
      <style:table-row-properties style:row-height="14.25pt" style:use-optimal-row-height="false" fo:break-before="auto"/>
    </style:style>
    <style:style style:family="table-row" style:name="ro352">
      <style:table-row-properties style:row-height="14.25pt" style:use-optimal-row-height="false" fo:break-before="auto"/>
    </style:style>
    <style:style style:family="table-row" style:name="ro353">
      <style:table-row-properties style:row-height="14.25pt" style:use-optimal-row-height="false" fo:break-before="auto"/>
    </style:style>
    <style:style style:family="table-row" style:name="ro354">
      <style:table-row-properties style:row-height="14.25pt" style:use-optimal-row-height="false" fo:break-before="auto"/>
    </style:style>
    <style:style style:family="table-row" style:name="ro355">
      <style:table-row-properties style:row-height="14.25pt" style:use-optimal-row-height="false" fo:break-before="auto"/>
    </style:style>
    <style:style style:family="table-row" style:name="ro356">
      <style:table-row-properties style:row-height="14.25pt" style:use-optimal-row-height="false" fo:break-before="auto"/>
    </style:style>
    <style:style style:family="table-row" style:name="ro357">
      <style:table-row-properties style:row-height="14.25pt" style:use-optimal-row-height="false" fo:break-before="auto"/>
    </style:style>
    <style:style style:family="text" style:name="T186">
      <style:text-properties fo:color="#000000" fo:font-family="Calibri" fo:font-size="11pt" fo:font-style="normal" style:text-underline-type="none" fo:font-weight="normal"/>
    </style:style>
    <style:style style:family="table-row" style:name="ro358">
      <style:table-row-properties style:row-height="14.25pt" style:use-optimal-row-height="false" fo:break-before="auto"/>
    </style:style>
    <style:style style:family="text" style:name="T187">
      <style:text-properties fo:color="#000000" fo:font-family="Calibri" fo:font-size="11pt" fo:font-style="normal" style:text-underline-type="none" fo:font-weight="normal"/>
    </style:style>
    <style:style style:family="table-row" style:name="ro359">
      <style:table-row-properties style:row-height="14.25pt" style:use-optimal-row-height="false" fo:break-before="auto"/>
    </style:style>
    <style:style style:family="table-row" style:name="ro360">
      <style:table-row-properties style:row-height="14.25pt" style:use-optimal-row-height="false" fo:break-before="auto"/>
    </style:style>
    <style:style style:family="table-row" style:name="ro361">
      <style:table-row-properties style:row-height="14.25pt" style:use-optimal-row-height="false" fo:break-before="auto"/>
    </style:style>
    <style:style style:family="table-row" style:name="ro362">
      <style:table-row-properties style:row-height="14.25pt" style:use-optimal-row-height="false" fo:break-before="auto"/>
    </style:style>
    <style:style style:family="table-row" style:name="ro363">
      <style:table-row-properties style:row-height="14.25pt" style:use-optimal-row-height="false" fo:break-before="auto"/>
    </style:style>
    <style:style style:family="table-row" style:name="ro364">
      <style:table-row-properties style:row-height="14.25pt" style:use-optimal-row-height="false" fo:break-before="auto"/>
    </style:style>
    <style:style style:family="table-row" style:name="ro365">
      <style:table-row-properties style:row-height="14.25pt" style:use-optimal-row-height="false" fo:break-before="auto"/>
    </style:style>
    <style:style style:family="table-row" style:name="ro366">
      <style:table-row-properties style:row-height="14.25pt" style:use-optimal-row-height="false" fo:break-before="auto"/>
    </style:style>
    <style:style style:family="table-row" style:name="ro367">
      <style:table-row-properties style:row-height="14.25pt" style:use-optimal-row-height="false" fo:break-before="auto"/>
    </style:style>
    <style:style style:family="table-row" style:name="ro368">
      <style:table-row-properties style:row-height="14.25pt" style:use-optimal-row-height="false" fo:break-before="auto"/>
    </style:style>
    <style:style style:family="table-row" style:name="ro369">
      <style:table-row-properties style:row-height="14.25pt" style:use-optimal-row-height="false" fo:break-before="auto"/>
    </style:style>
    <style:style style:family="table-row" style:name="ro370">
      <style:table-row-properties style:row-height="14.25pt" style:use-optimal-row-height="false" fo:break-before="auto"/>
    </style:style>
    <style:style style:family="table-row" style:name="ro371">
      <style:table-row-properties style:row-height="14.25pt" style:use-optimal-row-height="false" fo:break-before="auto"/>
    </style:style>
    <style:style style:family="table-row" style:name="ro372">
      <style:table-row-properties style:row-height="14.25pt" style:use-optimal-row-height="false" fo:break-before="auto"/>
    </style:style>
    <style:style style:family="table-row" style:name="ro373">
      <style:table-row-properties style:row-height="14.25pt" style:use-optimal-row-height="false" fo:break-before="auto"/>
    </style:style>
    <style:style style:family="table-row" style:name="ro374">
      <style:table-row-properties style:row-height="14.25pt" style:use-optimal-row-height="false" fo:break-before="auto"/>
    </style:style>
    <style:style style:family="table-row" style:name="ro375">
      <style:table-row-properties style:row-height="14.25pt" style:use-optimal-row-height="false" fo:break-before="auto"/>
    </style:style>
    <style:style style:family="table-row" style:name="ro376">
      <style:table-row-properties style:row-height="14.25pt" style:use-optimal-row-height="false" fo:break-before="auto"/>
    </style:style>
    <style:style style:family="table-row" style:name="ro377">
      <style:table-row-properties style:row-height="14.25pt" style:use-optimal-row-height="false" fo:break-before="auto"/>
    </style:style>
    <style:style style:family="table-row" style:name="ro378">
      <style:table-row-properties style:row-height="14.25pt" style:use-optimal-row-height="false" fo:break-before="auto"/>
    </style:style>
    <style:style style:family="table-row" style:name="ro379">
      <style:table-row-properties style:row-height="14.25pt" style:use-optimal-row-height="false" fo:break-before="auto"/>
    </style:style>
    <style:style style:family="table-row" style:name="ro380">
      <style:table-row-properties style:row-height="14.25pt" style:use-optimal-row-height="false" fo:break-before="auto"/>
    </style:style>
    <style:style style:family="table-row" style:name="ro381">
      <style:table-row-properties style:row-height="14.25pt" style:use-optimal-row-height="false" fo:break-before="auto"/>
    </style:style>
    <style:style style:family="table-row" style:name="ro382">
      <style:table-row-properties style:row-height="14.25pt" style:use-optimal-row-height="false" fo:break-before="auto"/>
    </style:style>
    <style:style style:family="table-row" style:name="ro383">
      <style:table-row-properties style:row-height="14.25pt" style:use-optimal-row-height="false" fo:break-before="auto"/>
    </style:style>
    <style:style style:family="table-row" style:name="ro384">
      <style:table-row-properties style:row-height="14.25pt" style:use-optimal-row-height="false" fo:break-before="auto"/>
    </style:style>
    <style:style style:family="table-row" style:name="ro385">
      <style:table-row-properties style:row-height="14.25pt" style:use-optimal-row-height="false" fo:break-before="auto"/>
    </style:style>
    <style:style style:family="table-row" style:name="ro386">
      <style:table-row-properties style:row-height="14.25pt" style:use-optimal-row-height="false" fo:break-before="auto"/>
    </style:style>
    <style:style style:family="table-row" style:name="ro387">
      <style:table-row-properties style:row-height="14.25pt" style:use-optimal-row-height="false" fo:break-before="auto"/>
    </style:style>
    <style:style style:family="table-row" style:name="ro388">
      <style:table-row-properties style:row-height="14.25pt" style:use-optimal-row-height="false" fo:break-before="auto"/>
    </style:style>
    <style:style style:family="table-row" style:name="ro389">
      <style:table-row-properties style:row-height="13.5pt" style:use-optimal-row-height="false" fo:break-before="auto"/>
    </style:style>
    <style:style style:family="table-row" style:name="ro390">
      <style:table-row-properties style:row-height="13.5pt" style:use-optimal-row-height="false" fo:break-before="auto"/>
    </style:style>
    <style:style style:family="table-row" style:name="ro391">
      <style:table-row-properties style:row-height="13.5pt" style:use-optimal-row-height="false" fo:break-before="auto"/>
    </style:style>
    <style:style style:family="table-row" style:name="ro392">
      <style:table-row-properties style:row-height="13.5pt" style:use-optimal-row-height="false" fo:break-before="auto"/>
    </style:style>
    <style:style style:family="table-row" style:name="ro393">
      <style:table-row-properties style:row-height="13.5pt" style:use-optimal-row-height="false" fo:break-before="auto"/>
    </style:style>
    <style:style style:family="table-row" style:name="ro394">
      <style:table-row-properties style:row-height="13.5pt" style:use-optimal-row-height="false" fo:break-before="auto"/>
    </style:style>
    <style:style style:family="table-row" style:name="ro395">
      <style:table-row-properties style:row-height="13.5pt" style:use-optimal-row-height="false" fo:break-before="auto"/>
    </style:style>
    <style:style style:family="table-row" style:name="ro396">
      <style:table-row-properties style:row-height="13.5pt" style:use-optimal-row-height="false" fo:break-before="auto"/>
    </style:style>
    <style:style style:family="table-row" style:name="ro397">
      <style:table-row-properties style:row-height="13.5pt" style:use-optimal-row-height="false" fo:break-before="auto"/>
    </style:style>
    <style:style style:family="table-row" style:name="ro398">
      <style:table-row-properties style:row-height="13.5pt" style:use-optimal-row-height="false" fo:break-before="auto"/>
    </style:style>
    <style:style style:family="table-row" style:name="ro399">
      <style:table-row-properties style:row-height="13.5pt" style:use-optimal-row-height="false" fo:break-before="auto"/>
    </style:style>
    <style:style style:family="table-row" style:name="ro400">
      <style:table-row-properties style:row-height="13.5pt" style:use-optimal-row-height="false" fo:break-before="auto"/>
    </style:style>
    <style:style style:family="table-row" style:name="ro401">
      <style:table-row-properties style:row-height="13.5pt" style:use-optimal-row-height="false" fo:break-before="auto"/>
    </style:style>
    <style:style style:family="table-row" style:name="ro402">
      <style:table-row-properties style:row-height="13.5pt" style:use-optimal-row-height="false" fo:break-before="auto"/>
    </style:style>
    <style:style style:family="table-row" style:name="ro403">
      <style:table-row-properties style:row-height="13.5pt" style:use-optimal-row-height="false" fo:break-before="auto"/>
    </style:style>
    <style:style style:family="table-row" style:name="ro404">
      <style:table-row-properties style:row-height="13.5pt" style:use-optimal-row-height="false" fo:break-before="auto"/>
    </style:style>
    <style:style style:family="table-row" style:name="ro405">
      <style:table-row-properties style:row-height="13.5pt" style:use-optimal-row-height="false" fo:break-before="auto"/>
    </style:style>
    <style:style style:family="table-row" style:name="ro406">
      <style:table-row-properties style:row-height="13.5pt" style:use-optimal-row-height="false" fo:break-before="auto"/>
    </style:style>
    <style:style style:family="table-row" style:name="ro407">
      <style:table-row-properties style:row-height="13.5pt" style:use-optimal-row-height="false" fo:break-before="auto"/>
    </style:style>
    <style:style style:family="table-row" style:name="ro408">
      <style:table-row-properties style:row-height="13.5pt" style:use-optimal-row-height="false" fo:break-before="auto"/>
    </style:style>
    <style:style style:family="table-row" style:name="ro409">
      <style:table-row-properties style:row-height="13.5pt" style:use-optimal-row-height="false" fo:break-before="auto"/>
    </style:style>
    <style:style style:family="table-row" style:name="ro410">
      <style:table-row-properties style:row-height="13.5pt" style:use-optimal-row-height="false" fo:break-before="auto"/>
    </style:style>
    <style:style style:family="table-row" style:name="ro411">
      <style:table-row-properties style:row-height="13.5pt" style:use-optimal-row-height="false" fo:break-before="auto"/>
    </style:style>
    <style:style style:family="table-row" style:name="ro412">
      <style:table-row-properties style:row-height="13.5pt" style:use-optimal-row-height="false" fo:break-before="auto"/>
    </style:style>
    <style:style style:family="table-row" style:name="ro413">
      <style:table-row-properties style:row-height="13.5pt" style:use-optimal-row-height="false" fo:break-before="auto"/>
    </style:style>
    <style:style style:family="table-row" style:name="ro414">
      <style:table-row-properties style:row-height="13.5pt" style:use-optimal-row-height="false" fo:break-before="auto"/>
    </style:style>
    <style:style style:family="table-row" style:name="ro415">
      <style:table-row-properties style:row-height="13.5pt" style:use-optimal-row-height="false" fo:break-before="auto"/>
    </style:style>
    <style:style style:family="table-row" style:name="ro416">
      <style:table-row-properties style:row-height="13.5pt" style:use-optimal-row-height="false" fo:break-before="auto"/>
    </style:style>
    <style:style style:family="table-row" style:name="ro417">
      <style:table-row-properties style:row-height="13.5pt" style:use-optimal-row-height="false" fo:break-before="auto"/>
    </style:style>
    <style:style style:family="table-row" style:name="ro418">
      <style:table-row-properties style:row-height="13.5pt" style:use-optimal-row-height="false" fo:break-before="auto"/>
    </style:style>
    <style:style style:family="table-row" style:name="ro419">
      <style:table-row-properties style:row-height="13.5pt" style:use-optimal-row-height="false" fo:break-before="auto"/>
    </style:style>
    <style:style style:family="table-row" style:name="ro420">
      <style:table-row-properties style:row-height="13.5pt" style:use-optimal-row-height="false" fo:break-before="auto"/>
    </style:style>
    <style:style style:family="table-row" style:name="ro421">
      <style:table-row-properties style:row-height="13.5pt" style:use-optimal-row-height="false" fo:break-before="auto"/>
    </style:style>
    <style:style style:family="table-row" style:name="ro422">
      <style:table-row-properties style:row-height="13.5pt" style:use-optimal-row-height="false" fo:break-before="auto"/>
    </style:style>
    <style:style style:family="table-row" style:name="ro423">
      <style:table-row-properties style:row-height="13.5pt" style:use-optimal-row-height="false" fo:break-before="auto"/>
    </style:style>
    <style:style style:family="table-row" style:name="ro424">
      <style:table-row-properties style:row-height="13.5pt" style:use-optimal-row-height="false" fo:break-before="auto"/>
    </style:style>
    <style:style style:family="table-row" style:name="ro425">
      <style:table-row-properties style:row-height="13.5pt" style:use-optimal-row-height="false" fo:break-before="auto"/>
    </style:style>
    <style:style style:family="table-row" style:name="ro426">
      <style:table-row-properties style:row-height="13.5pt" style:use-optimal-row-height="false" fo:break-before="auto"/>
    </style:style>
    <style:style style:family="table-row" style:name="ro427">
      <style:table-row-properties style:row-height="13.5pt" style:use-optimal-row-height="false" fo:break-before="auto"/>
    </style:style>
    <style:style style:family="table-row" style:name="ro428">
      <style:table-row-properties style:row-height="13.5pt" style:use-optimal-row-height="false" fo:break-before="auto"/>
    </style:style>
    <style:style style:family="table-row" style:name="ro429">
      <style:table-row-properties style:row-height="13.5pt" style:use-optimal-row-height="false" fo:break-before="auto"/>
    </style:style>
    <style:style style:family="table-row" style:name="ro430">
      <style:table-row-properties style:row-height="13.5pt" style:use-optimal-row-height="false" fo:break-before="auto"/>
    </style:style>
    <style:style style:family="table-row" style:name="ro431">
      <style:table-row-properties style:row-height="13.5pt" style:use-optimal-row-height="false" fo:break-before="auto"/>
    </style:style>
    <style:style style:family="table-row" style:name="ro432">
      <style:table-row-properties style:row-height="13.5pt" style:use-optimal-row-height="false" fo:break-before="auto"/>
    </style:style>
    <style:style style:family="table-row" style:name="ro433">
      <style:table-row-properties style:row-height="13.5pt" style:use-optimal-row-height="false" fo:break-before="auto"/>
    </style:style>
    <style:style style:family="table-row" style:name="ro434">
      <style:table-row-properties style:row-height="13.5pt" style:use-optimal-row-height="false" fo:break-before="auto"/>
    </style:style>
    <style:style style:family="table-row" style:name="ro435">
      <style:table-row-properties style:row-height="13.5pt" style:use-optimal-row-height="false" fo:break-before="auto"/>
    </style:style>
    <style:style style:family="table-row" style:name="ro436">
      <style:table-row-properties style:row-height="13.5pt" style:use-optimal-row-height="false" fo:break-before="auto"/>
    </style:style>
    <style:style style:family="table-row" style:name="ro437">
      <style:table-row-properties style:row-height="13.5pt" style:use-optimal-row-height="false" fo:break-before="auto"/>
    </style:style>
    <style:style style:family="table-row" style:name="ro438">
      <style:table-row-properties style:row-height="13.5pt" style:use-optimal-row-height="false" fo:break-before="auto"/>
    </style:style>
    <style:style style:family="table-row" style:name="ro439">
      <style:table-row-properties style:row-height="13.5pt" style:use-optimal-row-height="false" fo:break-before="auto"/>
    </style:style>
    <style:style style:family="table-row" style:name="ro440">
      <style:table-row-properties style:row-height="13.5pt" style:use-optimal-row-height="false" fo:break-before="auto"/>
    </style:style>
    <style:style style:family="table-row" style:name="ro441">
      <style:table-row-properties style:row-height="13.5pt" style:use-optimal-row-height="false" fo:break-before="auto"/>
    </style:style>
    <style:style style:family="table-row" style:name="ro442">
      <style:table-row-properties style:row-height="13.5pt" style:use-optimal-row-height="false" fo:break-before="auto"/>
    </style:style>
    <style:style style:family="table-row" style:name="ro443">
      <style:table-row-properties style:row-height="13.5pt" style:use-optimal-row-height="false" fo:break-before="auto"/>
    </style:style>
    <style:style style:family="table-row" style:name="ro444">
      <style:table-row-properties style:row-height="13.5pt" style:use-optimal-row-height="false" fo:break-before="auto"/>
    </style:style>
    <style:style style:family="table-row" style:name="ro445">
      <style:table-row-properties style:row-height="13.5pt" style:use-optimal-row-height="false" fo:break-before="auto"/>
    </style:style>
    <style:style style:family="table-row" style:name="ro446">
      <style:table-row-properties style:row-height="13.5pt" style:use-optimal-row-height="false" fo:break-before="auto"/>
    </style:style>
    <style:style style:family="table-row" style:name="ro447">
      <style:table-row-properties style:row-height="13.5pt" style:use-optimal-row-height="false" fo:break-before="auto"/>
    </style:style>
    <style:style style:family="table-row" style:name="ro448">
      <style:table-row-properties style:row-height="13.5pt" style:use-optimal-row-height="false" fo:break-before="auto"/>
    </style:style>
    <style:style style:family="table-row" style:name="ro449">
      <style:table-row-properties style:row-height="13.5pt" style:use-optimal-row-height="false" fo:break-before="auto"/>
    </style:style>
    <style:style style:family="table-row" style:name="ro450">
      <style:table-row-properties style:row-height="13.5pt" style:use-optimal-row-height="false" fo:break-before="auto"/>
    </style:style>
    <style:style style:family="table-row" style:name="ro451">
      <style:table-row-properties style:row-height="13.5pt" style:use-optimal-row-height="false" fo:break-before="auto"/>
    </style:style>
    <style:style style:family="table-row" style:name="ro452">
      <style:table-row-properties style:row-height="13.5pt" style:use-optimal-row-height="false" fo:break-before="auto"/>
    </style:style>
    <style:style style:family="table-row" style:name="ro453">
      <style:table-row-properties style:row-height="13.5pt" style:use-optimal-row-height="false" fo:break-before="auto"/>
    </style:style>
    <style:style style:family="table-row" style:name="ro454">
      <style:table-row-properties style:row-height="13.5pt" style:use-optimal-row-height="false" fo:break-before="auto"/>
    </style:style>
    <style:style style:family="table-row" style:name="ro455">
      <style:table-row-properties style:row-height="13.5pt" style:use-optimal-row-height="false" fo:break-before="auto"/>
    </style:style>
    <style:style style:family="table-row" style:name="ro456">
      <style:table-row-properties style:row-height="13.5pt" style:use-optimal-row-height="false" fo:break-before="auto"/>
    </style:style>
    <style:style style:family="table-row" style:name="ro457">
      <style:table-row-properties style:row-height="13.5pt" style:use-optimal-row-height="false" fo:break-before="auto"/>
    </style:style>
    <style:style style:family="table-row" style:name="ro458">
      <style:table-row-properties style:row-height="13.5pt" style:use-optimal-row-height="false" fo:break-before="auto"/>
    </style:style>
    <style:style style:family="table-row" style:name="ro459">
      <style:table-row-properties style:row-height="13.5pt" style:use-optimal-row-height="false" fo:break-before="auto"/>
    </style:style>
    <style:style style:family="table-row" style:name="ro460">
      <style:table-row-properties style:row-height="13.5pt" style:use-optimal-row-height="false" fo:break-before="auto"/>
    </style:style>
    <style:style style:family="table-row" style:name="ro461">
      <style:table-row-properties style:row-height="13.5pt" style:use-optimal-row-height="false" fo:break-before="auto"/>
    </style:style>
    <style:style style:family="table-row" style:name="ro462">
      <style:table-row-properties style:row-height="13.5pt" style:use-optimal-row-height="false" fo:break-before="auto"/>
    </style:style>
    <style:style style:family="table-row" style:name="ro463">
      <style:table-row-properties style:row-height="13.5pt" style:use-optimal-row-height="false" fo:break-before="auto"/>
    </style:style>
    <style:style style:family="table-row" style:name="ro464">
      <style:table-row-properties style:row-height="13.5pt" style:use-optimal-row-height="false" fo:break-before="auto"/>
    </style:style>
    <style:style style:family="table-row" style:name="ro465">
      <style:table-row-properties style:row-height="13.5pt" style:use-optimal-row-height="false" fo:break-before="auto"/>
    </style:style>
    <style:style style:family="table-row" style:name="ro466">
      <style:table-row-properties style:row-height="13.5pt" style:use-optimal-row-height="false" fo:break-before="auto"/>
    </style:style>
    <style:style style:family="table-row" style:name="ro467">
      <style:table-row-properties style:row-height="13.5pt" style:use-optimal-row-height="false" fo:break-before="auto"/>
    </style:style>
    <style:style style:family="table-row" style:name="ro468">
      <style:table-row-properties style:row-height="13.5pt" style:use-optimal-row-height="false" fo:break-before="auto"/>
    </style:style>
    <style:style style:family="table-row" style:name="ro469">
      <style:table-row-properties style:row-height="13.5pt" style:use-optimal-row-height="false" fo:break-before="auto"/>
    </style:style>
    <style:style style:family="table-row" style:name="ro470">
      <style:table-row-properties style:row-height="13.5pt" style:use-optimal-row-height="false" fo:break-before="auto"/>
    </style:style>
    <style:style style:family="table-row" style:name="ro471">
      <style:table-row-properties style:row-height="13.5pt" style:use-optimal-row-height="false" fo:break-before="auto"/>
    </style:style>
    <style:style style:family="table-row" style:name="ro472">
      <style:table-row-properties style:row-height="13.5pt" style:use-optimal-row-height="false" fo:break-before="auto"/>
    </style:style>
    <style:style style:family="table-row" style:name="ro473">
      <style:table-row-properties style:row-height="13.5pt" style:use-optimal-row-height="false" fo:break-before="auto"/>
    </style:style>
    <style:style style:family="table-row" style:name="ro474">
      <style:table-row-properties style:row-height="13.5pt" style:use-optimal-row-height="false" fo:break-before="auto"/>
    </style:style>
    <style:style style:family="table-row" style:name="ro475">
      <style:table-row-properties style:row-height="13.5pt" style:use-optimal-row-height="false" fo:break-before="auto"/>
    </style:style>
    <style:style style:family="table-row" style:name="ro476">
      <style:table-row-properties style:row-height="13.5pt" style:use-optimal-row-height="false" fo:break-before="auto"/>
    </style:style>
    <style:style style:family="table-row" style:name="ro477">
      <style:table-row-properties style:row-height="13.5pt" style:use-optimal-row-height="false" fo:break-before="auto"/>
    </style:style>
    <style:style style:family="table-row" style:name="ro478">
      <style:table-row-properties style:row-height="13.5pt" style:use-optimal-row-height="false" fo:break-before="auto"/>
    </style:style>
    <style:style style:family="table-row" style:name="ro479">
      <style:table-row-properties style:row-height="13.5pt" style:use-optimal-row-height="false" fo:break-before="auto"/>
    </style:style>
    <style:style style:family="table-row" style:name="ro480">
      <style:table-row-properties style:row-height="13.5pt" style:use-optimal-row-height="false" fo:break-before="auto"/>
    </style:style>
    <style:style style:family="table-row" style:name="ro481">
      <style:table-row-properties style:row-height="13.5pt" style:use-optimal-row-height="false" fo:break-before="auto"/>
    </style:style>
    <style:style style:family="table-row" style:name="ro482">
      <style:table-row-properties style:row-height="13.5pt" style:use-optimal-row-height="false" fo:break-before="auto"/>
    </style:style>
    <style:style style:family="table-row" style:name="ro483">
      <style:table-row-properties style:row-height="13.5pt" style:use-optimal-row-height="false" fo:break-before="auto"/>
    </style:style>
    <style:style style:family="table-row" style:name="ro484">
      <style:table-row-properties style:row-height="13.5pt" style:use-optimal-row-height="false" fo:break-before="auto"/>
    </style:style>
    <style:style style:family="table-row" style:name="ro485">
      <style:table-row-properties style:row-height="13.5pt" style:use-optimal-row-height="false" fo:break-before="auto"/>
    </style:style>
    <style:style style:family="table-row" style:name="ro486">
      <style:table-row-properties style:row-height="13.5pt" style:use-optimal-row-height="false" fo:break-before="auto"/>
    </style:style>
    <style:style style:family="table-row" style:name="ro487">
      <style:table-row-properties style:row-height="13.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54">
      <style:table-column-properties style:column-width="1.667cm" fo:break-before="auto"/>
    </style:style>
    <style:style style:family="table-row" style:name="ro488">
      <style:table-row-properties style:row-height="0.5292cm" fo:break-before="auto"/>
    </style:style>
    <style:style style:family="table-column" style:name="co55">
      <style:table-column-properties style:column-width="4.789cm" style:use-optimal-column-width="false" fo:break-before="auto"/>
    </style:style>
    <style:style style:family="table-column" style:name="co56">
      <style:table-column-properties style:column-width="2.672cm" style:use-optimal-column-width="false" fo:break-before="auto"/>
    </style:style>
    <style:style style:family="table-column" style:name="co57">
      <style:table-column-properties style:column-width="3.784cm" style:use-optimal-column-width="false" fo:break-before="auto"/>
    </style:style>
    <style:style style:family="table-column" style:name="co58">
      <style:table-column-properties style:column-width="3.572cm" style:use-optimal-column-width="false" fo:break-before="auto"/>
    </style:style>
    <style:style style:family="table-column" style:name="co59">
      <style:table-column-properties style:column-width="2.752cm" style:use-optimal-column-width="false" fo:break-before="auto"/>
    </style:style>
    <style:style style:family="table-column" style:name="co60">
      <style:table-column-properties style:column-width="4.816cm" style:use-optimal-column-width="false" fo:break-before="auto"/>
    </style:style>
    <style:style style:family="table-row" style:name="ro489">
      <style:table-row-properties style:row-height="14.25pt" style:use-optimal-row-height="true" fo:break-before="auto"/>
    </style:style>
  </office:automatic-styles>
  <office:body>
    <office:spreadsheet>
      <table:content-validations>
        <table:content-validation table:name="DataValidation_1" table:allow-empty-cell="false" table:base-cell-address="NOVEMBER_2022.B4">
          <table:error-message table:message-type="stop" table:display="true"/>
          <table:help-message table:display="true"/>
        </table:content-validation>
        <table:content-validation table:name="DataValidation_2" table:allow-empty-cell="false" table:base-cell-address="NOVEMBER_2022.C130">
          <table:error-message table:message-type="stop" table:display="true"/>
          <table:help-message table:display="true"/>
        </table:content-validation>
        <table:content-validation table:name="DataValidation_3" table:allow-empty-cell="false" table:base-cell-address="DECEMBER_2022.B35">
          <table:error-message table:message-type="stop" table:display="true"/>
          <table:help-message table:display="true"/>
        </table:content-validation>
        <table:content-validation table:name="DataValidation_4" table:allow-empty-cell="false" table:base-cell-address="DECEMBER_2022.B40">
          <table:error-message table:message-type="stop" table:display="true"/>
          <table:help-message table:display="true"/>
        </table:content-validation>
        <table:content-validation table:name="DataValidation_5" table:allow-empty-cell="false" table:base-cell-address="DECEMBER_2022.B45">
          <table:error-message table:message-type="stop" table:display="true"/>
          <table:help-message table:display="true"/>
        </table:content-validation>
        <table:content-validation table:name="DataValidation_6" table:allow-empty-cell="false" table:base-cell-address="DECEMBER_2022.B50">
          <table:error-message table:message-type="stop" table:display="true"/>
          <table:help-message table:display="true"/>
        </table:content-validation>
        <table:content-validation table:name="DataValidation_7" table:allow-empty-cell="false" table:base-cell-address="DECEMBER_2022.B55">
          <table:error-message table:message-type="stop" table:display="true"/>
          <table:help-message table:display="true"/>
        </table:content-validation>
        <table:content-validation table:name="DataValidation_8" table:allow-empty-cell="false" table:base-cell-address="DECEMBER_2022.B60">
          <table:error-message table:message-type="stop" table:display="true"/>
          <table:help-message table:display="true"/>
        </table:content-validation>
        <table:content-validation table:name="DataValidation_9" table:allow-empty-cell="false" table:base-cell-address="DECEMBER_2022.B65">
          <table:error-message table:message-type="stop" table:display="true"/>
          <table:help-message table:display="true"/>
        </table:content-validation>
        <table:content-validation table:name="DataValidation_10" table:allow-empty-cell="false" table:base-cell-address="DECEMBER_2022.B70">
          <table:error-message table:message-type="stop" table:display="true"/>
          <table:help-message table:display="true"/>
        </table:content-validation>
        <table:content-validation table:name="DataValidation_11" table:allow-empty-cell="false" table:base-cell-address="DECEMBER_2022.B75">
          <table:error-message table:message-type="stop" table:display="true"/>
          <table:help-message table:display="true"/>
        </table:content-validation>
        <table:content-validation table:name="DataValidation_12" table:allow-empty-cell="false" table:base-cell-address="DECEMBER_2022.B80">
          <table:error-message table:message-type="stop" table:display="true"/>
          <table:help-message table:display="true"/>
        </table:content-validation>
        <table:content-validation table:name="DataValidation_13" table:allow-empty-cell="false" table:base-cell-address="DECEMBER_2022.B85">
          <table:error-message table:message-type="stop" table:display="true"/>
          <table:help-message table:display="true"/>
        </table:content-validation>
        <table:content-validation table:name="DataValidation_14" table:allow-empty-cell="false" table:base-cell-address="DECEMBER_2022.B90">
          <table:error-message table:message-type="stop" table:display="true"/>
          <table:help-message table:display="true"/>
        </table:content-validation>
        <table:content-validation table:name="DataValidation_15" table:allow-empty-cell="false" table:base-cell-address="DECEMBER_2022.B95">
          <table:error-message table:message-type="stop" table:display="true"/>
          <table:help-message table:display="true"/>
        </table:content-validation>
        <table:content-validation table:name="DataValidation_16" table:allow-empty-cell="false" table:base-cell-address="DECEMBER_2022.B100">
          <table:error-message table:message-type="stop" table:display="true"/>
          <table:help-message table:display="true"/>
        </table:content-validation>
        <table:content-validation table:name="DataValidation_17" table:allow-empty-cell="false" table:base-cell-address="DECEMBER_2022.B105">
          <table:error-message table:message-type="stop" table:display="true"/>
          <table:help-message table:display="true"/>
        </table:content-validation>
        <table:content-validation table:name="DataValidation_18" table:allow-empty-cell="false" table:base-cell-address="DECEMBER_2022.B110">
          <table:error-message table:message-type="stop" table:display="true"/>
          <table:help-message table:display="true"/>
        </table:content-validation>
        <table:content-validation table:name="DataValidation_19" table:allow-empty-cell="false" table:base-cell-address="DECEMBER_2022.B115">
          <table:error-message table:message-type="stop" table:display="true"/>
          <table:help-message table:display="true"/>
        </table:content-validation>
        <table:content-validation table:name="DataValidation_20" table:allow-empty-cell="false" table:base-cell-address="DECEMBER_2022.B120">
          <table:error-message table:message-type="stop" table:display="true"/>
          <table:help-message table:display="true"/>
        </table:content-validation>
        <table:content-validation table:name="DataValidation_21" table:allow-empty-cell="false" table:base-cell-address="DECEMBER_2022.B125">
          <table:error-message table:message-type="stop" table:display="true"/>
          <table:help-message table:display="true"/>
        </table:content-validation>
        <table:content-validation table:name="DataValidation_22" table:allow-empty-cell="false" table:base-cell-address="DECEMBER_2022.B130">
          <table:error-message table:message-type="stop" table:display="true"/>
          <table:help-message table:display="true"/>
        </table:content-validation>
        <table:content-validation table:name="DataValidation_23" table:allow-empty-cell="false" table:base-cell-address="DECEMBER_2022.C4">
          <table:error-message table:message-type="stop" table:display="true"/>
          <table:help-message table:display="true"/>
        </table:content-validation>
        <table:content-validation table:name="DataValidation_24" table:allow-empty-cell="false" table:base-cell-address="DECEMBER_2022.B135">
          <table:error-message table:message-type="stop" table:display="true"/>
          <table:help-message table:display="true"/>
        </table:content-validation>
        <table:content-validation table:name="DataValidation_25" table:allow-empty-cell="false" table:base-cell-address="DECEMBER_2022.B140">
          <table:error-message table:message-type="stop" table:display="true"/>
          <table:help-message table:display="true"/>
        </table:content-validation>
        <table:content-validation table:name="DataValidation_26" table:allow-empty-cell="false" table:base-cell-address="DECEMBER_2022.B145">
          <table:error-message table:message-type="stop" table:display="true"/>
          <table:help-message table:display="true"/>
        </table:content-validation>
        <table:content-validation table:name="DataValidation_27" table:allow-empty-cell="false" table:base-cell-address="DECEMBER_2022.B150">
          <table:error-message table:message-type="stop" table:display="true"/>
          <table:help-message table:display="true"/>
        </table:content-validation>
        <table:content-validation table:name="DataValidation_28" table:allow-empty-cell="false" table:base-cell-address="DECEMBER_2022.B155">
          <table:error-message table:message-type="stop" table:display="true"/>
          <table:help-message table:display="true"/>
        </table:content-validation>
        <table:content-validation table:name="DataValidation_29" table:allow-empty-cell="false" table:base-cell-address="DECEMBER_2022.G15">
          <table:error-message table:message-type="stop" table:display="true"/>
          <table:help-message table:display="true"/>
        </table:content-validation>
        <table:content-validation table:name="DataValidation_30" table:allow-empty-cell="false" table:base-cell-address="DECEMBER_2022.B4">
          <table:error-message table:message-type="stop" table:display="true"/>
          <table:help-message table:display="true"/>
        </table:content-validation>
        <table:content-validation table:name="DataValidation_31" table:allow-empty-cell="false" table:base-cell-address="DECEMBER_2022.B10">
          <table:error-message table:message-type="stop" table:display="true"/>
          <table:help-message table:display="true"/>
        </table:content-validation>
        <table:content-validation table:name="DataValidation_32" table:allow-empty-cell="false" table:base-cell-address="DECEMBER_2022.B15">
          <table:error-message table:message-type="stop" table:display="true"/>
          <table:help-message table:display="true"/>
        </table:content-validation>
        <table:content-validation table:name="DataValidation_33" table:allow-empty-cell="false" table:base-cell-address="DECEMBER_2022.B20">
          <table:error-message table:message-type="stop" table:display="true"/>
          <table:help-message table:display="true"/>
        </table:content-validation>
        <table:content-validation table:name="DataValidation_34" table:allow-empty-cell="false" table:base-cell-address="DECEMBER_2022.B25">
          <table:error-message table:message-type="stop" table:display="true"/>
          <table:help-message table:display="true"/>
        </table:content-validation>
        <table:content-validation table:name="DataValidation_35" table:allow-empty-cell="false" table:base-cell-address="DECEMBER_2022.B30">
          <table:error-message table:message-type="stop" table:display="true"/>
          <table:help-message table:display="true"/>
        </table:content-validation>
        <table:content-validation table:name="DataValidation_36" table:allow-empty-cell="false" table:base-cell-address="TEMPLATE.C4">
          <table:error-message table:message-type="stop" table:display="true"/>
          <table:help-message table:display="true"/>
        </table:content-validation>
        <table:content-validation table:name="DataValidation_37" table:allow-empty-cell="false" table:base-cell-address="TEMPLATE.B4">
          <table:error-message table:message-type="stop" table:display="true"/>
          <table:help-message table:display="true"/>
        </table:content-validation>
        <table:content-validation table:name="DataValidation_38" table:allow-empty-cell="false" table:base-cell-address="TEMPLATE.B10">
          <table:error-message table:message-type="stop" table:display="true"/>
          <table:help-message table:display="true"/>
        </table:content-validation>
        <table:content-validation table:name="DataValidation_39" table:allow-empty-cell="false" table:base-cell-address="TEMPLATE.B15">
          <table:error-message table:message-type="stop" table:display="true"/>
          <table:help-message table:display="true"/>
        </table:content-validation>
        <table:content-validation table:name="DataValidation_40" table:allow-empty-cell="false" table:base-cell-address="TEMPLATE.B20">
          <table:error-message table:message-type="stop" table:display="true"/>
          <table:help-message table:display="true"/>
        </table:content-validation>
        <table:content-validation table:name="DataValidation_41" table:allow-empty-cell="false" table:base-cell-address="TEMPLATE.B25">
          <table:error-message table:message-type="stop" table:display="true"/>
          <table:help-message table:display="true"/>
        </table:content-validation>
        <table:content-validation table:name="DataValidation_42" table:allow-empty-cell="false" table:base-cell-address="TEMPLATE.B30">
          <table:error-message table:message-type="stop" table:display="true"/>
          <table:help-message table:display="true"/>
        </table:content-validation>
        <table:content-validation table:name="DataValidation_43" table:allow-empty-cell="false" table:base-cell-address="TEMPLATE.B35">
          <table:error-message table:message-type="stop" table:display="true"/>
          <table:help-message table:display="true"/>
        </table:content-validation>
        <table:content-validation table:name="DataValidation_44" table:allow-empty-cell="false" table:base-cell-address="TEMPLATE.B40">
          <table:error-message table:message-type="stop" table:display="true"/>
          <table:help-message table:display="true"/>
        </table:content-validation>
        <table:content-validation table:name="DataValidation_45" table:allow-empty-cell="false" table:base-cell-address="TEMPLATE.B45">
          <table:error-message table:message-type="stop" table:display="true"/>
          <table:help-message table:display="true"/>
        </table:content-validation>
        <table:content-validation table:name="DataValidation_46" table:allow-empty-cell="false" table:base-cell-address="TEMPLATE.B50">
          <table:error-message table:message-type="stop" table:display="true"/>
          <table:help-message table:display="true"/>
        </table:content-validation>
        <table:content-validation table:name="DataValidation_47" table:allow-empty-cell="false" table:base-cell-address="TEMPLATE.B55">
          <table:error-message table:message-type="stop" table:display="true"/>
          <table:help-message table:display="true"/>
        </table:content-validation>
        <table:content-validation table:name="DataValidation_48" table:allow-empty-cell="false" table:base-cell-address="TEMPLATE.B60">
          <table:error-message table:message-type="stop" table:display="true"/>
          <table:help-message table:display="true"/>
        </table:content-validation>
        <table:content-validation table:name="DataValidation_49" table:allow-empty-cell="false" table:base-cell-address="TEMPLATE.B65">
          <table:error-message table:message-type="stop" table:display="true"/>
          <table:help-message table:display="true"/>
        </table:content-validation>
        <table:content-validation table:name="DataValidation_50" table:allow-empty-cell="false" table:base-cell-address="TEMPLATE.B70">
          <table:error-message table:message-type="stop" table:display="true"/>
          <table:help-message table:display="true"/>
        </table:content-validation>
        <table:content-validation table:name="DataValidation_51" table:allow-empty-cell="false" table:base-cell-address="TEMPLATE.B75">
          <table:error-message table:message-type="stop" table:display="true"/>
          <table:help-message table:display="true"/>
        </table:content-validation>
        <table:content-validation table:name="DataValidation_52" table:allow-empty-cell="false" table:base-cell-address="TEMPLATE.B80">
          <table:error-message table:message-type="stop" table:display="true"/>
          <table:help-message table:display="true"/>
        </table:content-validation>
        <table:content-validation table:name="DataValidation_53" table:allow-empty-cell="false" table:base-cell-address="TEMPLATE.B85">
          <table:error-message table:message-type="stop" table:display="true"/>
          <table:help-message table:display="true"/>
        </table:content-validation>
        <table:content-validation table:name="DataValidation_54" table:allow-empty-cell="false" table:base-cell-address="TEMPLATE.B90">
          <table:error-message table:message-type="stop" table:display="true"/>
          <table:help-message table:display="true"/>
        </table:content-validation>
        <table:content-validation table:name="DataValidation_55" table:allow-empty-cell="false" table:base-cell-address="TEMPLATE.B95">
          <table:error-message table:message-type="stop" table:display="true"/>
          <table:help-message table:display="true"/>
        </table:content-validation>
        <table:content-validation table:name="DataValidation_56" table:allow-empty-cell="false" table:base-cell-address="TEMPLATE.B100">
          <table:error-message table:message-type="stop" table:display="true"/>
          <table:help-message table:display="true"/>
        </table:content-validation>
        <table:content-validation table:name="DataValidation_57" table:allow-empty-cell="false" table:base-cell-address="TEMPLATE.B105">
          <table:error-message table:message-type="stop" table:display="true"/>
          <table:help-message table:display="true"/>
        </table:content-validation>
        <table:content-validation table:name="DataValidation_58" table:allow-empty-cell="false" table:base-cell-address="TEMPLATE.B110">
          <table:error-message table:message-type="stop" table:display="true"/>
          <table:help-message table:display="true"/>
        </table:content-validation>
        <table:content-validation table:name="DataValidation_59" table:allow-empty-cell="false" table:base-cell-address="TEMPLATE.B115">
          <table:error-message table:message-type="stop" table:display="true"/>
          <table:help-message table:display="true"/>
        </table:content-validation>
        <table:content-validation table:name="DataValidation_60" table:allow-empty-cell="false" table:base-cell-address="TEMPLATE.B120">
          <table:error-message table:message-type="stop" table:display="true"/>
          <table:help-message table:display="true"/>
        </table:content-validation>
        <table:content-validation table:name="DataValidation_61" table:allow-empty-cell="false" table:base-cell-address="TEMPLATE.B125">
          <table:error-message table:message-type="stop" table:display="true"/>
          <table:help-message table:display="true"/>
        </table:content-validation>
        <table:content-validation table:name="DataValidation_62" table:allow-empty-cell="false" table:base-cell-address="TEMPLATE.B130">
          <table:error-message table:message-type="stop" table:display="true"/>
          <table:help-message table:display="true"/>
        </table:content-validation>
        <table:content-validation table:name="DataValidation_63" table:allow-empty-cell="false" table:base-cell-address="TEMPLATE.B135">
          <table:error-message table:message-type="stop" table:display="true"/>
          <table:help-message table:display="true"/>
        </table:content-validation>
        <table:content-validation table:name="DataValidation_64" table:allow-empty-cell="false" table:base-cell-address="TEMPLATE.B140">
          <table:error-message table:message-type="stop" table:display="true"/>
          <table:help-message table:display="true"/>
        </table:content-validation>
        <table:content-validation table:name="DataValidation_65" table:allow-empty-cell="false" table:base-cell-address="TEMPLATE.B145">
          <table:error-message table:message-type="stop" table:display="true"/>
          <table:help-message table:display="true"/>
        </table:content-validation>
        <table:content-validation table:name="DataValidation_66" table:allow-empty-cell="false" table:base-cell-address="TEMPLATE.B150">
          <table:error-message table:message-type="stop" table:display="true"/>
          <table:help-message table:display="true"/>
        </table:content-validation>
        <table:content-validation table:name="DataValidation_67" table:allow-empty-cell="false" table:base-cell-address="TEMPLATE.B155">
          <table:error-message table:message-type="stop" table:display="true"/>
          <table:help-message table:display="true"/>
        </table:content-validation>
        <table:content-validation table:name="DataValidation_68" table:allow-empty-cell="false" table:base-cell-address="TEMPLATE.G15">
          <table:error-message table:message-type="stop" table:display="true"/>
          <table:help-message table:display="true"/>
        </table:content-validation>
      </table:content-validations>
      <table:table table:name="NOVEMBER_2022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number-columns-repeated="1012" table:style-name="co14" table:default-cell-style-name="ce8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covered-table-cell/>
          <table:table-cell table:style-name="ce9" office:value-type="string" table:number-columns-spanned="11" table:number-rows-spanned="2">
            <text:p><text:span text:style-name="T1">MY PERSONAL MONTHLY EXPENSE TRACKER (NOVEMBER 2022)</text:span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24"/>
        </table:table-row>
        <table:table-row table:style-name="ro3">
          <table:table-cell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3" table:content-validation-name="DataValidation_1" office:value-type="string">
            <text:p><text:span text:style-name="T2">EXPENSE DATE</text:span></text:p>
          </table:table-cell>
          <table:table-cell table:style-name="ce13" table:content-validation-name="DataValidation_1" office:value-type="string">
            <text:p><text:span text:style-name="T3">AMOUNT</text:span></text:p>
          </table:table-cell>
          <table:table-cell table:style-name="ce13" table:content-validation-name="DataValidation_1" office:value-type="string">
            <text:p><text:span text:style-name="T4">NAME</text:span></text:p>
          </table:table-cell>
          <table:table-cell table:style-name="ce14" table:content-validation-name="DataValidation_1" office:value-type="string">
            <text:p><text:span text:style-name="T5">SPENDING BY DATE</text:span></text:p>
          </table:table-cell>
          <table:table-cell table:style-name="ce15"/>
          <table:table-cell table:style-name="ce16" office:value-type="string" table:number-columns-spanned="1" table:number-rows-spanned="3">
            <text:p><text:span text:style-name="T6">MONTHLY INCOME</text:span></text:p>
          </table:table-cell>
          <table:table-cell table:style-name="ce16" table:formula="of:=SUM([.A1];[.H15:.H32])" office:value-type="float" office:value="2050" table:number-columns-spanned="1" table:number-rows-spanned="3">
            <text:p>2050</text:p>
          </table:table-cell>
          <table:table-cell table:style-name="ce12"/>
          <table:table-cell table:style-name="ce12"/>
          <table:table-cell table:style-name="ce16" office:value-type="string" table:number-columns-spanned="1" table:number-rows-spanned="3">
            <text:p><text:span text:style-name="T7">AMOUNT LEFT</text:span></text:p>
          </table:table-cell>
          <table:table-cell table:style-name="ce16" table:formula="of:=[.H4]-SUM([.A1];[.C5:.C154])-[.L8]" office:value-type="float" office:value="595.29999999999995" table:number-columns-spanned="1" table:number-rows-spanned="3">
            <text:p>595.29999999999995</text:p>
          </table:table-cell>
          <table:table-cell table:style-name="ce17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6">
          <table:table-cell/>
          <table:table-cell table:style-name="ce18" table:content-validation-name="DataValidation_1" office:value-type="date" office:date-value="2022-11-0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0" table:content-validation-name="DataValidation_1" table:formula="of:=SUM([.C5:.C9])" office:value-type="float" office:value="0" table:number-columns-spanned="1" table:number-rows-spanned="5">
            <text:p>0</text:p>
          </table:table-cell>
          <table:table-cell table:style-name="ce15"/>
          <table:table-cell table:style-name="ce21"/>
          <table:table-cell table:style-name="ce21"/>
          <table:table-cell table:number-columns-repeated="2"/>
          <table:table-cell table:style-name="ce21"/>
          <table:table-cell table:style-name="ce21"/>
          <table:table-cell table:style-name="ce17"/>
          <table:table-cell table:number-columns-repeated="1024"/>
        </table:table-row>
        <table:table-row table:style-name="ro7">
          <table:table-cell/>
          <table:table-cell table:style-name="ce22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3" table:content-validation-name="DataValidation_1"/>
          <table:table-cell table:style-name="ce15"/>
          <table:table-cell table:style-name="ce21"/>
          <table:table-cell table:style-name="ce21"/>
          <table:table-cell table:number-columns-repeated="2"/>
          <table:table-cell table:style-name="ce21"/>
          <table:table-cell table:style-name="ce21"/>
          <table:table-cell table:style-name="ce17"/>
          <table:table-cell table:number-columns-repeated="1024"/>
        </table:table-row>
        <table:table-row table:style-name="ro8">
          <table:table-cell/>
          <table:table-cell table:style-name="ce22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3" table:content-validation-name="DataValidation_1"/>
          <table:table-cell table:style-name="ce11" table:number-columns-spanned="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24"/>
        </table:table-row>
        <table:table-row table:style-name="ro9">
          <table:table-cell/>
          <table:table-cell table:style-name="ce22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3" table:content-validation-name="DataValidation_1"/>
          <table:table-cell/>
          <table:table-cell table:style-name="ce24" office:value-type="string" table:number-columns-spanned="1" table:number-rows-spanned="3">
            <text:p><text:span text:style-name="T8">TOTAL SPEND</text:span></text:p>
          </table:table-cell>
          <table:table-cell table:style-name="ce24" table:formula="of:=SUM([.A1];[.C5:.C154])" office:value-type="float" office:value="634.70000000000005" table:number-columns-spanned="1" table:number-rows-spanned="3">
            <text:p>634.70000000000005</text:p>
          </table:table-cell>
          <table:table-cell table:number-columns-repeated="2"/>
          <table:table-cell table:style-name="ce16" office:value-type="string" table:number-columns-spanned="1" table:number-rows-spanned="3">
            <text:p><text:span text:style-name="T9">SAVED (40%)</text:span></text:p>
          </table:table-cell>
          <table:table-cell table:style-name="ce16" table:formula="of:=[.H4]*0.4" office:value-type="float" office:value="820" table:number-columns-spanned="1" table:number-rows-spanned="3">
            <text:p>820</text:p>
          </table:table-cell>
          <table:table-cell table:style-name="ce17"/>
          <table:table-cell table:number-columns-repeated="1024"/>
        </table:table-row>
        <table:table-row table:style-name="ro10">
          <table:table-cell/>
          <table:table-cell table:style-name="ce25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6" table:content-validation-name="DataValidation_1"/>
          <table:table-cell/>
          <table:table-cell table:style-name="ce24"/>
          <table:table-cell table:style-name="ce24"/>
          <table:table-cell table:number-columns-repeated="2"/>
          <table:table-cell table:style-name="ce21"/>
          <table:table-cell table:style-name="ce21"/>
          <table:table-cell table:style-name="ce17"/>
          <table:table-cell table:number-columns-repeated="1024"/>
        </table:table-row>
        <table:table-row table:style-name="ro11">
          <table:table-cell/>
          <table:table-cell table:style-name="ce18" table:content-validation-name="DataValidation_1" table:formula="of:=[.B5]+1" office:value-type="date" office:date-value="2022-11-02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10:.C14])" office:value-type="float" office:value="0" table:number-columns-spanned="1" table:number-rows-spanned="5">
            <text:p>0</text:p>
          </table:table-cell>
          <table:table-cell/>
          <table:table-cell table:style-name="ce24"/>
          <table:table-cell table:style-name="ce24"/>
          <table:table-cell table:number-columns-repeated="2"/>
          <table:table-cell table:style-name="ce21"/>
          <table:table-cell table:style-name="ce21"/>
          <table:table-cell table:style-name="ce17"/>
          <table:table-cell table:number-columns-repeated="1024"/>
        </table:table-row>
        <table:table-row table:style-name="ro1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24" office:value-type="string" table:number-columns-spanned="1" table:number-rows-spanned="2">
            <text:p><text:span text:style-name="T10">AVRAGE SPENDING PER DAY</text:span></text:p>
          </table:table-cell>
          <table:table-cell table:style-name="ce24" table:formula="of:=AVERAGEIF([.E5:.E154];&quot;&lt;&gt;0&quot;)" office:value-type="float" office:value="37.335294117647059" table:number-columns-spanned="1" table:number-rows-spanned="2">
            <text:p>37.335294117647059</text:p>
          </table:table-cell>
          <table:table-cell table:number-columns-repeated="2"/>
          <table:table-cell table:style-name="ce19" office:value-type="string">
            <text:p><text:span text:style-name="T11">SAVED LAST MONTH</text:span></text:p>
          </table:table-cell>
          <table:table-cell table:style-name="ce21" office:value-type="float" office:value="0">
            <text:p>0</text:p>
          </table:table-cell>
          <table:table-cell table:style-name="ce17"/>
          <table:table-cell table:number-columns-repeated="1024"/>
        </table:table-row>
        <table:table-row table:style-name="ro1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24"/>
          <table:table-cell table:style-name="ce24"/>
          <table:table-cell table:number-columns-repeated="2"/>
          <table:table-cell table:style-name="ce19" office:value-type="string">
            <text:p><text:span text:style-name="T12">TOTAL SAVED</text:span></text:p>
          </table:table-cell>
          <table:table-cell table:style-name="ce21" table:formula="of:=[.L8]+[.L11]" office:value-type="float" office:value="820">
            <text:p>820</text:p>
          </table:table-cell>
          <table:table-cell table:style-name="ce17"/>
          <table:table-cell table:number-columns-repeated="1024"/>
        </table:table-row>
        <table:table-row table:style-name="ro1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/>
          <table:table-cell table:style-name="ce32" office:value-type="string">
            <text:p><text:span text:style-name="T13">INCOMING AMOUNT</text:span></text:p>
          </table:table-cell>
          <table:table-cell table:style-name="ce32" office:value-type="string">
            <text:p><text:span text:style-name="T14">AMOUNT</text:span></text:p>
          </table:table-cell>
          <table:table-cell table:style-name="ce32" office:value-type="string">
            <text:p><text:span text:style-name="T15">DESCRIPTION</text:span></text:p>
          </table:table-cell>
          <table:table-cell table:number-columns-repeated="1024"/>
        </table:table-row>
        <table:table-row table:style-name="ro16">
          <table:table-cell/>
          <table:table-cell table:style-name="ce18" table:content-validation-name="DataValidation_1" table:formula="of:=[.B5]+2" office:value-type="date" office:date-value="2022-11-03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15:.C19])" office:value-type="float" office:value="0" table:number-columns-spanned="1" table:number-rows-spanned="5">
            <text:p>0</text:p>
          </table:table-cell>
          <table:table-cell/>
          <table:table-cell table:style-name="ce33" table:formula="of:=[.B5]" office:value-type="date" office:date-value="2022-11-01"/>
          <table:table-cell table:style-name="ce34" office:value-type="float" office:value="1850">
            <text:p>1850</text:p>
          </table:table-cell>
          <table:table-cell table:style-name="ce35" office:value-type="string">
            <text:p><text:span text:style-name="T16">SALARY</text:span></text:p>
          </table:table-cell>
          <table:table-cell table:number-columns-repeated="1024"/>
        </table:table-row>
        <table:table-row table:style-name="ro1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3" office:value-type="date" office:date-value="2022-11-02"/>
          <table:table-cell table:style-name="ce34" office:value-type="float" office:value="200">
            <text:p>200</text:p>
          </table:table-cell>
          <table:table-cell table:style-name="ce35" office:value-type="string">
            <text:p><text:span text:style-name="T17">CIVP</text:span></text:p>
          </table:table-cell>
          <table:table-cell table:number-columns-repeated="1024"/>
        </table:table-row>
        <table:table-row table:style-name="ro1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1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1">
          <table:table-cell/>
          <table:table-cell table:style-name="ce18" table:content-validation-name="DataValidation_1" table:formula="of:=[.B5]+3" office:value-type="date" office:date-value="2022-11-0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20:.C24])" office:value-type="float" office:value="0" table:number-columns-spanned="1" table:number-rows-spanned="5">
            <text:p>0</text:p>
          </table:table-cell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6">
          <table:table-cell/>
          <table:table-cell table:style-name="ce18" table:content-validation-name="DataValidation_1" table:formula="of:=[.B5]+4" office:value-type="date" office:date-value="2022-11-05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25:.C29])" office:value-type="float" office:value="0" table:number-columns-spanned="1" table:number-rows-spanned="5">
            <text:p>0</text:p>
          </table:table-cell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2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3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31">
          <table:table-cell/>
          <table:table-cell table:style-name="ce18" table:content-validation-name="DataValidation_1" table:formula="of:=[.B5]+5" office:value-type="date" office:date-value="2022-11-06"/>
          <table:table-cell table:style-name="ce19" table:content-validation-name="DataValidation_1" office:value-type="float" office:value="0">
            <text:p>0</text:p>
          </table:table-cell>
          <table:table-cell table:style-name="ce36" table:content-validation-name="DataValidation_1"/>
          <table:table-cell table:style-name="ce27" table:content-validation-name="DataValidation_1" table:formula="of:=SUM([.C30:.C34])" office:value-type="float" office:value="0" table:number-columns-spanned="1" table:number-rows-spanned="5">
            <text:p>0</text:p>
          </table:table-cell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3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36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3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36" table:content-validation-name="DataValidation_1"/>
          <table:table-cell table:style-name="ce29" table:content-validation-name="DataValidation_1"/>
          <table:table-cell/>
          <table:table-cell table:style-name="ce32"/>
          <table:table-cell table:style-name="ce34" office:value-type="float" office:value="0">
            <text:p>0</text:p>
          </table:table-cell>
          <table:table-cell table:style-name="ce35"/>
          <table:table-cell table:number-columns-repeated="1024"/>
        </table:table-row>
        <table:table-row table:style-name="ro3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36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3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36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36">
          <table:table-cell/>
          <table:table-cell table:style-name="ce18" table:content-validation-name="DataValidation_1" table:formula="of:=[.B5]+6" office:value-type="date" office:date-value="2022-11-07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35:.C3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3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3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41">
          <table:table-cell/>
          <table:table-cell table:style-name="ce18" table:content-validation-name="DataValidation_1" table:formula="of:=[.B5]+7" office:value-type="date" office:date-value="2022-11-08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40:.C4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46">
          <table:table-cell/>
          <table:table-cell table:style-name="ce18" table:content-validation-name="DataValidation_1" table:formula="of:=[.B5]+8" office:value-type="date" office:date-value="2022-11-09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45:.C4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4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51">
          <table:table-cell/>
          <table:table-cell table:style-name="ce18" table:content-validation-name="DataValidation_1" table:formula="of:=[.B5]+9" office:value-type="date" office:date-value="2022-11-10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50:.C5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5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56">
          <table:table-cell/>
          <table:table-cell table:style-name="ce18" table:content-validation-name="DataValidation_1" table:formula="of:=[.B5]+10" office:value-type="date" office:date-value="2022-11-1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55:.C5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5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5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6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61">
          <table:table-cell/>
          <table:table-cell table:style-name="ce18" table:content-validation-name="DataValidation_1" table:formula="of:=[.B5]+11" office:value-type="date" office:date-value="2022-11-12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60:.C6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6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6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6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6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66">
          <table:table-cell/>
          <table:table-cell table:style-name="ce18" table:content-validation-name="DataValidation_1" table:formula="of:=[.B5]+12" office:value-type="date" office:date-value="2022-11-13"/>
          <table:table-cell table:style-name="ce19" table:content-validation-name="DataValidation_1" office:value-type="float" office:value="9.5">
            <text:p>9.5</text:p>
          </table:table-cell>
          <table:table-cell table:style-name="ce19" table:content-validation-name="DataValidation_1" office:value-type="string">
            <text:p><text:span text:style-name="T18">Food</text:span></text:p>
          </table:table-cell>
          <table:table-cell table:style-name="ce27" table:content-validation-name="DataValidation_1" table:formula="of:=SUM([.C65:.C69])" office:value-type="float" office:value="17" table:number-columns-spanned="1" table:number-rows-spanned="5">
            <text:p>17</text:p>
          </table:table-cell>
          <table:table-cell table:number-columns-repeated="1024"/>
        </table:table-row>
        <table:table-row table:style-name="ro6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4.5">
            <text:p>4.5</text:p>
          </table:table-cell>
          <table:table-cell table:style-name="ce19" table:content-validation-name="DataValidation_1" office:value-type="string">
            <text:p><text:span text:style-name="T19">sintre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68">
          <table:table-cell/>
          <table:table-cell table:style-name="ce28" table:content-validation-name="DataValidation_1"/>
          <table:table-cell table:style-name="ce19" table:content-validation-name="DataValidation_1" office:value-type="float" office:value="3">
            <text:p>3</text:p>
          </table:table-cell>
          <table:table-cell table:style-name="ce19" table:content-validation-name="DataValidation_1" office:value-type="string">
            <text:p><text:span text:style-name="T20">Other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6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7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71">
          <table:table-cell/>
          <table:table-cell table:style-name="ce18" table:content-validation-name="DataValidation_1" table:formula="of:=[.B5]+13" office:value-type="date" office:date-value="2022-11-14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21">Transport</text:span></text:p>
          </table:table-cell>
          <table:table-cell table:style-name="ce27" table:content-validation-name="DataValidation_1" table:formula="of:=SUM([.C70:.C74])" office:value-type="float" office:value="2.7000000000000002" table:number-columns-spanned="1" table:number-rows-spanned="5">
            <text:p>2.7000000000000002</text:p>
          </table:table-cell>
          <table:table-cell table:number-columns-repeated="1024"/>
        </table:table-row>
        <table:table-row table:style-name="ro7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.69999999999999996">
            <text:p>0.69999999999999996</text:p>
          </table:table-cell>
          <table:table-cell table:style-name="ce19" table:content-validation-name="DataValidation_1" office:value-type="string">
            <text:p><text:span text:style-name="T22">Brea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73">
          <table:table-cell/>
          <table:table-cell table:style-name="ce28" table:content-validation-name="DataValidation_1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23">Water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7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7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76">
          <table:table-cell/>
          <table:table-cell table:style-name="ce18" table:content-validation-name="DataValidation_1" table:formula="of:=[.B5]+14" office:value-type="date" office:date-value="2022-11-15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24">Transport</text:span></text:p>
          </table:table-cell>
          <table:table-cell table:style-name="ce27" table:content-validation-name="DataValidation_1" table:formula="of:=SUM([.C75:.C79])" office:value-type="float" office:value="21" table:number-columns-spanned="1" table:number-rows-spanned="5">
            <text:p>21</text:p>
          </table:table-cell>
          <table:table-cell table:number-columns-repeated="1024"/>
        </table:table-row>
        <table:table-row table:style-name="ro7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20">
            <text:p>20</text:p>
          </table:table-cell>
          <table:table-cell table:style-name="ce19" table:content-validation-name="DataValidation_1" office:value-type="string">
            <text:p><text:span text:style-name="T25">Omar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7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7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81">
          <table:table-cell/>
          <table:table-cell table:style-name="ce18" table:content-validation-name="DataValidation_1" table:formula="of:=[.B5]+15" office:value-type="date" office:date-value="2022-11-16"/>
          <table:table-cell table:style-name="ce37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26">Transport</text:span></text:p>
          </table:table-cell>
          <table:table-cell table:style-name="ce27" table:content-validation-name="DataValidation_1" table:formula="of:=SUM([.C80:.C84])" office:value-type="float" office:value="1" table:number-columns-spanned="1" table:number-rows-spanned="5">
            <text:p>1</text:p>
          </table:table-cell>
          <table:table-cell table:number-columns-repeated="1024"/>
        </table:table-row>
        <table:table-row table:style-name="ro8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86">
          <table:table-cell/>
          <table:table-cell table:style-name="ce18" table:content-validation-name="DataValidation_1" table:formula="of:=[.B5]+16" office:value-type="date" office:date-value="2022-11-17"/>
          <table:table-cell table:style-name="ce19" table:content-validation-name="DataValidation_1" office:value-type="float" office:value="2.5">
            <text:p>2.5</text:p>
          </table:table-cell>
          <table:table-cell table:style-name="ce19" table:content-validation-name="DataValidation_1" office:value-type="string">
            <text:p><text:span text:style-name="T27">Transport</text:span></text:p>
          </table:table-cell>
          <table:table-cell table:style-name="ce27" table:content-validation-name="DataValidation_1" table:formula="of:=SUM([.C85:.C89])" office:value-type="float" office:value="2.5" table:number-columns-spanned="1" table:number-rows-spanned="5">
            <text:p>2.5</text:p>
          </table:table-cell>
          <table:table-cell table:number-columns-repeated="1024"/>
        </table:table-row>
        <table:table-row table:style-name="ro8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8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9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91">
          <table:table-cell/>
          <table:table-cell table:style-name="ce18" table:content-validation-name="DataValidation_1" table:formula="of:=[.B5]+17" office:value-type="date" office:date-value="2022-11-18"/>
          <table:table-cell table:style-name="ce19" table:content-validation-name="DataValidation_1" office:value-type="float" office:value="0.5">
            <text:p>0.5</text:p>
          </table:table-cell>
          <table:table-cell table:style-name="ce19" table:content-validation-name="DataValidation_1" office:value-type="string">
            <text:p><text:span text:style-name="T28">Transport</text:span></text:p>
          </table:table-cell>
          <table:table-cell table:style-name="ce27" table:content-validation-name="DataValidation_1" table:formula="of:=SUM([.C90:.C94])" office:value-type="float" office:value="40.5" table:number-columns-spanned="1" table:number-rows-spanned="5">
            <text:p>40.5</text:p>
          </table:table-cell>
          <table:table-cell table:number-columns-repeated="1024"/>
        </table:table-row>
        <table:table-row table:style-name="ro9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20">
            <text:p>20</text:p>
          </table:table-cell>
          <table:table-cell table:style-name="ce19" table:content-validation-name="DataValidation_1" office:value-type="string">
            <text:p><text:span text:style-name="T29">Cinema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93">
          <table:table-cell/>
          <table:table-cell table:style-name="ce28" table:content-validation-name="DataValidation_1"/>
          <table:table-cell table:style-name="ce19" table:content-validation-name="DataValidation_1" office:value-type="float" office:value="20">
            <text:p>20</text:p>
          </table:table-cell>
          <table:table-cell table:style-name="ce19" table:content-validation-name="DataValidation_1" office:value-type="string">
            <text:p><text:span text:style-name="T30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9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9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96">
          <table:table-cell/>
          <table:table-cell table:style-name="ce18" table:content-validation-name="DataValidation_1" table:formula="of:=[.B5]+18" office:value-type="date" office:date-value="2022-11-19"/>
          <table:table-cell table:style-name="ce19" table:content-validation-name="DataValidation_1" office:value-type="float" office:value="10">
            <text:p>10</text:p>
          </table:table-cell>
          <table:table-cell table:style-name="ce19" table:content-validation-name="DataValidation_1" office:value-type="string">
            <text:p><text:span text:style-name="T31">Cofe</text:span></text:p>
          </table:table-cell>
          <table:table-cell table:style-name="ce27" table:content-validation-name="DataValidation_1" table:formula="of:=SUM([.C95:.C99])" office:value-type="float" office:value="15" table:number-columns-spanned="1" table:number-rows-spanned="5">
            <text:p>15</text:p>
          </table:table-cell>
          <table:table-cell table:number-columns-repeated="1024"/>
        </table:table-row>
        <table:table-row table:style-name="ro9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5">
            <text:p>5</text:p>
          </table:table-cell>
          <table:table-cell table:style-name="ce19" table:content-validation-name="DataValidation_1" office:value-type="string">
            <text:p><text:span text:style-name="T32">Cofe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9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9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0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01">
          <table:table-cell/>
          <table:table-cell table:style-name="ce18" table:content-validation-name="DataValidation_1" table:formula="of:=[.B5]+19" office:value-type="date" office:date-value="2022-11-20"/>
          <table:table-cell table:style-name="ce19" table:content-validation-name="DataValidation_1" office:value-type="float" office:value="40">
            <text:p>40</text:p>
          </table:table-cell>
          <table:table-cell table:style-name="ce19" table:content-validation-name="DataValidation_1" office:value-type="string">
            <text:p><text:span text:style-name="T33">Clothing</text:span></text:p>
          </table:table-cell>
          <table:table-cell table:style-name="ce27" table:content-validation-name="DataValidation_1" table:formula="of:=SUM([.C100:.C104])" office:value-type="float" office:value="45" table:number-columns-spanned="1" table:number-rows-spanned="5">
            <text:p>45</text:p>
          </table:table-cell>
          <table:table-cell table:number-columns-repeated="1024"/>
        </table:table-row>
        <table:table-row table:style-name="ro10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5">
            <text:p>5</text:p>
          </table:table-cell>
          <table:table-cell table:style-name="ce19" table:content-validation-name="DataValidation_1" office:value-type="string">
            <text:p><text:span text:style-name="T34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0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0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0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06">
          <table:table-cell/>
          <table:table-cell table:style-name="ce18" table:content-validation-name="DataValidation_1" table:formula="of:=[.B5]+20" office:value-type="date" office:date-value="2022-11-21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35">Transport</text:span></text:p>
          </table:table-cell>
          <table:table-cell table:style-name="ce27" table:content-validation-name="DataValidation_1" table:formula="of:=SUM([.C105:.C109])" office:value-type="float" office:value="19" table:number-columns-spanned="1" table:number-rows-spanned="5">
            <text:p>19</text:p>
          </table:table-cell>
          <table:table-cell table:number-columns-repeated="1024"/>
        </table:table-row>
        <table:table-row table:style-name="ro10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18">
            <text:p>18</text:p>
          </table:table-cell>
          <table:table-cell table:style-name="ce19" table:content-validation-name="DataValidation_1" office:value-type="string">
            <text:p><text:span text:style-name="T36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0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0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1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11">
          <table:table-cell/>
          <table:table-cell table:style-name="ce18" table:content-validation-name="DataValidation_1" table:formula="of:=[.B5]+21" office:value-type="date" office:date-value="2022-11-22"/>
          <table:table-cell table:style-name="ce19" table:content-validation-name="DataValidation_1" office:value-type="float" office:value="8">
            <text:p>8</text:p>
          </table:table-cell>
          <table:table-cell table:style-name="ce19" table:content-validation-name="DataValidation_1" office:value-type="string">
            <text:p><text:span text:style-name="T37">Taxi</text:span></text:p>
          </table:table-cell>
          <table:table-cell table:style-name="ce27" table:content-validation-name="DataValidation_1" table:formula="of:=SUM([.C110:.C114])" office:value-type="float" office:value="62" table:number-columns-spanned="1" table:number-rows-spanned="5">
            <text:p>62</text:p>
          </table:table-cell>
          <table:table-cell table:number-columns-repeated="1024"/>
        </table:table-row>
        <table:table-row table:style-name="ro11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5">
            <text:p>5</text:p>
          </table:table-cell>
          <table:table-cell table:style-name="ce19" table:content-validation-name="DataValidation_1" office:value-type="string">
            <text:p><text:span text:style-name="T38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13">
          <table:table-cell/>
          <table:table-cell table:style-name="ce28" table:content-validation-name="DataValidation_1"/>
          <table:table-cell table:style-name="ce19" table:content-validation-name="DataValidation_1" office:value-type="float" office:value="5">
            <text:p>5</text:p>
          </table:table-cell>
          <table:table-cell table:style-name="ce19" table:content-validation-name="DataValidation_1" office:value-type="string">
            <text:p><text:span text:style-name="T39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14">
          <table:table-cell/>
          <table:table-cell table:style-name="ce28" table:content-validation-name="DataValidation_1"/>
          <table:table-cell table:style-name="ce19" table:content-validation-name="DataValidation_1" office:value-type="float" office:value="12">
            <text:p>12</text:p>
          </table:table-cell>
          <table:table-cell table:style-name="ce19" table:content-validation-name="DataValidation_1" office:value-type="string">
            <text:p><text:span text:style-name="T40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15">
          <table:table-cell/>
          <table:table-cell table:style-name="ce30" table:content-validation-name="DataValidation_1"/>
          <table:table-cell table:style-name="ce19" table:content-validation-name="DataValidation_1" office:value-type="float" office:value="32">
            <text:p>32</text:p>
          </table:table-cell>
          <table:table-cell table:style-name="ce19" table:content-validation-name="DataValidation_1" office:value-type="string">
            <text:p><text:span text:style-name="T41">Food</text:span></text:p>
          </table:table-cell>
          <table:table-cell table:style-name="ce31" table:content-validation-name="DataValidation_1"/>
          <table:table-cell table:number-columns-repeated="1024"/>
        </table:table-row>
        <table:table-row table:style-name="ro116">
          <table:table-cell/>
          <table:table-cell table:style-name="ce18" table:content-validation-name="DataValidation_1" table:formula="of:=[.B5]+22" office:value-type="date" office:date-value="2022-11-23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7" table:content-validation-name="DataValidation_1" table:formula="of:=SUM([.C115:.C11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11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1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1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2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21">
          <table:table-cell/>
          <table:table-cell table:style-name="ce18" table:content-validation-name="DataValidation_1" table:formula="of:=[.B5]+23" office:value-type="date" office:date-value="2022-11-24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42">Transport</text:span></text:p>
          </table:table-cell>
          <table:table-cell table:style-name="ce27" table:content-validation-name="DataValidation_1" table:formula="of:=SUM([.C120:.C124])" office:value-type="float" office:value="3" table:number-columns-spanned="1" table:number-rows-spanned="5">
            <text:p>3</text:p>
          </table:table-cell>
          <table:table-cell table:number-columns-repeated="1024"/>
        </table:table-row>
        <table:table-row table:style-name="ro12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2">
            <text:p>2</text:p>
          </table:table-cell>
          <table:table-cell table:style-name="ce19" table:content-validation-name="DataValidation_1" office:value-type="string">
            <text:p><text:span text:style-name="T43">Gift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2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2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2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26">
          <table:table-cell/>
          <table:table-cell table:style-name="ce18" table:content-validation-name="DataValidation_1" table:formula="of:=[.B5]+24" office:value-type="date" office:date-value="2022-11-25"/>
          <table:table-cell table:style-name="ce19" table:content-validation-name="DataValidation_1" office:value-type="float" office:value="135">
            <text:p>135</text:p>
          </table:table-cell>
          <table:table-cell table:style-name="ce19" table:content-validation-name="DataValidation_1" office:value-type="string">
            <text:p><text:span text:style-name="T44">Clothing</text:span></text:p>
          </table:table-cell>
          <table:table-cell table:style-name="ce27" table:content-validation-name="DataValidation_1" table:formula="of:=SUM([.C125:.C129])" office:value-type="float" office:value="166.5" table:number-columns-spanned="1" table:number-rows-spanned="5">
            <text:p>166.5</text:p>
          </table:table-cell>
          <table:table-cell table:number-columns-repeated="1024"/>
        </table:table-row>
        <table:table-row table:style-name="ro12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9">
            <text:p>9</text:p>
          </table:table-cell>
          <table:table-cell table:style-name="ce19" table:content-validation-name="DataValidation_1" office:value-type="string">
            <text:p><text:span text:style-name="T45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28">
          <table:table-cell/>
          <table:table-cell table:style-name="ce28" table:content-validation-name="DataValidation_1"/>
          <table:table-cell table:style-name="ce19" table:content-validation-name="DataValidation_1" office:value-type="float" office:value="2">
            <text:p>2</text:p>
          </table:table-cell>
          <table:table-cell table:style-name="ce19" table:content-validation-name="DataValidation_1" office:value-type="string">
            <text:p><text:span text:style-name="T46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29">
          <table:table-cell/>
          <table:table-cell table:style-name="ce28" table:content-validation-name="DataValidation_1"/>
          <table:table-cell table:style-name="ce19" table:content-validation-name="DataValidation_1" office:value-type="float" office:value="20">
            <text:p>20</text:p>
          </table:table-cell>
          <table:table-cell table:style-name="ce19" table:content-validation-name="DataValidation_1" office:value-type="string">
            <text:p><text:span text:style-name="T47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30">
          <table:table-cell/>
          <table:table-cell table:style-name="ce30" table:content-validation-name="DataValidation_1"/>
          <table:table-cell table:style-name="ce19" table:content-validation-name="DataValidation_1" office:value-type="float" office:value="0.5">
            <text:p>0.5</text:p>
          </table:table-cell>
          <table:table-cell table:style-name="ce19" table:content-validation-name="DataValidation_1" office:value-type="string">
            <text:p><text:span text:style-name="T48">Transport</text:span></text:p>
          </table:table-cell>
          <table:table-cell table:style-name="ce31" table:content-validation-name="DataValidation_1"/>
          <table:table-cell table:number-columns-repeated="1024"/>
        </table:table-row>
        <table:table-row table:style-name="ro131">
          <table:table-cell/>
          <table:table-cell table:style-name="ce18" table:content-validation-name="DataValidation_1" table:formula="of:=[.B5]+25" office:value-type="date" office:date-value="2022-11-26"/>
          <table:table-cell table:style-name="ce19" table:content-validation-name="DataValidation_1" office:value-type="float" office:value="21">
            <text:p>21</text:p>
          </table:table-cell>
          <table:table-cell table:style-name="ce19" table:content-validation-name="DataValidation_1" office:value-type="string">
            <text:p><text:span text:style-name="T49">Food</text:span></text:p>
          </table:table-cell>
          <table:table-cell table:style-name="ce27" table:content-validation-name="DataValidation_1" table:formula="of:=SUM([.C130:.C134])" office:value-type="float" office:value="133" table:number-columns-spanned="1" table:number-rows-spanned="5">
            <text:p>133</text:p>
          </table:table-cell>
          <table:table-cell table:number-columns-repeated="1024"/>
        </table:table-row>
        <table:table-row table:style-name="ro13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21">
            <text:p>21</text:p>
          </table:table-cell>
          <table:table-cell table:style-name="ce19" table:content-validation-name="DataValidation_1" office:value-type="string">
            <text:p><text:span text:style-name="T50">Cofe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33">
          <table:table-cell/>
          <table:table-cell table:style-name="ce28" table:content-validation-name="DataValidation_1"/>
          <table:table-cell table:style-name="ce19" table:content-validation-name="DataValidation_1" office:value-type="float" office:value="46">
            <text:p>46</text:p>
          </table:table-cell>
          <table:table-cell table:style-name="ce19" table:content-validation-name="DataValidation_1" office:value-type="string">
            <text:p><text:span text:style-name="T51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34">
          <table:table-cell/>
          <table:table-cell table:style-name="ce28" table:content-validation-name="DataValidation_1"/>
          <table:table-cell table:style-name="ce19" table:content-validation-name="DataValidation_1" office:value-type="float" office:value="5">
            <text:p>5</text:p>
          </table:table-cell>
          <table:table-cell table:style-name="ce19" table:content-validation-name="DataValidation_1" office:value-type="string">
            <text:p><text:span text:style-name="T52">Taxi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35">
          <table:table-cell/>
          <table:table-cell table:style-name="ce30" table:content-validation-name="DataValidation_1"/>
          <table:table-cell table:style-name="ce19" table:content-validation-name="DataValidation_1" office:value-type="float" office:value="40">
            <text:p>40</text:p>
          </table:table-cell>
          <table:table-cell table:style-name="ce19" table:content-validation-name="DataValidation_1" office:value-type="string">
            <text:p><text:span text:style-name="T53">Gift</text:span></text:p>
          </table:table-cell>
          <table:table-cell table:style-name="ce31" table:content-validation-name="DataValidation_1"/>
          <table:table-cell table:number-columns-repeated="1024"/>
        </table:table-row>
        <table:table-row table:style-name="ro136">
          <table:table-cell/>
          <table:table-cell table:style-name="ce18" table:content-validation-name="DataValidation_1" table:formula="of:=[.B5]+26" office:value-type="date" office:date-value="2022-11-27"/>
          <table:table-cell table:style-name="ce19" table:content-validation-name="DataValidation_1" office:value-type="float" office:value="60">
            <text:p>60</text:p>
          </table:table-cell>
          <table:table-cell table:style-name="ce19" table:content-validation-name="DataValidation_1" office:value-type="string">
            <text:p><text:span text:style-name="T54">Clothing</text:span></text:p>
          </table:table-cell>
          <table:table-cell table:style-name="ce27" table:content-validation-name="DataValidation_1" table:formula="of:=SUM([.C135:.C139])" office:value-type="float" office:value="60" table:number-columns-spanned="1" table:number-rows-spanned="5">
            <text:p>60</text:p>
          </table:table-cell>
          <table:table-cell table:number-columns-repeated="1024"/>
        </table:table-row>
        <table:table-row table:style-name="ro13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3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3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4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41">
          <table:table-cell/>
          <table:table-cell table:style-name="ce18" table:content-validation-name="DataValidation_1" table:formula="of:=[.B5]+27" office:value-type="date" office:date-value="2022-11-28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55">Transport</text:span></text:p>
          </table:table-cell>
          <table:table-cell table:style-name="ce27" table:content-validation-name="DataValidation_1" table:formula="of:=SUM([.C140:.C144])" office:value-type="float" office:value="36" table:number-columns-spanned="1" table:number-rows-spanned="5">
            <text:p>36</text:p>
          </table:table-cell>
          <table:table-cell table:number-columns-repeated="1024"/>
        </table:table-row>
        <table:table-row table:style-name="ro14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35">
            <text:p>35</text:p>
          </table:table-cell>
          <table:table-cell table:style-name="ce19" table:content-validation-name="DataValidation_1" office:value-type="string">
            <text:p><text:span text:style-name="T56">Food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4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4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4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46">
          <table:table-cell/>
          <table:table-cell table:style-name="ce18" table:content-validation-name="DataValidation_1" table:formula="of:=[.B5]+28" office:value-type="date" office:date-value="2022-11-29"/>
          <table:table-cell table:style-name="ce19" table:content-validation-name="DataValidation_1" office:value-type="float" office:value="6.5">
            <text:p>6.5</text:p>
          </table:table-cell>
          <table:table-cell table:style-name="ce19" table:content-validation-name="DataValidation_1" office:value-type="string">
            <text:p><text:span text:style-name="T57">Other</text:span></text:p>
          </table:table-cell>
          <table:table-cell table:style-name="ce27" table:content-validation-name="DataValidation_1" table:formula="of:=SUM([.C145:.C149])" office:value-type="float" office:value="7.5" table:number-columns-spanned="1" table:number-rows-spanned="5">
            <text:p>7.5</text:p>
          </table:table-cell>
          <table:table-cell table:number-columns-repeated="1024"/>
        </table:table-row>
        <table:table-row table:style-name="ro147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58">Transport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48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49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50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style-name="ro151">
          <table:table-cell/>
          <table:table-cell table:style-name="ce18" table:content-validation-name="DataValidation_1" table:formula="of:=[.B5]+29" office:value-type="date" office:date-value="2022-11-30"/>
          <table:table-cell table:style-name="ce19" table:content-validation-name="DataValidation_1" office:value-type="float" office:value="2">
            <text:p>2</text:p>
          </table:table-cell>
          <table:table-cell table:style-name="ce19" table:content-validation-name="DataValidation_1" office:value-type="string">
            <text:p><text:span text:style-name="T59">Cofe</text:span></text:p>
          </table:table-cell>
          <table:table-cell table:style-name="ce27" table:content-validation-name="DataValidation_1" table:formula="of:=SUM([.C150:.C154])" office:value-type="float" office:value="3" table:number-columns-spanned="1" table:number-rows-spanned="5">
            <text:p>3</text:p>
          </table:table-cell>
          <table:table-cell table:number-columns-repeated="1024"/>
        </table:table-row>
        <table:table-row table:style-name="ro152">
          <table:table-cell/>
          <table:table-cell table:style-name="ce28" table:content-validation-name="DataValidation_1" table:number-columns-spanned="1" table:number-rows-spanned="4"/>
          <table:table-cell table:style-name="ce19" table:content-validation-name="DataValidation_1" office:value-type="float" office:value="1">
            <text:p>1</text:p>
          </table:table-cell>
          <table:table-cell table:style-name="ce19" table:content-validation-name="DataValidation_1" office:value-type="string">
            <text:p><text:span text:style-name="T60">Transport</text:span></text:p>
          </table:table-cell>
          <table:table-cell table:style-name="ce29" table:content-validation-name="DataValidation_1"/>
          <table:table-cell table:number-columns-repeated="1024"/>
        </table:table-row>
        <table:table-row table:style-name="ro153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54">
          <table:table-cell/>
          <table:table-cell table:style-name="ce28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29" table:content-validation-name="DataValidation_1"/>
          <table:table-cell table:number-columns-repeated="1024"/>
        </table:table-row>
        <table:table-row table:style-name="ro155">
          <table:table-cell/>
          <table:table-cell table:style-name="ce30" table:content-validation-name="DataValidation_1"/>
          <table:table-cell table:style-name="ce19" table:content-validation-name="DataValidation_1" office:value-type="float" office:value="0">
            <text:p>0</text:p>
          </table:table-cell>
          <table:table-cell table:style-name="ce19" table:content-validation-name="DataValidation_1"/>
          <table:table-cell table:style-name="ce31" table:content-validation-name="DataValidation_1"/>
          <table:table-cell table:number-columns-repeated="1024"/>
        </table:table-row>
        <table:table-row table:number-rows-repeated="3" table:style-name="ro156">
          <table:table-cell/>
          <table:table-cell table:number-columns-repeated="4" table:content-validation-name="DataValidation_1"/>
          <table:table-cell table:number-columns-repeated="1019"/>
        </table:table-row>
        <table:table-row table:style-name="ro157">
          <table:table-cell/>
          <table:table-cell table:style-name="ce12"/>
          <table:table-cell table:number-columns-repeated="1024"/>
        </table:table-row>
        <table:table-row table:style-name="ro158">
          <table:table-cell/>
          <table:table-cell table:style-name="ce12"/>
          <table:table-cell table:number-columns-repeated="1024"/>
        </table:table-row>
        <table:table-row table:style-name="ro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EMBER_2022" table:style-name="ta2"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number-columns-repeated="1008" table:style-name="co33" table:default-cell-style-name="ce8"/>
        <table:table-column table:number-columns-repeated="100" table:style-name="co34" table:default-cell-style-name="Default"/>
        <table:table-column table:style-name="co16" table:default-cell-style-name="Default"/>
        <table:table-row table:style-name="ro161">
          <table:covered-table-cell/>
          <table:table-cell table:style-name="ce9" office:value-type="string" table:number-columns-spanned="13" table:number-rows-spanned="2">
            <text:p><text:span text:style-name="T61">MY PERSONAL MONTHLY EXPENSE TRACKER (DECEMBER 2022)</text:span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24"/>
        </table:table-row>
        <table:table-row table:style-name="ro162">
          <table:table-cell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63">
          <table:table-cell table:number-columns-repeated="1024"/>
        </table:table-row>
        <table:table-row table:style-name="ro164">
          <table:table-cell table:style-name="ce12"/>
          <table:table-cell table:style-name="ce13" table:content-validation-name="DataValidation_30" office:value-type="string">
            <text:p><text:span text:style-name="T62">EXPENSE DATE</text:span></text:p>
          </table:table-cell>
          <table:table-cell table:style-name="ce13" table:content-validation-name="DataValidation_23" office:value-type="string">
            <text:p><text:span text:style-name="T63">AMOUNT</text:span></text:p>
          </table:table-cell>
          <table:table-cell table:style-name="ce13" table:content-validation-name="DataValidation_23" office:value-type="string">
            <text:p><text:span text:style-name="T64">NAME</text:span></text:p>
          </table:table-cell>
          <table:table-cell table:style-name="ce14" table:content-validation-name="DataValidation_23" office:value-type="string">
            <text:p><text:span text:style-name="T65">SPENDING BY DATE</text:span></text:p>
          </table:table-cell>
          <table:table-cell table:style-name="ce15"/>
          <table:table-cell table:style-name="ce27" office:value-type="string" table:number-columns-spanned="1" table:number-rows-spanned="2">
            <text:p><text:span text:style-name="T66">MONTHLY INCOME</text:span></text:p>
          </table:table-cell>
          <table:table-cell table:style-name="ce27" table:formula="of:=SUM([.H15:.H32])" office:value-type="float" office:value="2560" table:number-columns-spanned="1" table:number-rows-spanned="2">
            <text:p>2560</text:p>
          </table:table-cell>
          <table:table-cell table:style-name="ce12"/>
          <table:table-cell table:style-name="ce38" table:number-columns-spanned="1" table:number-rows-spanned="2"/>
          <table:table-cell table:style-name="ce39" office:value-type="string" table:number-columns-spanned="1" table:number-rows-spanned="2">
            <text:p><text:span text:style-name="T67">MAX</text:span></text:p>
          </table:table-cell>
          <table:table-cell table:style-name="ce39" office:value-type="string" table:number-columns-spanned="1" table:number-rows-spanned="2">
            <text:p><text:span text:style-name="T68"> %</text:span></text:p>
          </table:table-cell>
          <table:table-cell table:style-name="ce12"/>
          <table:table-cell table:style-name="ce27" office:value-type="string" table:number-columns-spanned="1" table:number-rows-spanned="3">
            <text:p><text:span text:style-name="T69">AMOUNT LEFT</text:span></text:p>
          </table:table-cell>
          <table:table-cell table:style-name="ce16" table:formula="of:=[.H4]-[.H6]-[.O10]" office:value-type="float" office:value="225.75" table:number-columns-spanned="1" table:number-rows-spanned="3">
            <text:p>225.75</text:p>
          </table:table-cell>
          <table:table-cell table:style-name="ce17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65">
          <table:table-cell/>
          <table:table-cell table:style-name="ce18" table:content-validation-name="DataValidation_30" office:value-type="date" office:date-value="2022-12-01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70">Transport</text:span></text:p>
          </table:table-cell>
          <table:table-cell table:style-name="ce20" table:content-validation-name="DataValidation_23" table:formula="of:=SUM([.C5:.C9])" office:value-type="float" office:value="2" table:number-columns-spanned="1" table:number-rows-spanned="5">
            <text:p>2</text:p>
          </table:table-cell>
          <table:table-cell table:style-name="ce15"/>
          <table:table-cell table:style-name="ce29"/>
          <table:table-cell table:style-name="ce29"/>
          <table:table-cell/>
          <table:table-cell table:style-name="ce38"/>
          <table:table-cell table:style-name="ce39"/>
          <table:table-cell table:style-name="ce39"/>
          <table:table-cell/>
          <table:table-cell table:style-name="ce40"/>
          <table:table-cell table:style-name="ce21"/>
          <table:table-cell table:style-name="ce17"/>
          <table:table-cell table:number-columns-repeated="1024"/>
        </table:table-row>
        <table:table-row table:style-name="ro166">
          <table:table-cell/>
          <table:table-cell table:style-name="ce22" table:content-validation-name="DataValidation_30" table:number-columns-spanned="1" table:number-rows-spanned="4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71">Water</text:span></text:p>
          </table:table-cell>
          <table:table-cell table:style-name="ce23" table:content-validation-name="DataValidation_23"/>
          <table:table-cell/>
          <table:table-cell table:style-name="ce41" office:value-type="string" table:number-columns-spanned="1" table:number-rows-spanned="2">
            <text:p><text:span text:style-name="T72">TOTAL SPEND</text:span></text:p>
          </table:table-cell>
          <table:table-cell table:style-name="ce24" table:formula="of:=[.H8]+[.H10]" office:value-type="float" office:value="2134.25" table:number-columns-spanned="1" table:number-rows-spanned="2">
            <text:p>2134.25</text:p>
          </table:table-cell>
          <table:table-cell/>
          <table:table-cell table:style-name="ce42" office:value-type="string" table:number-columns-spanned="1" table:number-rows-spanned="2">
            <text:p><text:span text:style-name="T73">PERSONAL SPENDING (20%)</text:span></text:p>
          </table:table-cell>
          <table:table-cell table:style-name="ce39" table:formula="of:=[.H4]*0.2" office:value-type="float" office:value="512" table:number-columns-spanned="1" table:number-rows-spanned="2">
            <text:p>512</text:p>
          </table:table-cell>
          <table:table-cell table:style-name="ce43" table:formula="of:=ROUND(100-([.H8]*100/[.K6]);2)%" office:value-type="percentage" office:value="-0.56100000000000005" table:number-columns-spanned="1" table:number-rows-spanned="2">
            <text:p>-0.56100000000000005</text:p>
          </table:table-cell>
          <table:table-cell/>
          <table:table-cell table:style-name="ce40"/>
          <table:table-cell table:style-name="ce21"/>
          <table:table-cell table:style-name="ce17"/>
          <table:table-cell table:number-columns-repeated="1024"/>
        </table:table-row>
        <table:table-row table:style-name="ro167">
          <table:table-cell/>
          <table:table-cell table:style-name="ce22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3" table:content-validation-name="DataValidation_23"/>
          <table:table-cell table:style-name="ce12"/>
          <table:table-cell table:style-name="ce44"/>
          <table:table-cell table:style-name="ce24"/>
          <table:table-cell/>
          <table:table-cell table:style-name="ce42"/>
          <table:table-cell table:style-name="ce39"/>
          <table:table-cell table:style-name="ce39"/>
          <table:table-cell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168">
          <table:table-cell/>
          <table:table-cell table:style-name="ce22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3" table:content-validation-name="DataValidation_23"/>
          <table:table-cell/>
          <table:table-cell table:style-name="ce41" office:value-type="string" table:number-columns-spanned="1" table:number-rows-spanned="2">
            <text:p><text:span text:style-name="T74">PERSONAL SPENDING</text:span></text:p>
          </table:table-cell>
          <table:table-cell table:style-name="ce24" table:formula="of:=SUM([.C5:.C159])" office:value-type="float" office:value="799.24999999999989" table:number-columns-spanned="1" table:number-rows-spanned="2">
            <text:p>799.24999999999989</text:p>
          </table:table-cell>
          <table:table-cell/>
          <table:table-cell table:style-name="ce42" office:value-type="string" table:number-columns-spanned="1" table:number-rows-spanned="2">
            <text:p><text:span text:style-name="T75">OBLIGATION EXPENSE (40%)</text:span></text:p>
          </table:table-cell>
          <table:table-cell table:style-name="ce39" table:formula="of:=[.H4]*0.4" office:value-type="float" office:value="1024" table:number-columns-spanned="1" table:number-rows-spanned="2">
            <text:p>1024</text:p>
          </table:table-cell>
          <table:table-cell table:style-name="ce43" table:formula="of:=ROUND(100-([.H10]*100/[.K8]);2)%" office:value-type="percentage" office:value="-0.30370000000000003" table:number-columns-spanned="1" table:number-rows-spanned="2">
            <text:p>-0.30370000000000003</text:p>
          </table:table-cell>
          <table:table-cell/>
          <table:table-cell table:style-name="ce45" office:value-type="string" table:number-columns-spanned="1" table:number-rows-spanned="2">
            <text:p><text:span text:style-name="T76">LAST MONTH SAVED</text:span></text:p>
          </table:table-cell>
          <table:table-cell table:style-name="ce21" office:value-type="float" office:value="830" table:number-columns-spanned="1" table:number-rows-spanned="2">
            <text:p>830</text:p>
          </table:table-cell>
          <table:table-cell table:style-name="ce17"/>
          <table:table-cell table:number-columns-repeated="1024"/>
        </table:table-row>
        <table:table-row table:style-name="ro169">
          <table:table-cell/>
          <table:table-cell table:style-name="ce25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6" table:content-validation-name="DataValidation_23"/>
          <table:table-cell/>
          <table:table-cell table:style-name="ce44"/>
          <table:table-cell table:style-name="ce24"/>
          <table:table-cell/>
          <table:table-cell table:style-name="ce42"/>
          <table:table-cell table:style-name="ce39"/>
          <table:table-cell table:style-name="ce39"/>
          <table:table-cell/>
          <table:table-cell table:style-name="ce46"/>
          <table:table-cell table:style-name="ce21"/>
          <table:table-cell table:style-name="ce17"/>
          <table:table-cell table:number-columns-repeated="1024"/>
        </table:table-row>
        <table:table-row table:style-name="ro170">
          <table:table-cell/>
          <table:table-cell table:style-name="ce18" table:content-validation-name="DataValidation_31" table:formula="of:=[.B5]+1" office:value-type="date" office:date-value="2022-12-02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77">Transport</text:span></text:p>
          </table:table-cell>
          <table:table-cell table:style-name="ce27" table:content-validation-name="DataValidation_23" table:formula="of:=SUM([.C10:.C14])" office:value-type="float" office:value="19" table:number-columns-spanned="1" table:number-rows-spanned="5">
            <text:p>19</text:p>
          </table:table-cell>
          <table:table-cell/>
          <table:table-cell table:style-name="ce47" office:value-type="string">
            <text:p><text:span text:style-name="T78">OBLIGATION EXPENSE</text:span></text:p>
          </table:table-cell>
          <table:table-cell table:style-name="ce24" table:formula="of:=[.M33]" office:value-type="float" office:value="1335">
            <text:p>1335</text:p>
          </table:table-cell>
          <table:table-cell/>
          <table:table-cell table:style-name="ce42" office:value-type="string" table:number-columns-spanned="1" table:number-rows-spanned="2">
            <text:p><text:span text:style-name="T79">SAVED AMOUNT (40%)</text:span></text:p>
          </table:table-cell>
          <table:table-cell table:style-name="ce39" table:formula="of:=[.H4]*0.4" office:value-type="float" office:value="1024" table:number-columns-spanned="1" table:number-rows-spanned="2">
            <text:p>1024</text:p>
          </table:table-cell>
          <table:table-cell table:style-name="ce43" table:formula="of:=ROUND(([.O10]*100/[.K10])-100;2)%" office:value-type="percentage" office:value="-0.80469999999999997" table:number-columns-spanned="1" table:number-rows-spanned="2">
            <text:p>-0.80469999999999997</text:p>
          </table:table-cell>
          <table:table-cell/>
          <table:table-cell table:style-name="ce45" office:value-type="string" table:number-columns-spanned="1" table:number-rows-spanned="2">
            <text:p><text:span text:style-name="T80">ACTUAL SAVED</text:span></text:p>
          </table:table-cell>
          <table:table-cell table:style-name="ce21" office:value-type="float" office:value="200" table:number-columns-spanned="1" table:number-rows-spanned="2">
            <text:p>200</text:p>
          </table:table-cell>
          <table:table-cell table:style-name="ce17"/>
          <table:table-cell table:number-columns-repeated="1024"/>
        </table:table-row>
        <table:table-row table:style-name="ro17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6">
            <text:p>6</text:p>
          </table:table-cell>
          <table:table-cell table:style-name="ce19" table:content-validation-name="DataValidation_23" office:value-type="string">
            <text:p><text:span text:style-name="T81">Taxi</text:span></text:p>
          </table:table-cell>
          <table:table-cell table:style-name="ce29" table:content-validation-name="DataValidation_23"/>
          <table:table-cell/>
          <table:table-cell table:style-name="ce47" office:value-type="string" table:number-columns-spanned="1" table:number-rows-spanned="2">
            <text:p><text:span text:style-name="T82">AVRAGE SPENDING PER DAY</text:span></text:p>
          </table:table-cell>
          <table:table-cell table:style-name="ce24" table:formula="of:=ROUND(AVERAGEIF([.E5:.E159];&quot;&lt;&gt;0&quot;);0)" office:value-type="float" office:value="36" table:number-columns-spanned="1" table:number-rows-spanned="2">
            <text:p>36</text:p>
          </table:table-cell>
          <table:table-cell/>
          <table:table-cell table:style-name="ce42"/>
          <table:table-cell table:style-name="ce39"/>
          <table:table-cell table:style-name="ce39"/>
          <table:table-cell/>
          <table:table-cell table:style-name="ce46"/>
          <table:table-cell table:style-name="ce21"/>
          <table:table-cell table:style-name="ce17"/>
          <table:table-cell table:number-columns-repeated="1024"/>
        </table:table-row>
        <table:table-row table:style-name="ro172">
          <table:table-cell/>
          <table:table-cell table:style-name="ce28"/>
          <table:table-cell table:style-name="ce19" table:content-validation-name="DataValidation_23" office:value-type="float" office:value="12">
            <text:p>12</text:p>
          </table:table-cell>
          <table:table-cell table:style-name="ce19" table:content-validation-name="DataValidation_23" office:value-type="string">
            <text:p><text:span text:style-name="T83">Food</text:span></text:p>
          </table:table-cell>
          <table:table-cell table:style-name="ce29" table:content-validation-name="DataValidation_23"/>
          <table:table-cell/>
          <table:table-cell table:style-name="ce47"/>
          <table:table-cell table:style-name="ce24"/>
          <table:table-cell table:number-columns-repeated="5"/>
          <table:table-cell table:style-name="ce13" office:value-type="string">
            <text:p><text:span text:style-name="T84">TOTAL SAVED</text:span></text:p>
          </table:table-cell>
          <table:table-cell table:style-name="ce21" table:formula="of:=[.O10]+[.O8]" office:value-type="float" office:value="1030">
            <text:p>1030</text:p>
          </table:table-cell>
          <table:table-cell table:style-name="ce17"/>
          <table:table-cell table:number-columns-repeated="1024"/>
        </table:table-row>
        <table:table-row table:style-name="ro17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17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/>
          <table:table-cell table:style-name="ce48" office:value-type="string">
            <text:p><text:span text:style-name="T85">INCOMING AMOUNT</text:span></text:p>
          </table:table-cell>
          <table:table-cell table:style-name="ce49" office:value-type="string">
            <text:p><text:span text:style-name="T86">AMOUNT</text:span></text:p>
          </table:table-cell>
          <table:table-cell table:style-name="ce50" office:value-type="string">
            <text:p><text:span text:style-name="T87">DESCRIPTION</text:span></text:p>
          </table:table-cell>
          <table:table-cell table:style-name="ce51"/>
          <table:table-cell table:style-name="ce52" office:value-type="string">
            <text:p><text:span text:style-name="T88">OBLIGATION EXPENSE</text:span></text:p>
          </table:table-cell>
          <table:table-cell table:style-name="ce52" office:value-type="string">
            <text:p><text:span text:style-name="T89">AMOUNT</text:span></text:p>
          </table:table-cell>
          <table:table-cell table:style-name="ce52" office:value-type="string">
            <text:p><text:span text:style-name="T90">DESCRIPTION</text:span></text:p>
          </table:table-cell>
          <table:table-cell table:number-columns-repeated="1024"/>
        </table:table-row>
        <table:table-row table:style-name="ro175">
          <table:table-cell/>
          <table:table-cell table:style-name="ce18" table:content-validation-name="DataValidation_32" table:formula="of:=[.B5]+2" office:value-type="date" office:date-value="2022-12-03"/>
          <table:table-cell table:style-name="ce19" table:content-validation-name="DataValidation_23" office:value-type="float" office:value="6">
            <text:p>6</text:p>
          </table:table-cell>
          <table:table-cell table:style-name="ce19" table:content-validation-name="DataValidation_23" office:value-type="string">
            <text:p><text:span text:style-name="T91">Taxi</text:span></text:p>
          </table:table-cell>
          <table:table-cell table:style-name="ce27" table:content-validation-name="DataValidation_23" table:formula="of:=SUM([.C15:.C19])" office:value-type="float" office:value="34.5" table:number-columns-spanned="1" table:number-rows-spanned="5">
            <text:p>34.5</text:p>
          </table:table-cell>
          <table:table-cell/>
          <table:table-cell table:style-name="ce53" table:content-validation-name="DataValidation_29" table:formula="of:=[.B5]" office:value-type="date" office:date-value="2022-12-01"/>
          <table:table-cell table:style-name="ce34" office:value-type="float" office:value="1850">
            <text:p>1850</text:p>
          </table:table-cell>
          <table:table-cell table:style-name="ce54" office:value-type="string">
            <text:p><text:span text:style-name="T92">Salary</text:span></text:p>
          </table:table-cell>
          <table:table-cell table:style-name="ce51"/>
          <table:table-cell table:style-name="ce55" table:formula="of:=[.B5]" office:value-type="date" office:date-value="2022-12-01"/>
          <table:table-cell table:style-name="ce56" office:value-type="float" office:value="60">
            <text:p>60</text:p>
          </table:table-cell>
          <table:table-cell table:style-name="ce57" office:value-type="string">
            <text:p><text:span text:style-name="T93">Internet</text:span></text:p>
          </table:table-cell>
          <table:table-cell table:number-columns-repeated="1024"/>
        </table:table-row>
        <table:table-row table:style-name="ro17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8">
            <text:p>18</text:p>
          </table:table-cell>
          <table:table-cell table:style-name="ce19" table:content-validation-name="DataValidation_23" office:value-type="string">
            <text:p><text:span text:style-name="T94">Barber shop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350">
            <text:p>350</text:p>
          </table:table-cell>
          <table:table-cell table:style-name="ce54" office:value-type="string">
            <text:p><text:span text:style-name="T95">Freelance</text:span></text:p>
          </table:table-cell>
          <table:table-cell table:style-name="ce51"/>
          <table:table-cell table:style-name="ce59"/>
          <table:table-cell table:style-name="ce56" office:value-type="float" office:value="150">
            <text:p>150</text:p>
          </table:table-cell>
          <table:table-cell table:style-name="ce57" office:value-type="string">
            <text:p><text:span text:style-name="T96">Ommi</text:span></text:p>
          </table:table-cell>
          <table:table-cell table:number-columns-repeated="1024"/>
        </table:table-row>
        <table:table-row table:style-name="ro177">
          <table:table-cell/>
          <table:table-cell table:style-name="ce28"/>
          <table:table-cell table:style-name="ce19" table:content-validation-name="DataValidation_23" office:value-type="float" office:value="5">
            <text:p>5</text:p>
          </table:table-cell>
          <table:table-cell table:style-name="ce19" table:content-validation-name="DataValidation_23" office:value-type="string">
            <text:p><text:span text:style-name="T97">Food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200">
            <text:p>200</text:p>
          </table:table-cell>
          <table:table-cell table:style-name="ce54" office:value-type="string">
            <text:p><text:span text:style-name="T98">CIVP</text:span></text:p>
          </table:table-cell>
          <table:table-cell table:style-name="ce51"/>
          <table:table-cell table:style-name="ce59"/>
          <table:table-cell table:style-name="ce56" office:value-type="float" office:value="50">
            <text:p>50</text:p>
          </table:table-cell>
          <table:table-cell table:style-name="ce57" office:value-type="string">
            <text:p><text:span text:style-name="T99">Samiya</text:span></text:p>
          </table:table-cell>
          <table:table-cell table:number-columns-repeated="1024"/>
        </table:table-row>
        <table:table-row table:style-name="ro178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00">Water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160">
            <text:p>160</text:p>
          </table:table-cell>
          <table:table-cell table:style-name="ce54" office:value-type="string">
            <text:p><text:span text:style-name="T101">Ticket resto</text:span></text:p>
          </table:table-cell>
          <table:table-cell table:style-name="ce51"/>
          <table:table-cell table:style-name="ce59"/>
          <table:table-cell table:style-name="ce56" office:value-type="float" office:value="1000">
            <text:p>1000</text:p>
          </table:table-cell>
          <table:table-cell table:style-name="ce57" office:value-type="string">
            <text:p><text:span text:style-name="T102">Baba</text:span></text:p>
          </table:table-cell>
          <table:table-cell table:number-columns-repeated="1024"/>
        </table:table-row>
        <table:table-row table:style-name="ro179">
          <table:table-cell/>
          <table:table-cell table:style-name="ce30"/>
          <table:table-cell table:style-name="ce19" table:content-validation-name="DataValidation_23" office:value-type="float" office:value="4.5">
            <text:p>4.5</text:p>
          </table:table-cell>
          <table:table-cell table:style-name="ce19" table:content-validation-name="DataValidation_23" office:value-type="string">
            <text:p><text:span text:style-name="T103">Cofe</text:span></text:p>
          </table:table-cell>
          <table:table-cell table:style-name="ce31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75">
            <text:p>75</text:p>
          </table:table-cell>
          <table:table-cell table:style-name="ce57" office:value-type="string">
            <text:p><text:span text:style-name="T104">GYM</text:span></text:p>
          </table:table-cell>
          <table:table-cell table:number-columns-repeated="1024"/>
        </table:table-row>
        <table:table-row table:style-name="ro180">
          <table:table-cell/>
          <table:table-cell table:style-name="ce18" table:content-validation-name="DataValidation_33" table:formula="of:=[.B5]+3" office:value-type="date" office:date-value="2022-12-04"/>
          <table:table-cell table:style-name="ce19" table:content-validation-name="DataValidation_23" office:value-type="float" office:value="3">
            <text:p>3</text:p>
          </table:table-cell>
          <table:table-cell table:style-name="ce19" table:content-validation-name="DataValidation_23" office:value-type="string">
            <text:p><text:span text:style-name="T105">Food</text:span></text:p>
          </table:table-cell>
          <table:table-cell table:style-name="ce27" table:content-validation-name="DataValidation_23" table:formula="of:=SUM([.C20:.C24])" office:value-type="float" office:value="5.5" table:number-columns-spanned="1" table:number-rows-spanned="5">
            <text:p>5.5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.5">
            <text:p>2.5</text:p>
          </table:table-cell>
          <table:table-cell table:style-name="ce19" table:content-validation-name="DataValidation_23" office:value-type="string">
            <text:p><text:span text:style-name="T106">Cofe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5">
          <table:table-cell/>
          <table:table-cell table:style-name="ce18" table:content-validation-name="DataValidation_34" table:formula="of:=[.B5]+4" office:value-type="date" office:date-value="2022-12-05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07">Transport</text:span></text:p>
          </table:table-cell>
          <table:table-cell table:style-name="ce27" table:content-validation-name="DataValidation_23" table:formula="of:=SUM([.C25:.C29])" office:value-type="float" office:value="8" table:number-columns-spanned="1" table:number-rows-spanned="5">
            <text:p>8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.5">
            <text:p>1.5</text:p>
          </table:table-cell>
          <table:table-cell table:style-name="ce19" table:content-validation-name="DataValidation_23" office:value-type="string">
            <text:p><text:span text:style-name="T108">Water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7">
          <table:table-cell/>
          <table:table-cell table:style-name="ce28"/>
          <table:table-cell table:style-name="ce19" table:content-validation-name="DataValidation_23" office:value-type="float" office:value="5.5">
            <text:p>5.5</text:p>
          </table:table-cell>
          <table:table-cell table:style-name="ce19" table:content-validation-name="DataValidation_23" office:value-type="string">
            <text:p><text:span text:style-name="T109">Food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8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90">
          <table:table-cell/>
          <table:table-cell table:style-name="ce18" table:content-validation-name="DataValidation_35" table:formula="of:=[.B5]+5" office:value-type="date" office:date-value="2022-12-06"/>
          <table:table-cell table:style-name="ce19" table:content-validation-name="DataValidation_23" office:value-type="float" office:value="2.5">
            <text:p>2.5</text:p>
          </table:table-cell>
          <table:table-cell table:style-name="ce36" table:content-validation-name="DataValidation_23" office:value-type="string">
            <text:p><text:span text:style-name="T110">Taxi</text:span></text:p>
          </table:table-cell>
          <table:table-cell table:style-name="ce27" table:content-validation-name="DataValidation_23" table:formula="of:=SUM([.C30:.C34])" office:value-type="float" office:value="27" table:number-columns-spanned="1" table:number-rows-spanned="5">
            <text:p>27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9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5">
            <text:p>5</text:p>
          </table:table-cell>
          <table:table-cell table:style-name="ce36" table:content-validation-name="DataValidation_23" office:value-type="string">
            <text:p><text:span text:style-name="T111">Taxi</text:span></text:p>
          </table:table-cell>
          <table:table-cell table:style-name="ce29" table:content-validation-name="DataValidation_23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92">
          <table:table-cell/>
          <table:table-cell table:style-name="ce28"/>
          <table:table-cell table:style-name="ce19" table:content-validation-name="DataValidation_23" office:value-type="float" office:value="16">
            <text:p>16</text:p>
          </table:table-cell>
          <table:table-cell table:style-name="ce36" table:content-validation-name="DataValidation_23" office:value-type="string">
            <text:p><text:span text:style-name="T112">Food</text:span></text:p>
          </table:table-cell>
          <table:table-cell table:style-name="ce29" table:content-validation-name="DataValidation_23"/>
          <table:table-cell/>
          <table:table-cell table:style-name="ce60"/>
          <table:table-cell table:style-name="ce61" office:value-type="float" office:value="0">
            <text:p>0</text:p>
          </table:table-cell>
          <table:table-cell table:style-name="ce62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193">
          <table:table-cell/>
          <table:table-cell table:style-name="ce28"/>
          <table:table-cell table:style-name="ce19" table:content-validation-name="DataValidation_23" office:value-type="float" office:value="0.5">
            <text:p>0.5</text:p>
          </table:table-cell>
          <table:table-cell table:style-name="ce36" table:content-validation-name="DataValidation_23" office:value-type="string">
            <text:p><text:span text:style-name="T113">Transport</text:span></text:p>
          </table:table-cell>
          <table:table-cell table:style-name="ce29" table:content-validation-name="DataValidation_23"/>
          <table:table-cell table:number-columns-repeated="6"/>
          <table:table-cell table:style-name="ce63" office:value-type="string">
            <text:p><text:span text:style-name="T114">TOTAL</text:span></text:p>
          </table:table-cell>
          <table:table-cell table:style-name="ce64" table:formula="of:=SUM([.L15:.L32])" office:value-type="float" office:value="1335">
            <text:p>1335</text:p>
          </table:table-cell>
          <table:table-cell table:number-columns-repeated="1024"/>
        </table:table-row>
        <table:table-row table:style-name="ro194">
          <table:table-cell/>
          <table:table-cell table:style-name="ce30"/>
          <table:table-cell table:style-name="ce19" table:content-validation-name="DataValidation_23" office:value-type="float" office:value="3">
            <text:p>3</text:p>
          </table:table-cell>
          <table:table-cell table:style-name="ce36" table:content-validation-name="DataValidation_23" office:value-type="string">
            <text:p><text:span text:style-name="T115">Food</text:span></text:p>
          </table:table-cell>
          <table:table-cell table:style-name="ce31" table:content-validation-name="DataValidation_23"/>
          <table:table-cell table:number-columns-repeated="6"/>
          <table:table-cell table:style-name="ce65" office:value-type="string">
            <text:p><text:span text:style-name="T116">PERCENT (%)</text:span></text:p>
          </table:table-cell>
          <table:table-cell table:style-name="ce66" table:formula="of:=ROUND([.M33]*100/[.H4];2)%" office:value-type="float" office:value="0.52149999999999996">
            <text:p>0.52149999999999996</text:p>
          </table:table-cell>
          <table:table-cell table:number-columns-repeated="1024"/>
        </table:table-row>
        <table:table-row table:style-name="ro195">
          <table:table-cell/>
          <table:table-cell table:style-name="ce18" table:content-validation-name="DataValidation_3" table:formula="of:=[.B5]+6" office:value-type="date" office:date-value="2022-12-07"/>
          <table:table-cell table:style-name="ce19" table:content-validation-name="DataValidation_23" office:value-type="float" office:value="2">
            <text:p>2</text:p>
          </table:table-cell>
          <table:table-cell table:style-name="ce19" table:content-validation-name="DataValidation_23" office:value-type="string">
            <text:p><text:span text:style-name="T117">Cofe</text:span></text:p>
          </table:table-cell>
          <table:table-cell table:style-name="ce27" table:content-validation-name="DataValidation_23" table:formula="of:=SUM([.C35:.C39])" office:value-type="float" office:value="3.5" table:number-columns-spanned="1" table:number-rows-spanned="5">
            <text:p>3.5</text:p>
          </table:table-cell>
          <table:table-cell table:number-columns-repeated="1024"/>
        </table:table-row>
        <table:table-row table:style-name="ro19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.5">
            <text:p>0.5</text:p>
          </table:table-cell>
          <table:table-cell table:style-name="ce19" table:content-validation-name="DataValidation_23" office:value-type="string">
            <text:p><text:span text:style-name="T118">Transpor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197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19">Water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19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19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00">
          <table:table-cell/>
          <table:table-cell table:style-name="ce18" table:content-validation-name="DataValidation_4" table:formula="of:=[.B5]+7" office:value-type="date" office:date-value="2022-12-08"/>
          <table:table-cell table:style-name="ce19" table:content-validation-name="DataValidation_23" office:value-type="float" office:value="289">
            <text:p>289</text:p>
          </table:table-cell>
          <table:table-cell table:style-name="ce19" table:content-validation-name="DataValidation_23" office:value-type="string">
            <text:p><text:span text:style-name="T120">Gift</text:span></text:p>
          </table:table-cell>
          <table:table-cell table:style-name="ce27" table:content-validation-name="DataValidation_23" table:formula="of:=SUM([.C40:.C44])" office:value-type="float" office:value="314" table:number-columns-spanned="1" table:number-rows-spanned="5">
            <text:p>314</text:p>
          </table:table-cell>
          <table:table-cell table:number-columns-repeated="1024"/>
        </table:table-row>
        <table:table-row table:style-name="ro20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0">
            <text:p>20</text:p>
          </table:table-cell>
          <table:table-cell table:style-name="ce19" table:content-validation-name="DataValidation_23" office:value-type="string">
            <text:p><text:span text:style-name="T121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2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22">Transpor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3">
          <table:table-cell/>
          <table:table-cell table:style-name="ce28"/>
          <table:table-cell table:style-name="ce19" table:content-validation-name="DataValidation_23" office:value-type="float" office:value="4">
            <text:p>4</text:p>
          </table:table-cell>
          <table:table-cell table:style-name="ce19" table:content-validation-name="DataValidation_23" office:value-type="string">
            <text:p><text:span text:style-name="T123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05">
          <table:table-cell/>
          <table:table-cell table:style-name="ce18" table:content-validation-name="DataValidation_5" table:formula="of:=[.B5]+8" office:value-type="date" office:date-value="2022-12-09"/>
          <table:table-cell table:style-name="ce19" table:content-validation-name="DataValidation_23" office:value-type="float" office:value="2">
            <text:p>2</text:p>
          </table:table-cell>
          <table:table-cell table:style-name="ce19" table:content-validation-name="DataValidation_23" office:value-type="string">
            <text:p><text:span text:style-name="T124">Cofe</text:span></text:p>
          </table:table-cell>
          <table:table-cell table:style-name="ce27" table:content-validation-name="DataValidation_23" table:formula="of:=SUM([.C45:.C49])" office:value-type="float" office:value="4.5" table:number-columns-spanned="1" table:number-rows-spanned="5">
            <text:p>4.5</text:p>
          </table:table-cell>
          <table:table-cell table:number-columns-repeated="1024"/>
        </table:table-row>
        <table:table-row table:style-name="ro20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25">Water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7">
          <table:table-cell/>
          <table:table-cell table:style-name="ce28"/>
          <table:table-cell table:style-name="ce19" table:content-validation-name="DataValidation_23" office:value-type="float" office:value="0.5">
            <text:p>0.5</text:p>
          </table:table-cell>
          <table:table-cell table:style-name="ce19" table:content-validation-name="DataValidation_23" office:value-type="string">
            <text:p><text:span text:style-name="T126">Transpor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8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27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0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10">
          <table:table-cell/>
          <table:table-cell table:style-name="ce18" table:content-validation-name="DataValidation_6" table:formula="of:=[.B5]+9" office:value-type="date" office:date-value="2022-12-10"/>
          <table:table-cell table:style-name="ce19" table:content-validation-name="DataValidation_23" office:value-type="float" office:value="2">
            <text:p>2</text:p>
          </table:table-cell>
          <table:table-cell table:style-name="ce19" table:content-validation-name="DataValidation_23" office:value-type="string">
            <text:p><text:span text:style-name="T128">Gift</text:span></text:p>
          </table:table-cell>
          <table:table-cell table:style-name="ce27" table:content-validation-name="DataValidation_23" table:formula="of:=SUM([.C50:.C54])" office:value-type="float" office:value="37.700000000000003" table:number-columns-spanned="1" table:number-rows-spanned="5">
            <text:p>37.700000000000003</text:p>
          </table:table-cell>
          <table:table-cell table:number-columns-repeated="1024"/>
        </table:table-row>
        <table:table-row table:style-name="ro21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4">
            <text:p>24</text:p>
          </table:table-cell>
          <table:table-cell table:style-name="ce19" table:content-validation-name="DataValidation_23" office:value-type="string">
            <text:p><text:span text:style-name="T129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2">
          <table:table-cell/>
          <table:table-cell table:style-name="ce28"/>
          <table:table-cell table:style-name="ce19" table:content-validation-name="DataValidation_23" office:value-type="float" office:value="2">
            <text:p>2</text:p>
          </table:table-cell>
          <table:table-cell table:style-name="ce19" table:content-validation-name="DataValidation_23" office:value-type="string">
            <text:p><text:span text:style-name="T130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3">
          <table:table-cell/>
          <table:table-cell table:style-name="ce28"/>
          <table:table-cell table:style-name="ce19" table:content-validation-name="DataValidation_23" office:value-type="float" office:value="5.7000000000000002">
            <text:p>5.7000000000000002</text:p>
          </table:table-cell>
          <table:table-cell table:style-name="ce19" table:content-validation-name="DataValidation_23" office:value-type="string">
            <text:p><text:span text:style-name="T131">Phone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4">
          <table:table-cell/>
          <table:table-cell table:style-name="ce30"/>
          <table:table-cell table:style-name="ce19" table:content-validation-name="DataValidation_23" office:value-type="float" office:value="4">
            <text:p>4</text:p>
          </table:table-cell>
          <table:table-cell table:style-name="ce19" table:content-validation-name="DataValidation_23" office:value-type="string">
            <text:p><text:span text:style-name="T132">Cofe</text:span></text:p>
          </table:table-cell>
          <table:table-cell table:style-name="ce31" table:content-validation-name="DataValidation_23"/>
          <table:table-cell table:number-columns-repeated="1024"/>
        </table:table-row>
        <table:table-row table:style-name="ro215">
          <table:table-cell/>
          <table:table-cell table:style-name="ce18" table:content-validation-name="DataValidation_7" table:formula="of:=[.B5]+10" office:value-type="date" office:date-value="2022-12-11"/>
          <table:table-cell table:style-name="ce19" table:content-validation-name="DataValidation_23" table:formula="of:=1.7+1.5" office:value-type="float" office:value="3.2000000000000002">
            <text:p>3.2000000000000002</text:p>
          </table:table-cell>
          <table:table-cell table:style-name="ce19" table:content-validation-name="DataValidation_23" office:value-type="string">
            <text:p><text:span text:style-name="T133">Transport</text:span></text:p>
          </table:table-cell>
          <table:table-cell table:style-name="ce27" table:content-validation-name="DataValidation_23" table:formula="of:=SUM([.C55:.C59])" office:value-type="float" office:value="72.150000000000006" table:number-columns-spanned="1" table:number-rows-spanned="5">
            <text:p>72.150000000000006</text:p>
          </table:table-cell>
          <table:table-cell table:number-columns-repeated="1024"/>
        </table:table-row>
        <table:table-row table:style-name="ro21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table:formula="of:=57+3.2" office:value-type="float" office:value="60.200000000000003">
            <text:p>60.200000000000003</text:p>
          </table:table-cell>
          <table:table-cell table:style-name="ce19" table:content-validation-name="DataValidation_23" office:value-type="string">
            <text:p><text:span text:style-name="T134">Gif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7">
          <table:table-cell/>
          <table:table-cell table:style-name="ce28"/>
          <table:table-cell table:style-name="ce19" table:content-validation-name="DataValidation_23" office:value-type="float" office:value="3.5">
            <text:p>3.5</text:p>
          </table:table-cell>
          <table:table-cell table:style-name="ce19" table:content-validation-name="DataValidation_23" office:value-type="string">
            <text:p><text:span text:style-name="T135">Barber shop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8">
          <table:table-cell/>
          <table:table-cell table:style-name="ce28"/>
          <table:table-cell table:style-name="ce19" table:content-validation-name="DataValidation_23" office:value-type="float" office:value="3">
            <text:p>3</text:p>
          </table:table-cell>
          <table:table-cell table:style-name="ce19" table:content-validation-name="DataValidation_23" office:value-type="string">
            <text:p><text:span text:style-name="T136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19">
          <table:table-cell/>
          <table:table-cell table:style-name="ce30"/>
          <table:table-cell table:style-name="ce19" table:content-validation-name="DataValidation_23" table:formula="of:=1+1.25" office:value-type="float" office:value="2.25">
            <text:p>2.25</text:p>
          </table:table-cell>
          <table:table-cell table:style-name="ce19" table:content-validation-name="DataValidation_23" office:value-type="string">
            <text:p><text:span text:style-name="T137">Water</text:span></text:p>
          </table:table-cell>
          <table:table-cell table:style-name="ce31" table:content-validation-name="DataValidation_23"/>
          <table:table-cell table:number-columns-repeated="1024"/>
        </table:table-row>
        <table:table-row table:style-name="ro220">
          <table:table-cell/>
          <table:table-cell table:style-name="ce18" table:content-validation-name="DataValidation_8" table:formula="of:=[.B5]+11" office:value-type="date" office:date-value="2022-12-12"/>
          <table:table-cell table:style-name="ce19" table:content-validation-name="DataValidation_23" office:value-type="float" office:value="5">
            <text:p>5</text:p>
          </table:table-cell>
          <table:table-cell table:style-name="ce19" table:content-validation-name="DataValidation_23" office:value-type="string">
            <text:p><text:span text:style-name="T138">Taxi</text:span></text:p>
          </table:table-cell>
          <table:table-cell table:style-name="ce27" table:content-validation-name="DataValidation_23" table:formula="of:=SUM([.C60:.C64])" office:value-type="float" office:value="35.5" table:number-columns-spanned="1" table:number-rows-spanned="5">
            <text:p>35.5</text:p>
          </table:table-cell>
          <table:table-cell table:number-columns-repeated="1024"/>
        </table:table-row>
        <table:table-row table:style-name="ro22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table:formula="of:=7+16+7.5" office:value-type="float" office:value="30.5">
            <text:p>30.5</text:p>
          </table:table-cell>
          <table:table-cell table:style-name="ce19" table:content-validation-name="DataValidation_23" office:value-type="string">
            <text:p><text:span text:style-name="T139">Food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2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22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22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25">
          <table:table-cell/>
          <table:table-cell table:style-name="ce18" table:content-validation-name="DataValidation_9" table:formula="of:=[.B5]+12" office:value-type="date" office:date-value="2022-12-13"/>
          <table:table-cell table:style-name="ce19" table:content-validation-name="DataValidation_23" office:value-type="float" office:value="1.5">
            <text:p>1.5</text:p>
          </table:table-cell>
          <table:table-cell table:style-name="ce19" table:content-validation-name="DataValidation_23" office:value-type="string">
            <text:p><text:span text:style-name="T140">Transport</text:span></text:p>
          </table:table-cell>
          <table:table-cell table:style-name="ce27" table:content-validation-name="DataValidation_23" table:formula="of:=SUM([.C65:.C69])" office:value-type="float" office:value="2.5" table:number-columns-spanned="1" table:number-rows-spanned="5">
            <text:p>2.5</text:p>
          </table:table-cell>
          <table:table-cell table:number-columns-repeated="1024"/>
        </table:table-row>
        <table:table-row table:style-name="ro22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41">Water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2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22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22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30">
          <table:table-cell/>
          <table:table-cell table:style-name="ce18" table:content-validation-name="DataValidation_10" table:formula="of:=[.B5]+13" office:value-type="date" office:date-value="2022-12-14"/>
          <table:table-cell table:style-name="ce19" table:content-validation-name="DataValidation_23" office:value-type="float" office:value="6">
            <text:p>6</text:p>
          </table:table-cell>
          <table:table-cell table:style-name="ce19" table:content-validation-name="DataValidation_23" office:value-type="string">
            <text:p><text:span text:style-name="T142">Taxi</text:span></text:p>
          </table:table-cell>
          <table:table-cell table:style-name="ce27" table:content-validation-name="DataValidation_23" table:formula="of:=SUM([.C70:.C74])" office:value-type="float" office:value="10" table:number-columns-spanned="1" table:number-rows-spanned="5">
            <text:p>10</text:p>
          </table:table-cell>
          <table:table-cell table:number-columns-repeated="1024"/>
        </table:table-row>
        <table:table-row table:style-name="ro23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.5">
            <text:p>2.5</text:p>
          </table:table-cell>
          <table:table-cell table:style-name="ce19" table:content-validation-name="DataValidation_23" office:value-type="string">
            <text:p><text:span text:style-name="T143">Cofe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32">
          <table:table-cell/>
          <table:table-cell table:style-name="ce28"/>
          <table:table-cell table:style-name="ce19" table:content-validation-name="DataValidation_23" office:value-type="float" office:value="0.5">
            <text:p>0.5</text:p>
          </table:table-cell>
          <table:table-cell table:style-name="ce19" table:content-validation-name="DataValidation_23" office:value-type="string">
            <text:p><text:span text:style-name="T144">Transpor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33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table:content-validation-name="DataValidation_23" office:value-type="string">
            <text:p><text:span text:style-name="T145">Water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3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35">
          <table:table-cell/>
          <table:table-cell table:style-name="ce18" table:content-validation-name="DataValidation_11" table:formula="of:=[.B5]+14" office:value-type="date" office:date-value="2022-12-15"/>
          <table:table-cell table:style-name="ce19" table:content-validation-name="DataValidation_23" office:value-type="float" office:value="8">
            <text:p>8</text:p>
          </table:table-cell>
          <table:table-cell table:style-name="ce19" table:content-validation-name="DataValidation_23" office:value-type="string">
            <text:p><text:span text:style-name="T146">Food</text:span></text:p>
          </table:table-cell>
          <table:table-cell table:style-name="ce27" table:content-validation-name="DataValidation_23" table:formula="of:=SUM([.C75:.C79])" office:value-type="float" office:value="65" table:number-columns-spanned="1" table:number-rows-spanned="5">
            <text:p>65</text:p>
          </table:table-cell>
          <table:table-cell table:number-columns-repeated="1024"/>
        </table:table-row>
        <table:table-row table:style-name="ro23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">
            <text:p>2</text:p>
          </table:table-cell>
          <table:table-cell table:style-name="ce19" table:content-validation-name="DataValidation_23" office:value-type="string">
            <text:p><text:span text:style-name="T147">Transpor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37">
          <table:table-cell/>
          <table:table-cell table:style-name="ce28"/>
          <table:table-cell table:style-name="ce19" table:content-validation-name="DataValidation_23" office:value-type="float" office:value="55">
            <text:p>55</text:p>
          </table:table-cell>
          <table:table-cell table:style-name="ce19" table:content-validation-name="DataValidation_23" office:value-type="string">
            <text:p><text:span text:style-name="T148">Gift</text:span></text:p>
          </table:table-cell>
          <table:table-cell table:style-name="ce29" table:content-validation-name="DataValidation_23"/>
          <table:table-cell table:number-columns-repeated="1024"/>
        </table:table-row>
        <table:table-row table:style-name="ro23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29" table:content-validation-name="DataValidation_23"/>
          <table:table-cell table:number-columns-repeated="1024"/>
        </table:table-row>
        <table:table-row table:style-name="ro23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 table:content-validation-name="DataValidation_23"/>
          <table:table-cell table:style-name="ce31" table:content-validation-name="DataValidation_23"/>
          <table:table-cell table:number-columns-repeated="1024"/>
        </table:table-row>
        <table:table-row table:style-name="ro240">
          <table:table-cell/>
          <table:table-cell table:style-name="ce18" table:content-validation-name="DataValidation_12" table:formula="of:=[.B5]+15" office:value-type="date" office:date-value="2022-12-16"/>
          <table:table-cell table:style-name="ce37" office:value-type="float" office:value="0.5">
            <text:p>0.5</text:p>
          </table:table-cell>
          <table:table-cell table:style-name="ce19" office:value-type="string">
            <text:p><text:span text:style-name="T149">Transport</text:span></text:p>
          </table:table-cell>
          <table:table-cell table:style-name="ce27" table:content-validation-name="DataValidation_23" table:formula="of:=SUM([.C80:.C84])" office:value-type="float" office:value="32.5" table:number-columns-spanned="1" table:number-rows-spanned="5">
            <text:p>32.5</text:p>
          </table:table-cell>
          <table:table-cell table:number-columns-repeated="1024"/>
        </table:table-row>
        <table:table-row table:style-name="ro24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8.5">
            <text:p>8.5</text:p>
          </table:table-cell>
          <table:table-cell table:style-name="ce19" office:value-type="string">
            <text:p><text:span text:style-name="T150">Food</text:span></text:p>
          </table:table-cell>
          <table:table-cell table:style-name="ce29"/>
          <table:table-cell table:number-columns-repeated="1024"/>
        </table:table-row>
        <table:table-row table:style-name="ro242">
          <table:table-cell/>
          <table:table-cell table:style-name="ce28"/>
          <table:table-cell table:style-name="ce19" table:content-validation-name="DataValidation_23" table:formula="of:=8+6.5" office:value-type="float" office:value="14.5">
            <text:p>14.5</text:p>
          </table:table-cell>
          <table:table-cell table:style-name="ce19" office:value-type="string">
            <text:p><text:span text:style-name="T151">Cofe</text:span></text:p>
          </table:table-cell>
          <table:table-cell table:style-name="ce29"/>
          <table:table-cell table:number-columns-repeated="1024"/>
        </table:table-row>
        <table:table-row table:style-name="ro243">
          <table:table-cell/>
          <table:table-cell table:style-name="ce28"/>
          <table:table-cell table:style-name="ce19" table:content-validation-name="DataValidation_23" office:value-type="float" office:value="9">
            <text:p>9</text:p>
          </table:table-cell>
          <table:table-cell table:style-name="ce19" office:value-type="string">
            <text:p><text:span text:style-name="T152">Taxi</text:span></text:p>
          </table:table-cell>
          <table:table-cell table:style-name="ce29"/>
          <table:table-cell table:number-columns-repeated="1024"/>
        </table:table-row>
        <table:table-row table:style-name="ro24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45">
          <table:table-cell/>
          <table:table-cell table:style-name="ce18" table:content-validation-name="DataValidation_13" table:formula="of:=[.B5]+16" office:value-type="date" office:date-value="2022-12-17"/>
          <table:table-cell table:style-name="ce19" table:content-validation-name="DataValidation_23" office:value-type="float" office:value="18">
            <text:p>18</text:p>
          </table:table-cell>
          <table:table-cell table:style-name="ce19" office:value-type="string">
            <text:p><text:span text:style-name="T153">Ommi</text:span></text:p>
          </table:table-cell>
          <table:table-cell table:style-name="ce27" table:content-validation-name="DataValidation_23" table:formula="of:=SUM([.C85:.C89])" office:value-type="float" office:value="25" table:number-columns-spanned="1" table:number-rows-spanned="5">
            <text:p>25</text:p>
          </table:table-cell>
          <table:table-cell table:number-columns-repeated="1024"/>
        </table:table-row>
        <table:table-row table:style-name="ro24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2">
            <text:p>2</text:p>
          </table:table-cell>
          <table:table-cell table:style-name="ce19" office:value-type="string">
            <text:p><text:span text:style-name="T154">Water</text:span></text:p>
          </table:table-cell>
          <table:table-cell table:style-name="ce29"/>
          <table:table-cell table:number-columns-repeated="1024"/>
        </table:table-row>
        <table:table-row table:style-name="ro247">
          <table:table-cell/>
          <table:table-cell table:style-name="ce28"/>
          <table:table-cell table:style-name="ce19" table:content-validation-name="DataValidation_23" office:value-type="float" office:value="5">
            <text:p>5</text:p>
          </table:table-cell>
          <table:table-cell table:style-name="ce19" office:value-type="string">
            <text:p><text:span text:style-name="T155">Cofe</text:span></text:p>
          </table:table-cell>
          <table:table-cell table:style-name="ce29"/>
          <table:table-cell table:number-columns-repeated="1024"/>
        </table:table-row>
        <table:table-row table:style-name="ro24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4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50">
          <table:table-cell/>
          <table:table-cell table:style-name="ce18" table:content-validation-name="DataValidation_14" table:formula="of:=[.B5]+17" office:value-type="date" office:date-value="2022-12-18"/>
          <table:table-cell table:style-name="ce19" table:content-validation-name="DataValidation_23" office:value-type="float" office:value="7.5">
            <text:p>7.5</text:p>
          </table:table-cell>
          <table:table-cell table:style-name="ce19" office:value-type="string">
            <text:p><text:span text:style-name="T156">Cofe</text:span></text:p>
          </table:table-cell>
          <table:table-cell table:style-name="ce27" table:content-validation-name="DataValidation_23" table:formula="of:=SUM([.C90:.C94])" office:value-type="float" office:value="7.5" table:number-columns-spanned="1" table:number-rows-spanned="5">
            <text:p>7.5</text:p>
          </table:table-cell>
          <table:table-cell table:number-columns-repeated="1024"/>
        </table:table-row>
        <table:table-row table:style-name="ro25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5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5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5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55">
          <table:table-cell/>
          <table:table-cell table:style-name="ce18" table:content-validation-name="DataValidation_15" table:formula="of:=[.B5]+18" office:value-type="date" office:date-value="2022-12-19"/>
          <table:table-cell table:style-name="ce19" table:content-validation-name="DataValidation_23" office:value-type="float" office:value="1.3">
            <text:p>1.3</text:p>
          </table:table-cell>
          <table:table-cell table:style-name="ce19" office:value-type="string">
            <text:p><text:span text:style-name="T157">Food</text:span></text:p>
          </table:table-cell>
          <table:table-cell table:style-name="ce27" table:content-validation-name="DataValidation_23" table:formula="of:=SUM([.C95:.C99])" office:value-type="float" office:value="4.2999999999999998" table:number-columns-spanned="1" table:number-rows-spanned="5">
            <text:p>4.2999999999999998</text:p>
          </table:table-cell>
          <table:table-cell table:number-columns-repeated="1024"/>
        </table:table-row>
        <table:table-row table:style-name="ro25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">
            <text:p>1</text:p>
          </table:table-cell>
          <table:table-cell table:style-name="ce19" office:value-type="string">
            <text:p><text:span text:style-name="T158">Transport</text:span></text:p>
          </table:table-cell>
          <table:table-cell table:style-name="ce29"/>
          <table:table-cell table:number-columns-repeated="1024"/>
        </table:table-row>
        <table:table-row table:style-name="ro257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office:value-type="string">
            <text:p><text:span text:style-name="T159">Water</text:span></text:p>
          </table:table-cell>
          <table:table-cell table:style-name="ce29"/>
          <table:table-cell table:number-columns-repeated="1024"/>
        </table:table-row>
        <table:table-row table:style-name="ro258">
          <table:table-cell/>
          <table:table-cell table:style-name="ce28"/>
          <table:table-cell table:style-name="ce19" table:content-validation-name="DataValidation_23" office:value-type="float" office:value="1">
            <text:p>1</text:p>
          </table:table-cell>
          <table:table-cell table:style-name="ce19" office:value-type="string">
            <text:p><text:span text:style-name="T160">Other</text:span></text:p>
          </table:table-cell>
          <table:table-cell table:style-name="ce29"/>
          <table:table-cell table:number-columns-repeated="1024"/>
        </table:table-row>
        <table:table-row table:style-name="ro25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60">
          <table:table-cell/>
          <table:table-cell table:style-name="ce18" table:content-validation-name="DataValidation_16" table:formula="of:=[.B5]+19" office:value-type="date" office:date-value="2022-12-20"/>
          <table:table-cell table:style-name="ce19" table:content-validation-name="DataValidation_23" office:value-type="float" office:value="10">
            <text:p>10</text:p>
          </table:table-cell>
          <table:table-cell table:style-name="ce19" office:value-type="string">
            <text:p>Food</text:p>
          </table:table-cell>
          <table:table-cell table:style-name="ce27" table:content-validation-name="DataValidation_23" table:formula="of:=SUM([.C100:.C104])" office:value-type="float" office:value="11" table:number-columns-spanned="1" table:number-rows-spanned="5">
            <text:p>11</text:p>
          </table:table-cell>
          <table:table-cell table:number-columns-repeated="1024"/>
        </table:table-row>
        <table:table-row table:style-name="ro26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1">
            <text:p>1</text:p>
          </table:table-cell>
          <table:table-cell table:style-name="ce19" office:value-type="string">
            <text:p>Transport</text:p>
          </table:table-cell>
          <table:table-cell table:style-name="ce29"/>
          <table:table-cell table:number-columns-repeated="1024"/>
        </table:table-row>
        <table:table-row table:style-name="ro26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6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6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65">
          <table:table-cell/>
          <table:table-cell table:style-name="ce18" table:content-validation-name="DataValidation_17" table:formula="of:=[.B5]+20" office:value-type="date" office:date-value="2022-12-21"/>
          <table:table-cell table:style-name="ce19" table:content-validation-name="DataValidation_23" office:value-type="float" office:value="18">
            <text:p>18</text:p>
          </table:table-cell>
          <table:table-cell table:style-name="ce19" office:value-type="string">
            <text:p>Food</text:p>
          </table:table-cell>
          <table:table-cell table:style-name="ce27" table:content-validation-name="DataValidation_23" table:formula="of:=SUM([.C105:.C109])" office:value-type="float" office:value="46.299999999999997" table:number-columns-spanned="1" table:number-rows-spanned="5">
            <text:p>46.299999999999997</text:p>
          </table:table-cell>
          <table:table-cell table:number-columns-repeated="1024"/>
        </table:table-row>
        <table:table-row table:style-name="ro26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table:formula="of:=5.8+1+1.5+3.3+1.5" office:value-type="float" office:value="13.100000000000001">
            <text:p>13.100000000000001</text:p>
          </table:table-cell>
          <table:table-cell table:style-name="ce19" office:value-type="string">
            <text:p>Other</text:p>
          </table:table-cell>
          <table:table-cell table:style-name="ce29"/>
          <table:table-cell table:number-columns-repeated="1024"/>
        </table:table-row>
        <table:table-row table:style-name="ro267">
          <table:table-cell/>
          <table:table-cell table:style-name="ce28"/>
          <table:table-cell table:style-name="ce19" table:content-validation-name="DataValidation_23" table:formula="of:=1.7*2" office:value-type="float" office:value="3.3999999999999999">
            <text:p>3.3999999999999999</text:p>
          </table:table-cell>
          <table:table-cell table:style-name="ce19" office:value-type="string">
            <text:p>Transport</text:p>
          </table:table-cell>
          <table:table-cell table:style-name="ce29"/>
          <table:table-cell table:number-columns-repeated="1024"/>
        </table:table-row>
        <table:table-row table:style-name="ro268">
          <table:table-cell/>
          <table:table-cell table:style-name="ce28"/>
          <table:table-cell table:style-name="ce19" table:content-validation-name="DataValidation_23" table:formula="of:=3.8+8" office:value-type="float" office:value="11.800000000000001">
            <text:p>11.800000000000001</text:p>
          </table:table-cell>
          <table:table-cell table:style-name="ce19" office:value-type="string">
            <text:p>Taxi</text:p>
          </table:table-cell>
          <table:table-cell table:style-name="ce29"/>
          <table:table-cell table:number-columns-repeated="1024"/>
        </table:table-row>
        <table:table-row table:style-name="ro26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70">
          <table:table-cell/>
          <table:table-cell table:style-name="ce18" table:content-validation-name="DataValidation_18" table:formula="of:=[.B5]+21" office:value-type="date" office:date-value="2022-12-22"/>
          <table:table-cell table:style-name="ce19" table:content-validation-name="DataValidation_23" table:formula="of:=1.7*2" office:value-type="float" office:value="3.3999999999999999">
            <text:p>3.3999999999999999</text:p>
          </table:table-cell>
          <table:table-cell table:style-name="ce19" office:value-type="string">
            <text:p>Transport</text:p>
          </table:table-cell>
          <table:table-cell table:style-name="ce27" table:content-validation-name="DataValidation_23" table:formula="of:=SUM([.C110:.C114])" office:value-type="float" office:value="31.799999999999997" table:number-columns-spanned="1" table:number-rows-spanned="5">
            <text:p>31.799999999999997</text:p>
          </table:table-cell>
          <table:table-cell table:number-columns-repeated="1024"/>
        </table:table-row>
        <table:table-row table:style-name="ro27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3.7999999999999998">
            <text:p>3.7999999999999998</text:p>
          </table:table-cell>
          <table:table-cell table:style-name="ce19" office:value-type="string">
            <text:p>Taxi</text:p>
          </table:table-cell>
          <table:table-cell table:style-name="ce29"/>
          <table:table-cell table:number-columns-repeated="1024"/>
        </table:table-row>
        <table:table-row table:style-name="ro272">
          <table:table-cell/>
          <table:table-cell table:style-name="ce28"/>
          <table:table-cell table:style-name="ce19" table:content-validation-name="DataValidation_23" office:value-type="float" office:value="1.6000000000000001">
            <text:p>1.6000000000000001</text:p>
          </table:table-cell>
          <table:table-cell table:style-name="ce19" office:value-type="string">
            <text:p>Cofe</text:p>
          </table:table-cell>
          <table:table-cell table:style-name="ce29"/>
          <table:table-cell table:number-columns-repeated="1024"/>
        </table:table-row>
        <table:table-row table:style-name="ro273">
          <table:table-cell/>
          <table:table-cell table:style-name="ce28"/>
          <table:table-cell table:style-name="ce19" table:content-validation-name="DataValidation_23" office:value-type="float" office:value="23">
            <text:p>23</text:p>
          </table:table-cell>
          <table:table-cell table:style-name="ce19" office:value-type="string">
            <text:p>Food</text:p>
          </table:table-cell>
          <table:table-cell table:style-name="ce29"/>
          <table:table-cell table:number-columns-repeated="1024"/>
        </table:table-row>
        <table:table-row table:style-name="ro27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75">
          <table:table-cell/>
          <table:table-cell table:style-name="ce18" table:content-validation-name="DataValidation_19" table:formula="of:=[.B5]+22" office:value-type="date" office:date-value="2022-12-23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15:.C11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27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7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7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7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80">
          <table:table-cell/>
          <table:table-cell table:style-name="ce18" table:content-validation-name="DataValidation_20" table:formula="of:=[.B5]+23" office:value-type="date" office:date-value="2022-12-2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20:.C12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28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85">
          <table:table-cell/>
          <table:table-cell table:style-name="ce18" table:content-validation-name="DataValidation_21" table:formula="of:=[.B5]+24" office:value-type="date" office:date-value="2022-12-25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25:.C12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28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8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90">
          <table:table-cell/>
          <table:table-cell table:style-name="ce18" table:content-validation-name="DataValidation_22" table:formula="of:=[.B5]+25" office:value-type="date" office:date-value="2022-12-26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30:.C13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29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295">
          <table:table-cell/>
          <table:table-cell table:style-name="ce18" table:content-validation-name="DataValidation_24" table:formula="of:=[.B5]+26" office:value-type="date" office:date-value="2022-12-27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35:.C13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29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29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300">
          <table:table-cell/>
          <table:table-cell table:style-name="ce18" table:content-validation-name="DataValidation_25" table:formula="of:=[.B5]+27" office:value-type="date" office:date-value="2022-12-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40:.C14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0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305">
          <table:table-cell/>
          <table:table-cell table:style-name="ce18" table:content-validation-name="DataValidation_26" table:formula="of:=[.B5]+28" office:value-type="date" office:date-value="2022-12-29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45:.C14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0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0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310">
          <table:table-cell/>
          <table:table-cell table:style-name="ce18" table:content-validation-name="DataValidation_27" table:formula="of:=[.B5]+29" office:value-type="date" office:date-value="2022-12-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50:.C15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11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2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3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4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315">
          <table:table-cell/>
          <table:table-cell table:style-name="ce18" table:content-validation-name="DataValidation_28" table:formula="of:=[.B5]+30" office:value-type="date" office:date-value="2022-12-31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7" table:content-validation-name="DataValidation_23" table:formula="of:=SUM([.C155:.C15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16">
          <table:table-cell/>
          <table:table-cell table:style-name="ce28" table:content-validation-name="DataValidation_30" table:number-columns-spanned="1" table:number-rows-spanned="4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7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8">
          <table:table-cell/>
          <table:table-cell table:style-name="ce28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319">
          <table:table-cell/>
          <table:table-cell table:style-name="ce30"/>
          <table:table-cell table:style-name="ce19" table:content-validation-name="DataValidation_23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320">
          <table:table-cell/>
          <table:table-cell table:style-name="ce67" table:content-validation-name="DataValidation_30"/>
          <table:table-cell table:style-name="ce67" table:content-validation-name="DataValidation_23"/>
          <table:table-cell table:style-name="ce67"/>
          <table:table-cell table:style-name="ce67"/>
          <table:table-cell table:number-columns-repeated="1024"/>
        </table:table-row>
        <table:table-row table:style-name="ro321">
          <table:table-cell/>
          <table:table-cell table:style-name="ce67"/>
          <table:table-cell table:style-name="ce67"/>
          <table:table-cell table:style-name="ce67"/>
          <table:table-cell table:style-name="ce67"/>
          <table:table-cell table:number-columns-repeated="1024"/>
        </table:table-row>
        <table:table-row table:style-name="ro322">
          <table:table-cell/>
          <table:table-cell table:style-name="ce67"/>
          <table:table-cell table:style-name="ce67"/>
          <table:table-cell table:style-name="ce67"/>
          <table:table-cell table:style-name="ce67"/>
          <table:table-cell table:number-columns-repeated="1024"/>
        </table:table-row>
        <table:table-row table:style-name="ro323">
          <table:table-cell table:number-columns-repeated="1024"/>
        </table:table-row>
        <table:table-row table:style-name="ro160">
          <table:table-cell table:number-columns-repeated="1024"/>
        </table:table-row>
        <calcext:conditional-formats>
          <calcext:conditional-format calcext:target-range-address="[.N4:.O6]">
            <calcext:condition calcext:base-cell-address="DECEMBER_2022.N4" calcext:apply-style-name="dx_ce88" calcext:value="&lt;  0"/>
          </calcext:conditional-format>
          <calcext:conditional-format calcext:target-range-address="[.N4:.O6]">
            <calcext:condition calcext:base-cell-address="DECEMBER_2022.N4" calcext:apply-style-name="dx_ce89" calcext:value="&gt;  0"/>
          </calcext:conditional-format>
          <calcext:conditional-format calcext:target-range-address="[.L6:.L11]">
            <calcext:condition calcext:base-cell-address="DECEMBER_2022.L6" calcext:apply-style-name="dx_ce90" calcext:value="&gt;  0"/>
          </calcext:conditional-format>
          <calcext:conditional-format calcext:target-range-address="[.L6:.L11]">
            <calcext:condition calcext:base-cell-address="DECEMBER_2022.L6" calcext:apply-style-name="dx_ce91" calcext:value="&lt;  0"/>
          </calcext:conditional-format>
        </calcext:conditional-formats>
      </table:table>
      <table:table table:name="TEMPLATE" table:style-name="ta3"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number-columns-repeated="1008" table:style-name="co52" table:default-cell-style-name="ce8"/>
        <table:table-column table:number-columns-repeated="100" table:style-name="co53" table:default-cell-style-name="Default"/>
        <table:table-column table:style-name="co35" table:default-cell-style-name="Default"/>
        <table:table-row table:style-name="ro325">
          <table:covered-table-cell/>
          <table:table-cell table:style-name="ce9" office:value-type="string" table:number-columns-spanned="13" table:number-rows-spanned="2">
            <text:p><text:span text:style-name="T161">MY PERSONAL MONTHLY EXPENSE TRACKER ( Month name)</text:span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24"/>
        </table:table-row>
        <table:table-row table:style-name="ro326">
          <table:table-cell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27">
          <table:table-cell table:number-columns-repeated="1024"/>
        </table:table-row>
        <table:table-row table:style-name="ro328">
          <table:table-cell table:style-name="ce12"/>
          <table:table-cell table:style-name="ce13" table:content-validation-name="DataValidation_37" office:value-type="string">
            <text:p><text:span text:style-name="T162">EXPENSE DATE</text:span></text:p>
          </table:table-cell>
          <table:table-cell table:style-name="ce13" table:content-validation-name="DataValidation_36" office:value-type="string">
            <text:p><text:span text:style-name="T163">AMOUNT</text:span></text:p>
          </table:table-cell>
          <table:table-cell table:style-name="ce13" table:content-validation-name="DataValidation_36" office:value-type="string">
            <text:p><text:span text:style-name="T164">NAME</text:span></text:p>
          </table:table-cell>
          <table:table-cell table:style-name="ce14" table:content-validation-name="DataValidation_36" office:value-type="string">
            <text:p><text:span text:style-name="T165">SPENDING BY DATE</text:span></text:p>
          </table:table-cell>
          <table:table-cell table:style-name="ce15"/>
          <table:table-cell table:style-name="ce27" office:value-type="string" table:number-columns-spanned="1" table:number-rows-spanned="2">
            <text:p><text:span text:style-name="T166">MONTHLY INCOME</text:span></text:p>
          </table:table-cell>
          <table:table-cell table:style-name="ce27" table:formula="of:=SUM([.H15:.H32])" office:value-type="float" office:value="0" table:number-columns-spanned="1" table:number-rows-spanned="2">
            <text:p>0</text:p>
          </table:table-cell>
          <table:table-cell table:style-name="ce12"/>
          <table:table-cell table:style-name="ce38" table:number-columns-spanned="1" table:number-rows-spanned="2"/>
          <table:table-cell table:style-name="ce39" office:value-type="string" table:number-columns-spanned="1" table:number-rows-spanned="2">
            <text:p><text:span text:style-name="T167">MAX</text:span></text:p>
          </table:table-cell>
          <table:table-cell table:style-name="ce39" office:value-type="string" table:number-columns-spanned="1" table:number-rows-spanned="2">
            <text:p><text:span text:style-name="T168"> %</text:span></text:p>
          </table:table-cell>
          <table:table-cell table:style-name="ce12"/>
          <table:table-cell table:style-name="ce27" office:value-type="string" table:number-columns-spanned="1" table:number-rows-spanned="3">
            <text:p><text:span text:style-name="T169">AMOUNT LEFT</text:span></text:p>
          </table:table-cell>
          <table:table-cell table:style-name="ce16" table:formula="of:=[.H4]-[.H6]-[.K10]" office:value-type="float" office:value="0" table:number-columns-spanned="1" table:number-rows-spanned="3">
            <text:p>0</text:p>
          </table:table-cell>
          <table:table-cell table:style-name="ce17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329">
          <table:table-cell/>
          <table:table-cell table:style-name="ce18" table:content-validation-name="DataValidation_37" office:value-type="date" office:date-value="2022-12-01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0" table:content-validation-name="DataValidation_36" table:formula="of:=SUM([.C5:.C9])" office:value-type="float" office:value="0" table:number-columns-spanned="1" table:number-rows-spanned="5">
            <text:p>0</text:p>
          </table:table-cell>
          <table:table-cell table:style-name="ce15"/>
          <table:table-cell table:style-name="ce29"/>
          <table:table-cell table:style-name="ce29"/>
          <table:table-cell/>
          <table:table-cell table:style-name="ce38"/>
          <table:table-cell table:style-name="ce39"/>
          <table:table-cell table:style-name="ce39"/>
          <table:table-cell/>
          <table:table-cell table:style-name="ce40"/>
          <table:table-cell table:style-name="ce21"/>
          <table:table-cell table:style-name="ce17"/>
          <table:table-cell table:number-columns-repeated="1024"/>
        </table:table-row>
        <table:table-row table:style-name="ro330">
          <table:table-cell/>
          <table:table-cell table:style-name="ce22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3" table:content-validation-name="DataValidation_36"/>
          <table:table-cell/>
          <table:table-cell table:style-name="ce41" office:value-type="string" table:number-columns-spanned="1" table:number-rows-spanned="2">
            <text:p><text:span text:style-name="T170">TOTAL SPEND</text:span></text:p>
          </table:table-cell>
          <table:table-cell table:style-name="ce24" table:formula="of:=[.H8]+[.H10]" office:value-type="float" office:value="0" table:number-columns-spanned="1" table:number-rows-spanned="2">
            <text:p>0</text:p>
          </table:table-cell>
          <table:table-cell/>
          <table:table-cell table:style-name="ce42" office:value-type="string" table:number-columns-spanned="1" table:number-rows-spanned="2">
            <text:p><text:span text:style-name="T171">PERSONAL SPENDING (20%)</text:span></text:p>
          </table:table-cell>
          <table:table-cell table:style-name="ce39" table:formula="of:=[.H4]*0.2" office:value-type="float" office:value="0" table:number-columns-spanned="1" table:number-rows-spanned="2">
            <text:p>0</text:p>
          </table:table-cell>
          <table:table-cell table:style-name="ce43" table:formula="of:=ROUND(100-([.H8]*100/[.K6]);2)%" office:value-type="string" office:string-value="85" table:number-columns-spanned="1" table:number-rows-spanned="2"/>
          <table:table-cell/>
          <table:table-cell table:style-name="ce40"/>
          <table:table-cell table:style-name="ce21"/>
          <table:table-cell table:style-name="ce17"/>
          <table:table-cell table:number-columns-repeated="1024"/>
        </table:table-row>
        <table:table-row table:style-name="ro331">
          <table:table-cell/>
          <table:table-cell table:style-name="ce22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3" table:content-validation-name="DataValidation_36"/>
          <table:table-cell table:style-name="ce12"/>
          <table:table-cell table:style-name="ce44"/>
          <table:table-cell table:style-name="ce24"/>
          <table:table-cell/>
          <table:table-cell table:style-name="ce42"/>
          <table:table-cell table:style-name="ce39"/>
          <table:table-cell table:style-name="ce39"/>
          <table:table-cell/>
          <table:table-cell table:style-name="ce12"/>
          <table:table-cell table:style-name="ce12"/>
          <table:table-cell table:style-name="ce12"/>
          <table:table-cell table:number-columns-repeated="1024"/>
        </table:table-row>
        <table:table-row table:style-name="ro332">
          <table:table-cell/>
          <table:table-cell table:style-name="ce22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3" table:content-validation-name="DataValidation_36"/>
          <table:table-cell/>
          <table:table-cell table:style-name="ce41" office:value-type="string" table:number-columns-spanned="1" table:number-rows-spanned="2">
            <text:p><text:span text:style-name="T172">PERSONAL SPENDING</text:span></text:p>
          </table:table-cell>
          <table:table-cell table:style-name="ce24" table:formula="of:=SUM([.C5:.C159])" office:value-type="float" office:value="0" table:number-columns-spanned="1" table:number-rows-spanned="2">
            <text:p>0</text:p>
          </table:table-cell>
          <table:table-cell/>
          <table:table-cell table:style-name="ce42" office:value-type="string" table:number-columns-spanned="1" table:number-rows-spanned="2">
            <text:p><text:span text:style-name="T173">OBLIGATION EXPENSE (40%)</text:span></text:p>
          </table:table-cell>
          <table:table-cell table:style-name="ce39" table:formula="of:=[.H4]*0.4" office:value-type="float" office:value="0" table:number-columns-spanned="1" table:number-rows-spanned="2">
            <text:p>0</text:p>
          </table:table-cell>
          <table:table-cell table:style-name="ce43" table:formula="of:=ROUND(100-([.H10]*100/[.K8]);2)%" office:value-type="string" office:string-value="86" table:number-columns-spanned="1" table:number-rows-spanned="2"/>
          <table:table-cell/>
          <table:table-cell table:style-name="ce45" office:value-type="string" table:number-columns-spanned="1" table:number-rows-spanned="2">
            <text:p><text:span text:style-name="T174">LAST MONTH SAVED</text:span></text:p>
          </table:table-cell>
          <table:table-cell table:style-name="ce21" office:value-type="float" office:value="0" table:number-columns-spanned="1" table:number-rows-spanned="2">
            <text:p>0</text:p>
          </table:table-cell>
          <table:table-cell table:style-name="ce17"/>
          <table:table-cell table:number-columns-repeated="1024"/>
        </table:table-row>
        <table:table-row table:style-name="ro333">
          <table:table-cell/>
          <table:table-cell table:style-name="ce25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6" table:content-validation-name="DataValidation_36"/>
          <table:table-cell/>
          <table:table-cell table:style-name="ce44"/>
          <table:table-cell table:style-name="ce24"/>
          <table:table-cell/>
          <table:table-cell table:style-name="ce42"/>
          <table:table-cell table:style-name="ce39"/>
          <table:table-cell table:style-name="ce39"/>
          <table:table-cell/>
          <table:table-cell table:style-name="ce46"/>
          <table:table-cell table:style-name="ce21"/>
          <table:table-cell table:style-name="ce17"/>
          <table:table-cell table:number-columns-repeated="1024"/>
        </table:table-row>
        <table:table-row table:style-name="ro334">
          <table:table-cell/>
          <table:table-cell table:style-name="ce18" table:content-validation-name="DataValidation_38" table:formula="of:=[.B5]+1" office:value-type="date" office:date-value="2022-12-02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10:.C14])" office:value-type="float" office:value="0" table:number-columns-spanned="1" table:number-rows-spanned="5">
            <text:p>0</text:p>
          </table:table-cell>
          <table:table-cell/>
          <table:table-cell table:style-name="ce47" office:value-type="string">
            <text:p><text:span text:style-name="T175">OBLIGATION EXPENSE</text:span></text:p>
          </table:table-cell>
          <table:table-cell table:style-name="ce24" table:formula="of:=[.M33]" office:value-type="float" office:value="0">
            <text:p>0</text:p>
          </table:table-cell>
          <table:table-cell/>
          <table:table-cell table:style-name="ce42" office:value-type="string" table:number-columns-spanned="1" table:number-rows-spanned="2">
            <text:p><text:span text:style-name="T176">SAVED AMOUNT (40%)</text:span></text:p>
          </table:table-cell>
          <table:table-cell table:style-name="ce39" table:formula="of:=[.H4]*0.4" office:value-type="float" office:value="0" table:number-columns-spanned="1" table:number-rows-spanned="2">
            <text:p>0</text:p>
          </table:table-cell>
          <table:table-cell table:style-name="ce43" table:formula="of:=ROUND(([.O10]*100/[.K10])-100;2)%" office:value-type="string" office:string-value="87" table:number-columns-spanned="1" table:number-rows-spanned="2"/>
          <table:table-cell/>
          <table:table-cell table:style-name="ce45" office:value-type="string" table:number-columns-spanned="1" table:number-rows-spanned="2">
            <text:p><text:span text:style-name="T177">ACTUAL SAVED</text:span></text:p>
          </table:table-cell>
          <table:table-cell table:style-name="ce21" office:value-type="float" office:value="0" table:number-columns-spanned="1" table:number-rows-spanned="2">
            <text:p>0</text:p>
          </table:table-cell>
          <table:table-cell table:style-name="ce17"/>
          <table:table-cell table:number-columns-repeated="1024"/>
        </table:table-row>
        <table:table-row table:style-name="ro33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47" office:value-type="string" table:number-columns-spanned="1" table:number-rows-spanned="2">
            <text:p><text:span text:style-name="T178">AVRAGE SPENDING PER DAY</text:span></text:p>
          </table:table-cell>
          <table:table-cell table:style-name="ce24" table:formula="of:=ROUND(AVERAGEIF([.E5:.E159];&quot;&lt;&gt;0&quot;);0)" office:value-type="string" office:string-value="88" table:number-columns-spanned="1" table:number-rows-spanned="2"/>
          <table:table-cell/>
          <table:table-cell table:style-name="ce42"/>
          <table:table-cell table:style-name="ce39"/>
          <table:table-cell table:style-name="ce39"/>
          <table:table-cell/>
          <table:table-cell table:style-name="ce46"/>
          <table:table-cell table:style-name="ce21"/>
          <table:table-cell table:style-name="ce17"/>
          <table:table-cell table:number-columns-repeated="1024"/>
        </table:table-row>
        <table:table-row table:style-name="ro33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47"/>
          <table:table-cell table:style-name="ce24"/>
          <table:table-cell table:number-columns-repeated="5"/>
          <table:table-cell table:style-name="ce13" office:value-type="string">
            <text:p><text:span text:style-name="T179">TOTAL SAVED</text:span></text:p>
          </table:table-cell>
          <table:table-cell table:style-name="ce21" table:formula="of:=[.O10]+[.O8]" office:value-type="float" office:value="0">
            <text:p>0</text:p>
          </table:table-cell>
          <table:table-cell table:style-name="ce17"/>
          <table:table-cell table:number-columns-repeated="1024"/>
        </table:table-row>
        <table:table-row table:style-name="ro33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3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/>
          <table:table-cell table:style-name="ce48" office:value-type="string">
            <text:p><text:span text:style-name="T180">INCOMING AMOUNT</text:span></text:p>
          </table:table-cell>
          <table:table-cell table:style-name="ce49" office:value-type="string">
            <text:p><text:span text:style-name="T181">AMOUNT</text:span></text:p>
          </table:table-cell>
          <table:table-cell table:style-name="ce50" office:value-type="string">
            <text:p><text:span text:style-name="T182">DESCRIPTION</text:span></text:p>
          </table:table-cell>
          <table:table-cell table:style-name="ce51"/>
          <table:table-cell table:style-name="ce52" office:value-type="string">
            <text:p><text:span text:style-name="T183">OBLIGATION EXPENSE</text:span></text:p>
          </table:table-cell>
          <table:table-cell table:style-name="ce52" office:value-type="string">
            <text:p><text:span text:style-name="T184">AMOUNT</text:span></text:p>
          </table:table-cell>
          <table:table-cell table:style-name="ce52" office:value-type="string">
            <text:p><text:span text:style-name="T185">DESCRIPTION</text:span></text:p>
          </table:table-cell>
          <table:table-cell table:number-columns-repeated="1024"/>
        </table:table-row>
        <table:table-row table:style-name="ro339">
          <table:table-cell/>
          <table:table-cell table:style-name="ce18" table:content-validation-name="DataValidation_39" table:formula="of:=[.B5]+2" office:value-type="date" office:date-value="2022-12-03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15:.C19])" office:value-type="float" office:value="0" table:number-columns-spanned="1" table:number-rows-spanned="5">
            <text:p>0</text:p>
          </table:table-cell>
          <table:table-cell/>
          <table:table-cell table:style-name="ce53" table:content-validation-name="DataValidation_68" table:formula="of:=[.B5]" office:value-type="date" office:date-value="2022-12-01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5" table:formula="of:=[.B5]" office:value-type="date" office:date-value="2022-12-01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4">
          <table:table-cell/>
          <table:table-cell table:style-name="ce18" table:content-validation-name="DataValidation_40" table:formula="of:=[.B5]+3" office:value-type="date" office:date-value="2022-12-0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20:.C24])" office:value-type="float" office:value="0" table:number-columns-spanned="1" table:number-rows-spanned="5">
            <text:p>0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49">
          <table:table-cell/>
          <table:table-cell table:style-name="ce18" table:content-validation-name="DataValidation_41" table:formula="of:=[.B5]+4" office:value-type="date" office:date-value="2022-12-05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25:.C29])" office:value-type="float" office:value="0" table:number-columns-spanned="1" table:number-rows-spanned="5">
            <text:p>0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4">
          <table:table-cell/>
          <table:table-cell table:style-name="ce18" table:content-validation-name="DataValidation_42" table:formula="of:=[.B5]+5" office:value-type="date" office:date-value="2022-12-06"/>
          <table:table-cell table:style-name="ce19" table:content-validation-name="DataValidation_36" office:value-type="float" office:value="0">
            <text:p>0</text:p>
          </table:table-cell>
          <table:table-cell table:style-name="ce36" table:content-validation-name="DataValidation_36"/>
          <table:table-cell table:style-name="ce27" table:content-validation-name="DataValidation_36" table:formula="of:=SUM([.C30:.C34])" office:value-type="float" office:value="0" table:number-columns-spanned="1" table:number-rows-spanned="5">
            <text:p>0</text:p>
          </table:table-cell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36" table:content-validation-name="DataValidation_36"/>
          <table:table-cell table:style-name="ce29" table:content-validation-name="DataValidation_36"/>
          <table:table-cell/>
          <table:table-cell table:style-name="ce58"/>
          <table:table-cell table:style-name="ce34" office:value-type="float" office:value="0">
            <text:p>0</text:p>
          </table:table-cell>
          <table:table-cell table:style-name="ce54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36" table:content-validation-name="DataValidation_36"/>
          <table:table-cell table:style-name="ce29" table:content-validation-name="DataValidation_36"/>
          <table:table-cell/>
          <table:table-cell table:style-name="ce60"/>
          <table:table-cell table:style-name="ce61" office:value-type="float" office:value="0">
            <text:p>0</text:p>
          </table:table-cell>
          <table:table-cell table:style-name="ce62"/>
          <table:table-cell table:style-name="ce51"/>
          <table:table-cell table:style-name="ce59"/>
          <table:table-cell table:style-name="ce56" office:value-type="float" office:value="0">
            <text:p>0</text:p>
          </table:table-cell>
          <table:table-cell table:style-name="ce57"/>
          <table:table-cell table:number-columns-repeated="1024"/>
        </table:table-row>
        <table:table-row table:style-name="ro35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36" table:content-validation-name="DataValidation_36"/>
          <table:table-cell table:style-name="ce29" table:content-validation-name="DataValidation_36"/>
          <table:table-cell table:number-columns-repeated="6"/>
          <table:table-cell table:style-name="ce63" office:value-type="string">
            <text:p><text:span text:style-name="T186">TOTAL</text:span></text:p>
          </table:table-cell>
          <table:table-cell table:style-name="ce64" table:formula="of:=SUM([.L15:.L32])" office:value-type="float" office:value="0">
            <text:p>0</text:p>
          </table:table-cell>
          <table:table-cell table:number-columns-repeated="1024"/>
        </table:table-row>
        <table:table-row table:style-name="ro35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36" table:content-validation-name="DataValidation_36"/>
          <table:table-cell table:style-name="ce31" table:content-validation-name="DataValidation_36"/>
          <table:table-cell table:number-columns-repeated="6"/>
          <table:table-cell table:style-name="ce65" office:value-type="string">
            <text:p><text:span text:style-name="T187">PERCENT (%)</text:span></text:p>
          </table:table-cell>
          <table:table-cell table:style-name="ce68" table:formula="of:=ROUND([.M33]*100/[.H4];2)%" office:value-type="string" office:string-value="89"/>
          <table:table-cell table:number-columns-repeated="1024"/>
        </table:table-row>
        <table:table-row table:style-name="ro359">
          <table:table-cell/>
          <table:table-cell table:style-name="ce18" table:content-validation-name="DataValidation_43" table:formula="of:=[.B5]+6" office:value-type="date" office:date-value="2022-12-07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35:.C3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6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64">
          <table:table-cell/>
          <table:table-cell table:style-name="ce18" table:content-validation-name="DataValidation_44" table:formula="of:=[.B5]+7" office:value-type="date" office:date-value="2022-12-0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40:.C4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6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6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69">
          <table:table-cell/>
          <table:table-cell table:style-name="ce18" table:content-validation-name="DataValidation_45" table:formula="of:=[.B5]+8" office:value-type="date" office:date-value="2022-12-09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45:.C4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7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74">
          <table:table-cell/>
          <table:table-cell table:style-name="ce18" table:content-validation-name="DataValidation_46" table:formula="of:=[.B5]+9" office:value-type="date" office:date-value="2022-12-1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50:.C5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7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7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79">
          <table:table-cell/>
          <table:table-cell table:style-name="ce18" table:content-validation-name="DataValidation_47" table:formula="of:=[.B5]+10" office:value-type="date" office:date-value="2022-12-11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55:.C5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8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84">
          <table:table-cell/>
          <table:table-cell table:style-name="ce18" table:content-validation-name="DataValidation_48" table:formula="of:=[.B5]+11" office:value-type="date" office:date-value="2022-12-12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60:.C6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8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8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89">
          <table:table-cell/>
          <table:table-cell table:style-name="ce18" table:content-validation-name="DataValidation_49" table:formula="of:=[.B5]+12" office:value-type="date" office:date-value="2022-12-13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65:.C6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9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94">
          <table:table-cell/>
          <table:table-cell table:style-name="ce18" table:content-validation-name="DataValidation_50" table:formula="of:=[.B5]+13" office:value-type="date" office:date-value="2022-12-1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70:.C7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39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39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399">
          <table:table-cell/>
          <table:table-cell table:style-name="ce18" table:content-validation-name="DataValidation_51" table:formula="of:=[.B5]+14" office:value-type="date" office:date-value="2022-12-15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7" table:content-validation-name="DataValidation_36" table:formula="of:=SUM([.C75:.C7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0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40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40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29" table:content-validation-name="DataValidation_36"/>
          <table:table-cell table:number-columns-repeated="1024"/>
        </table:table-row>
        <table:table-row table:style-name="ro40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 table:content-validation-name="DataValidation_36"/>
          <table:table-cell table:style-name="ce31" table:content-validation-name="DataValidation_36"/>
          <table:table-cell table:number-columns-repeated="1024"/>
        </table:table-row>
        <table:table-row table:style-name="ro404">
          <table:table-cell/>
          <table:table-cell table:style-name="ce18" table:content-validation-name="DataValidation_52" table:formula="of:=[.B5]+15" office:value-type="date" office:date-value="2022-12-16"/>
          <table:table-cell table:style-name="ce37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80:.C8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0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0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0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0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09">
          <table:table-cell/>
          <table:table-cell table:style-name="ce18" table:content-validation-name="DataValidation_53" table:formula="of:=[.B5]+16" office:value-type="date" office:date-value="2022-12-17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85:.C8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1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14">
          <table:table-cell/>
          <table:table-cell table:style-name="ce18" table:content-validation-name="DataValidation_54" table:formula="of:=[.B5]+17" office:value-type="date" office:date-value="2022-12-1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90:.C9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1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1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19">
          <table:table-cell/>
          <table:table-cell table:style-name="ce18" table:content-validation-name="DataValidation_55" table:formula="of:=[.B5]+18" office:value-type="date" office:date-value="2022-12-19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95:.C9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2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24">
          <table:table-cell/>
          <table:table-cell table:style-name="ce18" table:content-validation-name="DataValidation_56" table:formula="of:=[.B5]+19" office:value-type="date" office:date-value="2022-12-2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00:.C10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2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2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29">
          <table:table-cell/>
          <table:table-cell table:style-name="ce18" table:content-validation-name="DataValidation_57" table:formula="of:=[.B5]+20" office:value-type="date" office:date-value="2022-12-21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05:.C10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3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34">
          <table:table-cell/>
          <table:table-cell table:style-name="ce18" table:content-validation-name="DataValidation_58" table:formula="of:=[.B5]+21" office:value-type="date" office:date-value="2022-12-22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10:.C11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3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3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39">
          <table:table-cell/>
          <table:table-cell table:style-name="ce18" table:content-validation-name="DataValidation_59" table:formula="of:=[.B5]+22" office:value-type="date" office:date-value="2022-12-23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15:.C11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4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44">
          <table:table-cell/>
          <table:table-cell table:style-name="ce18" table:content-validation-name="DataValidation_60" table:formula="of:=[.B5]+23" office:value-type="date" office:date-value="2022-12-2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20:.C12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4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4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49">
          <table:table-cell/>
          <table:table-cell table:style-name="ce18" table:content-validation-name="DataValidation_61" table:formula="of:=[.B5]+24" office:value-type="date" office:date-value="2022-12-25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25:.C12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5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54">
          <table:table-cell/>
          <table:table-cell table:style-name="ce18" table:content-validation-name="DataValidation_62" table:formula="of:=[.B5]+25" office:value-type="date" office:date-value="2022-12-26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30:.C13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5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5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59">
          <table:table-cell/>
          <table:table-cell table:style-name="ce18" table:content-validation-name="DataValidation_63" table:formula="of:=[.B5]+26" office:value-type="date" office:date-value="2022-12-27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35:.C13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6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64">
          <table:table-cell/>
          <table:table-cell table:style-name="ce18" table:content-validation-name="DataValidation_64" table:formula="of:=[.B5]+27" office:value-type="date" office:date-value="2022-12-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40:.C14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6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6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69">
          <table:table-cell/>
          <table:table-cell table:style-name="ce18" table:content-validation-name="DataValidation_65" table:formula="of:=[.B5]+28" office:value-type="date" office:date-value="2022-12-29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45:.C14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7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74">
          <table:table-cell/>
          <table:table-cell table:style-name="ce18" table:content-validation-name="DataValidation_66" table:formula="of:=[.B5]+29" office:value-type="date" office:date-value="2022-12-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50:.C154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75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6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7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78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79">
          <table:table-cell/>
          <table:table-cell table:style-name="ce18" table:content-validation-name="DataValidation_67" table:formula="of:=[.B5]+30" office:value-type="date" office:date-value="2022-12-31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7" table:content-validation-name="DataValidation_36" table:formula="of:=SUM([.C155:.C159])" office:value-type="float" office:value="0" table:number-columns-spanned="1" table:number-rows-spanned="5">
            <text:p>0</text:p>
          </table:table-cell>
          <table:table-cell table:number-columns-repeated="1024"/>
        </table:table-row>
        <table:table-row table:style-name="ro480">
          <table:table-cell/>
          <table:table-cell table:style-name="ce28" table:content-validation-name="DataValidation_37" table:number-columns-spanned="1" table:number-rows-spanned="4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81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82">
          <table:table-cell/>
          <table:table-cell table:style-name="ce28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29"/>
          <table:table-cell table:number-columns-repeated="1024"/>
        </table:table-row>
        <table:table-row table:style-name="ro483">
          <table:table-cell/>
          <table:table-cell table:style-name="ce30"/>
          <table:table-cell table:style-name="ce19" table:content-validation-name="DataValidation_36" office:value-type="float" office:value="0">
            <text:p>0</text:p>
          </table:table-cell>
          <table:table-cell table:style-name="ce19"/>
          <table:table-cell table:style-name="ce31"/>
          <table:table-cell table:number-columns-repeated="1024"/>
        </table:table-row>
        <table:table-row table:style-name="ro484">
          <table:table-cell/>
          <table:table-cell table:style-name="ce67" table:content-validation-name="DataValidation_37"/>
          <table:table-cell table:style-name="ce67" table:content-validation-name="DataValidation_36"/>
          <table:table-cell table:style-name="ce67"/>
          <table:table-cell table:style-name="ce67"/>
          <table:table-cell table:number-columns-repeated="1024"/>
        </table:table-row>
        <table:table-row table:style-name="ro485">
          <table:table-cell/>
          <table:table-cell table:style-name="ce67"/>
          <table:table-cell table:style-name="ce67"/>
          <table:table-cell table:style-name="ce67"/>
          <table:table-cell table:style-name="ce67"/>
          <table:table-cell table:number-columns-repeated="1024"/>
        </table:table-row>
        <table:table-row table:style-name="ro486">
          <table:table-cell/>
          <table:table-cell table:style-name="ce67"/>
          <table:table-cell table:style-name="ce67"/>
          <table:table-cell table:style-name="ce67"/>
          <table:table-cell table:style-name="ce67"/>
          <table:table-cell table:number-columns-repeated="1024"/>
        </table:table-row>
        <table:table-row table:style-name="ro487">
          <table:table-cell table:number-columns-repeated="1024"/>
        </table:table-row>
        <table:table-row table:style-name="ro324">
          <table:table-cell table:number-columns-repeated="1024"/>
        </table:table-row>
        <calcext:conditional-formats>
          <calcext:conditional-format calcext:target-range-address="[.N4:.O6]">
            <calcext:condition calcext:base-cell-address="TEMPLATE.N4" calcext:apply-style-name="dx_ce92" calcext:value="&lt;  0"/>
          </calcext:conditional-format>
          <calcext:conditional-format calcext:target-range-address="[.N4:.O6]">
            <calcext:condition calcext:base-cell-address="TEMPLATE.N4" calcext:apply-style-name="dx_ce93" calcext:value="&gt;  0"/>
          </calcext:conditional-format>
          <calcext:conditional-format calcext:target-range-address="[.L6:.L11]">
            <calcext:condition calcext:base-cell-address="TEMPLATE.L6" calcext:apply-style-name="dx_ce94" calcext:value="&gt;  0"/>
          </calcext:conditional-format>
          <calcext:conditional-format calcext:target-range-address="[.L6:.L11]">
            <calcext:condition calcext:base-cell-address="TEMPLATE.L6" calcext:apply-style-name="dx_ce95" calcext:value="&lt;  0"/>
          </calcext:conditional-format>
        </calcext:conditional-formats>
      </table:table>
      <table:table table:name="TO_BUY-2023" table:style-name="ta4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number-columns-repeated="1017" table:style-name="co54" table:default-cell-style-name="Default"/>
        <table:table-row table:number-rows-repeated="4" table:style-name="ro488">
          <table:table-cell table:number-columns-repeated="1024"/>
        </table:table-row>
        <table:table-row table:style-name="ro488">
          <table:covered-table-cell/>
          <table:table-cell table:style-name="ce69" office:value-type="string" table:number-columns-spanned="6" table:number-rows-spanned="2">
            <text:p>TRACK TO BUY ITEMS FOR 2023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1"/>
          <table:table-cell table:number-columns-repeated="1024"/>
        </table:table-row>
        <table:table-row table:style-name="ro488">
          <table:table-cell/>
          <table:table-cell table:style-name="ce72"/>
          <table:table-cell table:style-name="ce73"/>
          <table:table-cell table:style-name="ce73"/>
          <table:table-cell table:style-name="ce73"/>
          <table:table-cell table:style-name="ce73"/>
          <table:table-cell table:style-name="ce74"/>
          <table:table-cell table:number-columns-repeated="1024"/>
        </table:table-row>
        <table:table-row table:style-name="ro489">
          <table:table-cell/>
          <table:table-cell table:style-name="ce75" office:value-type="string">
            <text:p>ITEM</text:p>
          </table:table-cell>
          <table:table-cell table:style-name="ce76" office:value-type="string">
            <text:p>PRICE</text:p>
          </table:table-cell>
          <table:table-cell table:style-name="ce77" office:value-type="string">
            <text:p>MONEY SAVED</text:p>
          </table:table-cell>
          <table:table-cell table:style-name="ce77" office:value-type="string">
            <text:p>ESTIMATE DATE</text:p>
          </table:table-cell>
          <table:table-cell table:style-name="ce78" office:value-type="string" table:number-columns-spanned="2" table:number-rows-spanned="1">
            <text:p>PROGRESS</text:p>
          </table:table-cell>
          <table:covered-table-cell table:style-name="ce79"/>
          <table:table-cell table:number-columns-repeated="1024"/>
        </table:table-row>
        <table:table-row table:style-name="ro488">
          <table:table-cell/>
          <table:table-cell table:style-name="ce80" office:value-type="string" table:number-columns-spanned="1" table:number-rows-spanned="2">
            <text:p>SMARTPHONE</text:p>
          </table:table-cell>
          <table:table-cell table:style-name="ce81" office:value-type="float" office:value="1200" table:number-columns-spanned="1" table:number-rows-spanned="2">
            <text:p>120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1" table:number-rows-spanned="2">
            <text:p>31/04/2023</text:p>
          </table:table-cell>
          <table:table-cell table:style-name="ce82" table:formula="of:=ROUND(([.D8]*100/[.C8]);2)%" office:value-type="percentage" office:value="0" table:number-columns-spanned="2" table:number-rows-spanned="2">
            <text:p>0</text:p>
          </table:table-cell>
          <table:covered-table-cell table:style-name="ce83"/>
          <table:table-cell table:number-columns-repeated="1024"/>
        </table:table-row>
        <table:table-row table:style-name="ro488">
          <table:table-cell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7"/>
          <table:table-cell table:number-columns-repeated="1024"/>
        </table:table-row>
        <table:table-row table:style-name="ro488">
          <table:table-cell/>
          <table:table-cell table:style-name="ce80" office:value-type="string" table:number-columns-spanned="1" table:number-rows-spanned="2">
            <text:p>Permis</text:p>
          </table:table-cell>
          <table:table-cell table:style-name="ce81" office:value-type="float" office:value="2200" table:number-columns-spanned="1" table:number-rows-spanned="2">
            <text:p>220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1" table:number-rows-spanned="2">
            <text:p>31/09/2023</text:p>
          </table:table-cell>
          <table:table-cell table:style-name="ce82" table:formula="of:=ROUND(([.D10]*100/[.C10]);2)%" office:value-type="percentage" office:value="0" table:number-columns-spanned="2" table:number-rows-spanned="2">
            <text:p>0</text:p>
          </table:table-cell>
          <table:covered-table-cell table:style-name="ce83"/>
          <table:table-cell table:number-columns-repeated="1024"/>
        </table:table-row>
        <table:table-row table:style-name="ro488">
          <table:table-cell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7"/>
          <table:table-cell table:number-columns-repeated="1024"/>
        </table:table-row>
        <table:table-row table:style-name="ro488">
          <table:table-cell/>
          <table:table-cell table:style-name="ce80" office:value-type="string" table:number-columns-spanned="1" table:number-rows-spanned="2">
            <text:p>BOXERS</text:p>
          </table:table-cell>
          <table:table-cell table:style-name="ce81" office:value-type="float" office:value="50" table:number-columns-spanned="1" table:number-rows-spanned="2">
            <text:p>5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1" table:number-rows-spanned="2">
            <text:p>31/01/2023</text:p>
          </table:table-cell>
          <table:table-cell table:style-name="ce82" table:formula="of:=ROUND(([.D12]*100/[.C12]);2)%" office:value-type="percentage" office:value="0" table:number-columns-spanned="2" table:number-rows-spanned="2">
            <text:p>0</text:p>
          </table:table-cell>
          <table:covered-table-cell table:style-name="ce83"/>
          <table:table-cell table:number-columns-repeated="1024"/>
        </table:table-row>
        <table:table-row table:style-name="ro488">
          <table:table-cell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7"/>
          <table:table-cell table:number-columns-repeated="1024"/>
        </table:table-row>
        <table:table-row table:style-name="ro488">
          <table:table-cell/>
          <table:table-cell table:style-name="ce80" office:value-type="string" table:number-columns-spanned="1" table:number-rows-spanned="2">
            <text:p>Omra for dad and mom</text:p>
          </table:table-cell>
          <table:table-cell table:style-name="ce81" office:value-type="float" office:value="5000" table:number-columns-spanned="1" table:number-rows-spanned="2">
            <text:p>500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1" table:number-rows-spanned="2">
            <text:p>31/01/2024</text:p>
          </table:table-cell>
          <table:table-cell table:style-name="ce82" table:formula="of:=ROUND(([.D14]*100/[.C14]);2)%" office:value-type="percentage" office:value="0" table:number-columns-spanned="2" table:number-rows-spanned="2">
            <text:p>0</text:p>
          </table:table-cell>
          <table:covered-table-cell table:style-name="ce83"/>
          <table:table-cell table:number-columns-repeated="1024"/>
        </table:table-row>
        <table:table-row table:style-name="ro488">
          <table:table-cell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7"/>
          <table:table-cell table:number-columns-repeated="1024"/>
        </table:table-row>
        <table:table-row table:style-name="ro488">
          <table:table-cell/>
          <table:table-cell table:style-name="ce80" table:number-columns-spanned="1" table:number-rows-spanned="2"/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1" table:number-rows-spanned="2">
            <text:p>31/04/2027</text:p>
          </table:table-cell>
          <table:table-cell table:style-name="ce82" table:formula="of:=ROUND(([.D16]*100/[.C16]);2)%" office:value-type="string" office:string-value="84" table:number-columns-spanned="2" table:number-rows-spanned="2"/>
          <table:covered-table-cell table:style-name="ce83"/>
          <table:table-cell table:number-columns-repeated="1024"/>
        </table:table-row>
        <table:table-row table:style-name="ro488">
          <table:table-cell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7"/>
          <table:table-cell table:number-columns-repeated="1024"/>
        </table:table-row>
        <table:table-row table:number-rows-repeated="5" table:style-name="ro488">
          <table:table-cell table:number-columns-repeated="1024"/>
        </table:table-row>
        <table:table-row table:number-rows-repeated="42" table:style-name="ro488">
          <table:table-cell table:number-columns-repeated="1024"/>
        </table:table-row>
        <calcext:conditional-formats>
          <calcext:conditional-format calcext:target-range-address="[.F8:.G9] [.F10:.G11] [.F12:.G13] [.F14:.G15] [.F16:.G17]">
            <calcext:data-bar calcext:positive-color="#92D05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[.F8:.G9] [.F10:.G11] [.F12:.G13] [.F14:.G15] [.F16:.G17]">
            <calcext:data-bar calcext:positive-color="#63C384">
              <calcext:formatting-entry calcext:value="" calcext:type="auto-minimum"/>
              <calcext:formatting-entry calcext:value="" calcext:type="auto-maximum"/>
            </calcext:data-bar>
          </calcext:conditional-format>
          <calcext:conditional-format calcext:target-range-address="[.F8:.G9] [.F10:.G11] [.F12:.G13] [.F14:.G15] [.F16:.G17]">
            <calcext:data-bar calcext:positive-color="#638EC6">
              <calcext:formatting-entry calcext:value="" calcext:type="auto-minimum"/>
              <calcext:formatting-entry calcext:value="" calcext:type="auto-maximum"/>
            </calcext:data-bar>
          </calcext:conditional-format>
          <calcext:conditional-format calcext:target-range-address="[.F8:.G9] [.F10:.G11] [.F12:.G13] [.F14:.G15] [.F16:.G17]">
            <calcext:data-bar calcext:positive-color="#92D05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named-expressions>
        <table:named-expression table:name="_xlnm._FilterDatabase" table:expression="of:=#[.REF]!"/>
        <table:named-expression table:name="_xlnm._FilterDatabase_1" table:expression="of:=#[.REF]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display-name="Neutral" style:family="table-cell" style:name="Neutral"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EB9C" fo:border="none"/>
    </style:style>
    <style:style style:family="table-cell" style:name="dx_ce88">
      <style:text-properties fo:color="#9C0006" fo:font-style="normal" fo:font-weight="normal"/>
      <style:table-cell-properties fo:background-color="#FFC7CE"/>
    </style:style>
    <style:style style:family="table-cell" style:name="dx_ce89">
      <style:text-properties fo:color="#006100" fo:font-style="normal" fo:font-weight="normal"/>
      <style:table-cell-properties fo:background-color="#C6EFCE"/>
    </style:style>
    <style:style style:family="table-cell" style:name="dx_ce90">
      <style:text-properties fo:color="#006100" fo:font-style="normal" fo:font-weight="normal"/>
      <style:table-cell-properties fo:background-color="#C6EFCE"/>
    </style:style>
    <style:style style:family="table-cell" style:name="dx_ce91">
      <style:text-properties fo:color="#9C0006" fo:font-style="normal" fo:font-weight="normal"/>
      <style:table-cell-properties fo:background-color="#FFC7CE"/>
    </style:style>
    <style:style style:family="table-cell" style:name="dx_ce92">
      <style:text-properties fo:color="#9C0006" fo:font-style="normal" fo:font-weight="normal"/>
      <style:table-cell-properties fo:background-color="#FFC7CE"/>
    </style:style>
    <style:style style:family="table-cell" style:name="dx_ce93">
      <style:text-properties fo:color="#006100" fo:font-style="normal" fo:font-weight="normal"/>
      <style:table-cell-properties fo:background-color="#C6EFCE"/>
    </style:style>
    <style:style style:family="table-cell" style:name="dx_ce94">
      <style:text-properties fo:color="#006100" fo:font-style="normal" fo:font-weight="normal"/>
      <style:table-cell-properties fo:background-color="#C6EFCE"/>
    </style:style>
    <style:style style:family="table-cell" style:name="dx_ce95">
      <style:text-properties fo:color="#9C0006" fo:font-style="normal" fo:font-weight="normal"/>
      <style:table-cell-properties fo:background-color="#FFC7C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data-style-name="" style:family="table-cell" style:name="ce3"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EB9C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